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5" style:family="paragraph" style:parent-style-name="Standard">
      <style:text-properties style:font-name="Envy Code R VS" fo:font-size="12pt" style:font-size-asian="12pt" style:font-size-complex="12pt"/>
    </style:style>
    <style:style style:name="P6" style:family="paragraph" style:parent-style-name="Standard">
      <style:text-properties style:font-name="Envy Code R VS" fo:font-size="12pt" fo:font-style="normal" style:font-size-asian="12pt" style:font-style-asian="normal" style:font-size-complex="12pt" style:font-style-complex="normal"/>
    </style:style>
    <style:style style:name="P7"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8"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3"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5"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6"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7"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8"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9"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20"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1"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3"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24" style:family="paragraph" style:parent-style-name="Standard">
      <style:paragraph-properties fo:background-color="#000000">
        <style:background-image/>
      </style:paragraph-properties>
      <style:text-properties fo:font-size="10pt" style:font-size-asian="10pt" style:font-size-complex="10pt"/>
    </style:style>
    <style:style style:name="P25"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6" style:family="paragraph" style:parent-style-name="Standard">
      <style:paragraph-properties fo:background-color="#000000" style:text-autospace="none">
        <style:background-image/>
      </style:paragraph-properties>
    </style:style>
    <style:style style:name="P27"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28"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29"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0"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1"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2"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3"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4"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35"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36"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37"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38" style:family="paragraph" style:parent-style-name="Standard">
      <style:text-properties style:font-name="Envy Code R VS" fo:font-size="10pt" fo:font-style="normal" style:font-size-asian="10pt" style:font-style-asian="normal" style:font-size-complex="10pt" style:font-style-complex="normal"/>
    </style:style>
    <style:style style:name="P39"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40"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41"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2"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43"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44"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45"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46"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47" style:family="paragraph" style:parent-style-name="Standard" style:list-style-name="L11">
      <style:text-properties style:font-name="Envy Code R VS" fo:font-size="10pt" fo:font-style="normal" style:font-size-asian="10pt" style:font-style-asian="normal" style:font-size-complex="10pt" style:font-style-complex="normal"/>
    </style:style>
    <style:style style:name="P48" style:family="paragraph" style:parent-style-name="Standard" style:list-style-name="L12">
      <style:text-properties style:font-name="Envy Code R VS" fo:font-size="10pt" fo:font-style="normal" style:font-size-asian="10pt" style:font-style-asian="normal" style:font-size-complex="10pt" style:font-style-complex="normal"/>
    </style:style>
    <style:style style:name="P49" style:family="paragraph" style:parent-style-name="Standard" style:list-style-name="L9">
      <style:text-properties style:font-name="Envy Code R VS" fo:font-size="10pt" fo:font-style="normal" style:text-underline-style="none" style:font-size-asian="10pt" style:font-style-asian="normal" style:font-size-complex="10pt" style:font-style-complex="normal"/>
    </style:style>
    <style:style style:name="P50" style:family="paragraph" style:parent-style-name="Standard" style:list-style-name="L10">
      <style:text-properties style:font-name="Envy Code R VS" fo:font-size="10pt" fo:font-style="normal" style:text-underline-style="none" style:font-size-asian="10pt" style:font-style-asian="normal" style:font-size-complex="10pt" style:font-style-complex="normal"/>
    </style:style>
    <style:style style:name="P51"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52" style:family="paragraph" style:parent-style-name="Standard" style:list-style-name="L13"/>
    <style:style style:name="P53" style:family="paragraph" style:parent-style-name="Standard" style:list-style-name="L14"/>
    <style:style style:name="P54" style:family="paragraph" style:parent-style-name="Standard" style:list-style-name="L16"/>
    <style:style style:name="P55" style:family="paragraph" style:parent-style-name="Standard">
      <style:paragraph-properties fo:background-color="#000000">
        <style:background-image/>
      </style:paragraph-properties>
      <style:text-properties fo:font-size="10pt" style:font-size-asian="10pt" style:font-size-complex="10pt"/>
    </style:style>
    <style:style style:name="P56"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57"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58"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59"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60" style:family="paragraph" style:parent-style-name="Standard" style:list-style-name="">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6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62"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3"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64"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65" style:family="paragraph" style:parent-style-name="Standard" style:list-style-name="">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66"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67"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0pt" style:font-name-asian="Consolas" style:font-size-asian="10pt" style:font-name-complex="Consolas" style:font-size-complex="10pt"/>
    </style:style>
    <style:style style:name="T9" style:family="text">
      <style:text-properties fo:color="#8ac6f2" style:font-name="Consolas" style:text-underline-style="none" style:font-name-asian="Consolas" style:font-name-complex="Consolas"/>
    </style:style>
    <style:style style:name="T10" style:family="text">
      <style:text-properties fo:color="#8ac6f2" style:font-name="Consolas" fo:font-size="11pt" style:font-name-asian="Consolas" style:font-size-asian="11pt" style:font-name-complex="Consolas" style:font-size-complex="11pt"/>
    </style:style>
    <style:style style:name="T11" style:family="text">
      <style:text-properties fo:color="#8ac6f2" style:font-name="Consolas" fo:font-size="11pt" fo:font-style="normal" style:font-name-asian="Consolas" style:font-size-asian="11pt" style:font-style-asian="normal" style:font-name-complex="Consolas" style:font-size-complex="11pt" style:font-style-complex="normal"/>
    </style:style>
    <style:style style:name="T12" style:family="text">
      <style:text-properties fo:color="#8ac6f2" style:font-name="Consolas" fo:font-size="11pt" fo:font-weight="normal" style:font-name-asian="Consolas" style:font-size-asian="11pt" style:font-weight-asian="normal" style:font-name-complex="Consolas" style:font-size-complex="11pt" style:font-weight-complex="normal"/>
    </style:style>
    <style:style style:name="T13" style:family="text">
      <style:text-properties fo:color="#8ac6f2" fo:language="zxx" fo:country="none"/>
    </style:style>
    <style:style style:name="T14" style:family="text">
      <style:text-properties fo:color="#8ac6f2" style:font-name-asian="Consolas" style:font-name-complex="Consolas"/>
    </style:style>
    <style:style style:name="T15" style:family="text">
      <style:text-properties fo:color="#8ac6f2" style:text-underline-style="none"/>
    </style:style>
    <style:style style:name="T16" style:family="text">
      <style:text-properties fo:color="#8ac6f2" fo:font-style="normal" style:font-name-asian="Consolas" style:font-style-asian="normal" style:font-name-complex="Consolas" style:font-style-complex="normal"/>
    </style:style>
    <style:style style:name="T17" style:family="text">
      <style:text-properties fo:color="#8ac6f2" style:font-name="Envy Code R VS" fo:font-style="normal" style:font-name-asian="Consolas" style:font-style-asian="normal" style:font-name-complex="Consolas" style:font-style-complex="normal"/>
    </style:style>
    <style:style style:name="T18" style:family="text">
      <style:text-properties fo:color="#e8f3f6" style:font-name="Consolas" style:font-name-asian="Consolas" style:font-name-complex="Consolas"/>
    </style:style>
    <style:style style:name="T19" style:family="text">
      <style:text-properties fo:color="#e8f3f6" style:font-name="Consolas" fo:font-weight="normal" style:font-name-asian="Consolas" style:font-weight-asian="normal" style:font-name-complex="Consolas" style:font-weight-complex="normal"/>
    </style:style>
    <style:style style:name="T20" style:family="text">
      <style:text-properties fo:color="#e8f3f6" style:font-name="Consolas" fo:font-style="normal" style:font-name-asian="Consolas" style:font-style-asian="normal" style:font-name-complex="Consolas" style:font-style-complex="normal"/>
    </style:style>
    <style:style style:name="T21" style:family="text">
      <style:text-properties fo:color="#e8f3f6" style:font-name="Consolas" fo:font-style="normal" style:text-underline-style="none" style:font-name-asian="Consolas" style:font-style-asian="normal" style:font-name-complex="Consolas" style:font-style-complex="normal"/>
    </style:style>
    <style:style style:name="T22" style:family="text">
      <style:text-properties fo:color="#e8f3f6" style:font-name="Consolas" fo:font-size="10pt" style:font-name-asian="Consolas" style:font-size-asian="10pt" style:font-name-complex="Consolas" style:font-size-complex="10pt"/>
    </style:style>
    <style:style style:name="T23" style:family="text">
      <style:text-properties fo:color="#e8f3f6" style:font-name="Consolas" style:text-underline-style="none" style:font-name-asian="Consolas" style:font-name-complex="Consolas"/>
    </style:style>
    <style:style style:name="T24" style:family="text">
      <style:text-properties fo:color="#e8f3f6" style:font-name="Consolas" fo:font-size="11pt" style:font-name-asian="Consolas" style:font-size-asian="11pt" style:font-name-complex="Consolas" style:font-size-complex="11pt"/>
    </style:style>
    <style:style style:name="T25" style:family="text">
      <style:text-properties fo:color="#e8f3f6" style:font-name="Consolas" fo:font-size="11pt" fo:font-style="normal" style:font-name-asian="Consolas" style:font-size-asian="11pt" style:font-style-asian="normal" style:font-name-complex="Consolas" style:font-size-complex="11pt" style:font-style-complex="normal"/>
    </style:style>
    <style:style style:name="T26"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27" style:family="text">
      <style:text-properties fo:color="#e8f3f6" fo:language="zxx" fo:country="none"/>
    </style:style>
    <style:style style:name="T28" style:family="text">
      <style:text-properties fo:color="#e8f3f6" fo:language="zxx" fo:country="none" fo:font-style="normal" style:font-style-asian="normal" style:font-style-complex="normal"/>
    </style:style>
    <style:style style:name="T29" style:family="text">
      <style:text-properties fo:color="#e8f3f6" style:font-name-asian="Consolas" style:font-name-complex="Consolas"/>
    </style:style>
    <style:style style:name="T30" style:family="text">
      <style:text-properties fo:color="#e8f3f6" fo:font-style="normal" style:font-name-asian="Consolas" style:font-style-asian="normal" style:font-name-complex="Consolas" style:font-style-complex="normal"/>
    </style:style>
    <style:style style:name="T31" style:family="text">
      <style:text-properties fo:color="#e8f3f6" fo:font-size="11pt" fo:font-style="normal" style:font-name-asian="Consolas" style:font-size-asian="11pt" style:font-style-asian="normal" style:font-name-complex="Consolas" style:font-size-complex="11pt" style:font-style-complex="normal"/>
    </style:style>
    <style:style style:name="T32" style:family="text">
      <style:text-properties fo:color="#e8f3f6" style:font-name="Envy Code R VS" style:font-name-asian="Consolas" style:font-name-complex="Consolas"/>
    </style:style>
    <style:style style:name="T33" style:family="text">
      <style:text-properties fo:color="#e8f3f6" style:font-name="Envy Code R VS" fo:font-style="normal" style:font-name-asian="Consolas" style:font-style-asian="normal" style:font-name-complex="Consolas" style:font-style-complex="normal"/>
    </style:style>
    <style:style style:name="T34" style:family="text">
      <style:text-properties fo:color="#e5786d"/>
    </style:style>
    <style:style style:name="T35" style:family="text">
      <style:text-properties fo:color="#e5786d" style:font-name="Consolas"/>
    </style:style>
    <style:style style:name="T36" style:family="text">
      <style:text-properties fo:color="#e5786d" style:font-name="Consolas" style:font-name-asian="Consolas" style:font-name-complex="Consolas"/>
    </style:style>
    <style:style style:name="T37" style:family="text">
      <style:text-properties fo:color="#e5786d" style:font-name="Consolas" fo:font-style="normal" style:font-name-asian="Consolas" style:font-style-asian="normal" style:font-name-complex="Consolas" style:font-style-complex="normal"/>
    </style:style>
    <style:style style:name="T38" style:family="text">
      <style:text-properties fo:color="#e5786d" style:font-name="Consolas" fo:font-style="normal" style:text-underline-style="none" style:font-name-asian="Consolas" style:font-style-asian="normal" style:font-name-complex="Consolas" style:font-style-complex="normal"/>
    </style:style>
    <style:style style:name="T39" style:family="text">
      <style:text-properties fo:color="#e5786d" style:font-name="Consolas" fo:font-weight="normal" style:font-name-asian="Consolas" style:font-weight-asian="normal" style:font-name-complex="Consolas" style:font-weight-complex="normal"/>
    </style:style>
    <style:style style:name="T40" style:family="text">
      <style:text-properties fo:color="#e5786d" style:font-name="Consolas" style:text-underline-style="none" style:font-name-asian="Consolas" style:font-name-complex="Consolas"/>
    </style:style>
    <style:style style:name="T41" style:family="text">
      <style:text-properties fo:color="#e5786d" style:font-name="Consolas" fo:font-size="11pt" style:font-name-asian="Consolas" style:font-size-asian="11pt" style:font-name-complex="Consolas" style:font-size-complex="11pt"/>
    </style:style>
    <style:style style:name="T42" style:family="text">
      <style:text-properties fo:color="#e5786d" style:font-name="Consolas" fo:font-size="11pt" fo:font-style="normal" style:font-name-asian="Consolas" style:font-size-asian="11pt" style:font-style-asian="normal" style:font-name-complex="Consolas" style:font-size-complex="11pt" style:font-style-complex="normal"/>
    </style:style>
    <style:style style:name="T43" style:family="text">
      <style:text-properties fo:color="#e5786d" style:font-name="Consolas" fo:font-size="11pt" fo:font-weight="normal" style:font-name-asian="Consolas" style:font-size-asian="11pt" style:font-weight-asian="normal" style:font-name-complex="Consolas" style:font-size-complex="11pt" style:font-weight-complex="normal"/>
    </style:style>
    <style:style style:name="T44" style:family="text">
      <style:text-properties fo:color="#e5786d" fo:language="zxx" fo:country="none"/>
    </style:style>
    <style:style style:name="T45" style:family="text">
      <style:text-properties fo:color="#e5786d" style:font-name-asian="Consolas" style:font-name-complex="Consolas"/>
    </style:style>
    <style:style style:name="T46" style:family="text">
      <style:text-properties fo:color="#cae682"/>
    </style:style>
    <style:style style:name="T47" style:family="text">
      <style:text-properties fo:color="#cae682" style:font-name="Consolas"/>
    </style:style>
    <style:style style:name="T48" style:family="text">
      <style:text-properties fo:color="#cae682" style:font-name="Consolas" style:font-name-asian="Consolas" style:font-name-complex="Consolas"/>
    </style:style>
    <style:style style:name="T49" style:family="text">
      <style:text-properties fo:color="#cae682" style:font-name="Consolas" fo:font-style="normal" style:font-name-asian="Consolas" style:font-style-asian="normal" style:font-name-complex="Consolas" style:font-style-complex="normal"/>
    </style:style>
    <style:style style:name="T50" style:family="text">
      <style:text-properties fo:color="#cae682" style:font-name="Consolas" fo:font-style="normal" style:text-underline-style="none" style:font-name-asian="Consolas" style:font-style-asian="normal" style:font-name-complex="Consolas" style:font-style-complex="normal"/>
    </style:style>
    <style:style style:name="T51" style:family="text">
      <style:text-properties fo:color="#cae682" style:font-name="Consolas" fo:font-weight="normal" style:font-name-asian="Consolas" style:font-weight-asian="normal" style:font-name-complex="Consolas" style:font-weight-complex="normal"/>
    </style:style>
    <style:style style:name="T52" style:family="text">
      <style:text-properties fo:color="#cae682" style:font-name="Consolas" style:text-underline-style="none" style:font-name-asian="Consolas" style:font-name-complex="Consolas"/>
    </style:style>
    <style:style style:name="T53" style:family="text">
      <style:text-properties fo:color="#cae682" style:font-name="Consolas" fo:font-size="11pt" style:font-name-asian="Consolas" style:font-size-asian="11pt" style:font-name-complex="Consolas" style:font-size-complex="11pt"/>
    </style:style>
    <style:style style:name="T54" style:family="text">
      <style:text-properties fo:color="#cae682" style:font-name="Consolas" fo:font-size="11pt" fo:font-style="normal" style:font-name-asian="Consolas" style:font-size-asian="11pt" style:font-style-asian="normal" style:font-name-complex="Consolas" style:font-size-complex="11pt" style:font-style-complex="normal"/>
    </style:style>
    <style:style style:name="T55" style:family="text">
      <style:text-properties fo:color="#cae682" fo:language="zxx" fo:country="none"/>
    </style:style>
    <style:style style:name="T56" style:family="text">
      <style:text-properties fo:color="#cae682" fo:language="zxx" fo:country="none" fo:font-style="normal" style:font-style-asian="normal" style:font-style-complex="normal"/>
    </style:style>
    <style:style style:name="T57" style:family="text">
      <style:text-properties fo:color="#cae682" style:text-underline-style="none"/>
    </style:style>
    <style:style style:name="T58" style:family="text">
      <style:text-properties fo:color="#cae682" fo:font-style="normal" style:font-name-asian="Consolas" style:font-style-asian="normal" style:font-name-complex="Consolas" style:font-style-complex="normal"/>
    </style:style>
    <style:style style:name="T59" style:family="text">
      <style:text-properties fo:color="#cae682" style:font-name="Envy Code R VS" fo:font-style="normal" style:font-name-asian="Consolas" style:font-style-asian="normal" style:font-name-complex="Consolas" style:font-style-complex="normal"/>
    </style:style>
    <style:style style:name="T60"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61" style:family="text">
      <style:text-properties fo:color="#00008b" style:font-name="Consolas" fo:font-weight="bold" style:font-name-asian="Consolas" style:font-weight-asian="bold" style:font-name-complex="Consolas" style:font-weight-complex="bold"/>
    </style:style>
    <style:style style:name="T62" style:family="text">
      <style:text-properties fo:font-style="italic" style:font-style-asian="italic" style:font-style-complex="italic"/>
    </style:style>
    <style:style style:name="T63" style:family="text">
      <style:text-properties fo:font-style="italic" style:text-underline-style="none" style:font-style-asian="italic" style:font-style-complex="italic"/>
    </style:style>
    <style:style style:name="T64" style:family="text">
      <style:text-properties fo:font-style="italic" style:text-underline-style="solid" style:text-underline-width="auto" style:text-underline-color="font-color" style:font-style-asian="italic" style:font-style-complex="italic"/>
    </style:style>
    <style:style style:name="T65" style:family="text">
      <style:text-properties fo:font-style="normal"/>
    </style:style>
    <style:style style:name="T66" style:family="text">
      <style:text-properties fo:font-style="normal" style:font-style-asian="normal" style:font-style-complex="normal"/>
    </style:style>
    <style:style style:name="T67" style:family="text">
      <style:text-properties fo:color="#8b9699" style:font-name="Consolas" fo:font-size="11pt" style:font-name-asian="Consolas" style:font-size-asian="11pt" style:font-name-complex="Consolas" style:font-size-complex="11pt"/>
    </style:style>
    <style:style style:name="T68" style:family="text">
      <style:text-properties fo:color="#8b9699" style:font-name="Consolas" style:font-name-asian="Consolas" style:font-name-complex="Consolas"/>
    </style:style>
    <style:style style:name="T69" style:family="text">
      <style:text-properties fo:color="#8b9699" style:font-name="Consolas" fo:font-size="10pt" style:font-name-asian="Consolas" style:font-size-asian="10pt" style:font-name-complex="Consolas" style:font-size-complex="10pt"/>
    </style:style>
    <style:style style:name="T70" style:family="text">
      <style:text-properties style:font-name="Envy Code R VS"/>
    </style:style>
    <style:style style:name="T71" style:family="text">
      <style:text-properties style:font-name="Envy Code R VS" fo:font-size="10pt" fo:font-style="normal" style:font-size-asian="10pt" style:font-style-asian="normal" style:font-size-complex="10pt" style:font-style-complex="normal"/>
    </style:style>
    <style:style style:name="T72"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73" style:family="text">
      <style:text-properties style:font-name="Envy Code R VS" fo:font-size="10pt" fo:font-style="normal" style:text-underline-style="none" style:font-size-asian="10pt" style:font-style-asian="normal" style:font-size-complex="10pt" style:font-style-complex="normal"/>
    </style:style>
    <style:style style:name="T74" style:family="text">
      <style:text-properties style:font-name="Envy Code R VS" fo:font-size="10pt" fo:font-style="italic" style:font-size-asian="10pt" style:font-style-asian="italic" style:font-size-complex="10pt" style:font-style-complex="italic"/>
    </style:style>
    <style:style style:name="T75" style:family="text">
      <style:text-properties style:font-name="Envy Code R VS" fo:font-style="normal" style:font-style-asian="normal" style:font-style-complex="normal"/>
    </style:style>
    <style:style style:name="T76" style:family="text">
      <style:text-properties style:font-name="Envy Code R VS" fo:font-style="normal" style:text-underline-style="solid" style:text-underline-width="auto" style:text-underline-color="font-color" style:font-style-asian="normal" style:font-style-complex="normal"/>
    </style:style>
    <style:style style:name="T77" style:family="text">
      <style:text-properties style:text-underline-style="none"/>
    </style:style>
    <style:style style:name="T78" style:family="text">
      <style:text-properties style:font-name="Consolas"/>
    </style:style>
    <style:style style:name="T79" style:family="text">
      <style:text-properties style:font-style-asian="normal"/>
    </style:style>
    <style:style style:name="T80" style:family="text">
      <style:text-properties style:font-style-complex="normal"/>
    </style:style>
    <style:style style:name="T81" style:family="text">
      <style:text-properties fo:font-size="10pt"/>
    </style:style>
    <style:style style:name="T82" style:family="text">
      <style:text-properties style:font-size-asian="10pt"/>
    </style:style>
    <style:style style:name="T83" style:family="text">
      <style:text-properties style:font-size-complex="10pt"/>
    </style:style>
    <style:style style:name="T84" style:family="text">
      <style:text-properties fo:color="#ff0000" style:font-name="Consolas" fo:font-size="11pt" style:font-name-asian="Consolas" style:font-size-asian="11pt" style:font-name-complex="Consolas" style:font-size-complex="11pt"/>
    </style:style>
    <style:style style:name="T85" style:family="text">
      <style:text-properties fo:color="#ff0000" style:font-name="Consolas" fo:font-size="11pt" fo:font-style="normal" style:font-name-asian="Consolas" style:font-size-asian="11pt" style:font-style-asian="normal" style:font-name-complex="Consolas" style:font-size-complex="11pt" style:font-style-complex="normal"/>
    </style:style>
    <style:style style:name="T86" style:family="text">
      <style:text-properties fo:color="#ff0000" style:font-name="Consolas" fo:font-style="normal" style:font-name-asian="Consolas" style:font-style-asian="normal" style:font-name-complex="Consolas" style:font-style-complex="normal"/>
    </style:style>
    <style:style style:name="T87" style:family="text">
      <style:text-properties fo:color="#ff0000" style:font-name="Consolas" style:font-name-asian="Consolas" style:font-name-complex="Consolas"/>
    </style:style>
    <style:style style:name="T88" style:family="text">
      <style:text-properties fo:color="#ff0000" fo:font-size="11pt" fo:font-style="normal" style:font-name-asian="Consolas" style:font-size-asian="11pt" style:font-style-asian="normal" style:font-name-complex="Consolas" style:font-size-complex="11pt" style:font-style-complex="normal"/>
    </style:style>
    <style:style style:name="T89" style:family="text">
      <style:text-properties fo:color="#ff0000" fo:font-style="normal" style:font-name-asian="Consolas" style:font-style-asian="normal" style:font-name-complex="Consolas" style:font-style-complex="normal"/>
    </style:style>
    <style:style style:name="T90" style:family="text">
      <style:text-properties fo:color="#ff0000" style:font-name="Envy Code R VS" fo:font-style="normal" style:font-name-asian="Consolas" style:font-style-asian="normal" style:font-name-complex="Consolas" style:font-style-complex="normal"/>
    </style:style>
    <style:style style:name="T91" style:family="text">
      <style:text-properties style:font-name="Consolas1"/>
    </style:style>
    <style:style style:name="T92" style:family="text">
      <style:text-properties style:font-name="Consolas1"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8"><text:span text:style-name="T4">namespace</text:span><text:span text:style-name="T18"> dddsample.domain.shared</text:span></text:p>
      <text:p text:style-name="P14">{</text:p>
      <text:p text:style-name="P25"><text:span text:style-name="T18"><text:s text:c="4"/></text:span><text:span text:style-name="T4">public</text:span><text:span text:style-name="T18"> </text:span><text:span text:style-name="T4">interface</text:span><text:span text:style-name="T18"> </text:span><text:span text:style-name="T36">IValueObject</text:span><text:span text:style-name="T18">&lt;T&gt;</text:span></text:p>
      <text:p text:style-name="P14"><text:s text:c="4"/>{</text:p>
      <text:p text:style-name="P25"><text:span text:style-name="T18"><text:s text:c="8"/></text:span><text:span text:style-name="T4">bool</text:span><text:span text:style-name="T18"> SameValueAs(T other);</text:span></text:p>
      <text:p text:style-name="P14"><text:s text:c="4"/>}</text:p>
      <text:p text:style-name="P15">}</text:p>
      <text:p text:style-name="P1"/>
      <text:p text:style-name="P1">de forma que una clase que quiera implementar esta interface, tendira esta apariencia:</text:p>
      <text:p text:style-name="P1"/>
      <text:p text:style-name="P25"><text:span text:style-name="T4">public</text:span><text:span text:style-name="T18"> </text:span><text:span text:style-name="T4">class</text:span><text:span text:style-name="T18"> </text:span><text:span text:style-name="T48">PruebaValueObject</text:span><text:span text:style-name="T18"> : </text:span><text:span text:style-name="T36">IValueObject</text:span><text:span text:style-name="T18">&lt;</text:span><text:span text:style-name="T48">PruebaValueObject</text:span><text:span text:style-name="T18">&gt; </text:span></text:p>
      <text:p text:style-name="P14">{</text:p>
      <text:p text:style-name="P25"><text:span text:style-name="T18"><text:s text:c="4"/></text:span><text:span text:style-name="T4">public</text:span><text:span text:style-name="T18"> </text:span><text:span text:style-name="T4">bool</text:span><text:span text:style-name="T18"> SameValueAs(</text:span><text:span text:style-name="T48">PruebaValueObject</text:span><text:span text:style-name="T18"> other)</text:span></text:p>
      <text:p text:style-name="P14"><text:s text:c="4"/>{</text:p>
      <text:p text:style-name="P25"><text:span text:style-name="T18"><text:s text:c="8"/></text:span><text:span text:style-name="T4">throw</text:span><text:span text:style-name="T18"> </text:span><text:span text:style-name="T4">new</text:span><text:span text:style-name="T18"> </text:span><text:span text:style-name="T61">NotImplementedException</text:span><text:span text:style-name="T19">();</text:span></text:p>
      <text:p text:style-name="P15"><text:s text:c="4"/>}</text:p>
      <text:p text:style-name="P15">}</text:p>
      <text:p text:style-name="P1"/>
      <text:p text:style-name="P1">hasta aqui todo parece ir bien, pero sin embargo, hay algo que no acaba de encajar. Ese algo es el nombre del metodo <text:span text:style-name="T62">SameValueAs</text:span><text:span text:style-name="T66">. Pero mejor vamos paso a paso para poder entender el porque de las decisiones que estamos a punto de tomar.</text:span></text:p>
      <text:p text:style-name="P2"/>
      <text:p text:style-name="P1"><text:span text:style-name="T66">La clase </text:span><text:span text:style-name="T62">PruebaValueObject</text:span><text:span text:style-name="T66"> no sale de la nada. Si nos planteamos seguir los preceptos del BDD, es comprensible que a la hora de escribir el codigo de </text:span><text:span text:style-name="T62">IValueObject&lt;T&gt;</text:span><text:span text:style-name="T66">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62">Biblia Azul</text:span><text:span text:style-name="T66"> llamado </text:span><text:span text:style-name="T62">Intention-Revealing Interfaces</text:span><text:span text:style-name="T66">.</text:span></text:p>
      <text:p text:style-name="P2"/>
      <text:p text:style-name="P1"><text:span text:style-name="T66">Pero, ¿podemos hacer ese mismo razonamiento para </text:span><text:span text:style-name="T62">PruebaValueObject</text:span><text:span text:style-name="T66">?</text:span></text:p>
      <text:p text:style-name="P2"/>
      <text:p text:style-name="P1"><text:span text:style-name="T66">La respuesta es un NO rotundo. Hace falta esa Spec que justifique el comportamiento de <text:s/></text:span><text:span text:style-name="T62">PruebaValueObject</text:span><text:span text:style-name="T66">. Asi que, vamos a escribir esa Spec:</text:span></text:p>
      <text:p text:style-name="P2"/>
      <text:p text:style-name="P8"><text:span text:style-name="T5">public</text:span><text:span text:style-name="T20"> </text:span><text:span text:style-name="T5">class</text:span><text:span text:style-name="T20"> </text:span><text:span text:style-name="T49">concern</text:span><text:span text:style-name="T20"> : </text:span><text:span text:style-name="T49">Observes</text:span><text:span text:style-name="T20">&lt;</text:span><text:span text:style-name="T37">IValueObject</text:span><text:span text:style-name="T20">&lt;</text:span><text:span text:style-name="T49">PruebaValueObject</text:span><text:span text:style-name="T20">&gt;,</text:span><text:span text:style-name="T49">PruebaValueObject</text:span><text:span text:style-name="T20">&gt;{}</text:span></text:p>
      <text:p text:style-name="P14"/>
      <text:p text:style-name="P25"><text:span text:style-name="T4">public</text:span><text:span text:style-name="T18"> </text:span><text:span text:style-name="T4">class</text:span><text:span text:style-name="T18"> </text:span><text:span text:style-name="T48">when_asked_to_compare_two_pruebavalueobjects_that_have_the_same_value</text:span><text:span text:style-name="T18"> : </text:span><text:span text:style-name="T48">concer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the_other = </text:span><text:span text:style-name="T4">new</text:span><text:span text:style-name="T18"> </text:span><text:span text:style-name="T48">PruebaValueObject</text:span><text:span text:style-name="T18">();</text:span></text:p>
      <text:p text:style-name="P26"><text:s text:c="8"/><text:span text:style-name="T67">//</text:span><text:span text:style-name="T60">todo: le damos los valores adecuados.</text:span></text:p>
      <text:p text:style-name="P14"><text:s text:c="4"/>};</text:p>
      <text:p text:style-name="P14"/>
      <text:p text:style-name="P25"><text:span text:style-name="T18"><text:s text:c="4"/></text:span><text:span text:style-name="T36">Because</text:span><text:span text:style-name="T18"> of = () =&gt; result = sut.SameValueAs(theOther);</text:span></text:p>
      <text:p text:style-name="P14"><text:s text:c="8"/></text:p>
      <text:p text:style-name="P25"><text:span text:style-name="T18"><text:s text:c="4"/></text:span><text:span text:style-name="T36">It</text:span><text:span text:style-name="T18"> should_recognize_the_equality = () =&gt; result.ShouldEqual(</text:span><text:span text:style-name="T4">true</text:span><text:span text:style-name="T18">);</text:span></text:p>
      <text:p text:style-name="P14"><text:s text:c="8"/></text:p>
      <text:p text:style-name="P25"><text:soft-page-break/><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48">PruebaValueObject</text:span><text:span text:style-name="T18"> theOther;</text:span></text:p>
      <text:p text:style-name="P14">}</text:p>
      <text:p text:style-name="P2"/>
      <text:p text:style-name="P2">Sin entrar en demasiados detalles que no son importantes para nuestro razonamiento (en concreto los relativos al incompleto bloque ESTABLISH), debemos fijarnos en:</text:p>
      <text:p text:style-name="P2"/>
      <text:p text:style-name="P9"><text:span text:style-name="T37">Because</text:span><text:span text:style-name="T20"> of = () =&gt; result = sut.SameValueAs(theOther);</text:span></text:p>
      <text:p text:style-name="P2"/>
      <text:p text:style-name="P1"><text:span text:style-name="T66">que es donde ejecutamos el </text:span><text:span text:style-name="T62">System Under Test</text:span><text:span text:style-name="T66">.</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7">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6">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0703140" text:style-name="L1">
        <text:list-item>
          <text:p text:style-name="P39">metodos</text:p>
        </text:list-item>
        <text:list-item>
          <text:p text:style-name="P39">propiedades</text:p>
        </text:list-item>
        <text:list-item>
          <text:p text:style-name="P39">eventos</text:p>
        </text:list-item>
        <text:list-item>
          <text:p text:style-name="P39">variables locales</text:p>
        </text:list-item>
        <text:list-item>
          <text:p text:style-name="P39">constantes locales</text:p>
        </text:list-item>
        <text:list-item>
          <text:p text:style-name="P39">parametros</text:p>
        </text:list-item>
        <text:list-item>
          <text:p text:style-name="P39">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8"><text:span text:style-name="T36">Because</text:span><text:span text:style-name="T18"> of = () =&gt; result = sut.has_the_same_value_as(the_other);</text:span></text:p>
      <text:p text:style-name="P1"/>
      <text:p text:style-name="P2">version mas legible, en nuestra humilde opinion.</text:p>
      <text:p text:style-name="P2"/>
      <text:p text:style-name="P2">En el contexto de la Spec:</text:p>
      <text:p text:style-name="P2"/>
      <text:p text:style-name="P10"><text:span text:style-name="T4">public</text:span><text:span text:style-name="T18"> </text:span><text:span text:style-name="T4">class</text:span><text:span text:style-name="T18"> </text:span><text:span text:style-name="T48">concern</text:span><text:span text:style-name="T18"> : </text:span><text:span text:style-name="T48">Observes</text:span><text:span text:style-name="T18">&lt;</text:span><text:span text:style-name="T36">IValueObject</text:span><text:span text:style-name="T18">&lt;</text:span><text:span text:style-name="T48">PruebaValueObject</text:span><text:span text:style-name="T18">&gt;,</text:span><text:span text:style-name="T48">PruebaValueObject</text:span><text:span text:style-name="T18">&gt;{}</text:span></text:p>
      <text:p text:style-name="P14"/>
      <text:p text:style-name="P25"><text:span text:style-name="T4">public</text:span><text:span text:style-name="T18"> </text:span><text:span text:style-name="T4">class</text:span><text:span text:style-name="T18"> </text:span><text:span text:style-name="T48">when_asked_to_compare_two_pruebavalueobjects_that_have_the_same_value</text:span><text:span text:style-name="T18"> : </text:span><text:span text:style-name="T48">concer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the_other = </text:span><text:span text:style-name="T4">new</text:span><text:span text:style-name="T18"> </text:span><text:span text:style-name="T48">PruebaValueObject</text:span><text:span text:style-name="T18">();</text:span></text:p>
      <text:p text:style-name="P25"><text:span text:style-name="T18"><text:s text:c="8"/></text:span><text:span text:style-name="T68">//</text:span><text:span text:style-name="T61">todo: le damos los valores adecuados.</text:span></text:p>
      <text:p text:style-name="P15"><text:s text:c="4"/>};</text:p>
      <text:p text:style-name="P15"/>
      <text:p text:style-name="P25"><text:span text:style-name="T19"><text:s text:c="4"/></text:span><text:span text:style-name="T39">Because</text:span><text:span text:style-name="T19"> of = () =&gt; result = sut.has_the_same_value_as(the_other);</text:span></text:p>
      <text:p text:style-name="P15"><text:s text:c="8"/></text:p>
      <text:p text:style-name="P25"><text:soft-page-break/><text:span text:style-name="T19"><text:s text:c="4"/></text:span><text:span text:style-name="T39">It</text:span><text:span text:style-name="T19"> should_recognize_the_equality = () =&gt; result.ShouldEqual(</text:span><text:span text:style-name="T7">true</text:span><text:span text:style-name="T19">);</text:span></text:p>
      <text:p text:style-name="P15"><text:s text:c="8"/></text:p>
      <text:p text:style-name="P25"><text:span text:style-name="T19"><text:s text:c="4"/></text:span><text:span text:style-name="T7">static</text:span><text:span text:style-name="T19"> </text:span><text:span text:style-name="T7">bool</text:span><text:span text:style-name="T19"> result;</text:span></text:p>
      <text:p text:style-name="P25"><text:span text:style-name="T19"><text:s text:c="4"/></text:span><text:span text:style-name="T7">static</text:span><text:span text:style-name="T19"> </text:span><text:span text:style-name="T51">PruebaValueObject</text:span><text:span text:style-name="T19"> the_other;</text:span></text:p>
      <text:p text:style-name="P15">}</text:p>
      <text:p text:style-name="P1"/>
      <text:p text:style-name="P1">Por lo tanto, retomando el argumento original que nos llevo a cuestionarnos el nombre del metodo <text:span text:style-name="T62">SameValueAs</text:span> de la interface <text:span text:style-name="T62">IValueObject&lt;T&gt;</text:span>, el resultado final seria algo asi:</text:p>
      <text:p text:style-name="P1"/>
      <text:p text:style-name="P8"><text:span text:style-name="T4">namespace</text:span><text:span text:style-name="T18"> dddsample.domain.shared</text:span></text:p>
      <text:p text:style-name="P14">{</text:p>
      <text:p text:style-name="P25"><text:span text:style-name="T18"><text:s text:c="4"/></text:span><text:span text:style-name="T4">public</text:span><text:span text:style-name="T18"> </text:span><text:span text:style-name="T4">interface</text:span><text:span text:style-name="T18"> </text:span><text:span text:style-name="T36">IValueObject</text:span><text:span text:style-name="T18">&lt;T&gt;</text:span></text:p>
      <text:p text:style-name="P14"><text:s text:c="4"/>{</text:p>
      <text:p text:style-name="P25"><text:span text:style-name="T18"><text:s text:c="8"/></text:span><text:span text:style-name="T4">bool</text:span><text:span text:style-name="T18"> has_the_same_value_as(T the_other);</text:span></text:p>
      <text:p text:style-name="P14"><text:s text:c="4"/>}</text:p>
      <text:p text:style-name="P14">}</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8"><text:span text:style-name="T4">public</text:span><text:span text:style-name="T18"> </text:span><text:span text:style-name="T4">bool</text:span><text:span text:style-name="T18"> Equals(</text:span><text:span text:style-name="T4">object</text:span><text:span text:style-name="T18"> obj) {}</text:span></text:p>
      <text:p text:style-name="P1"/>
      <text:p text:style-name="P1">Pero esa es una cuestion diferente a la aqui planteada.</text:p>
      <text:p text:style-name="P1"/>
      <text:p text:style-name="P1">TODO: ¿Que aproximacion utiliza el CodeCampServer?</text:p>
      <text:p text:style-name="P1"/>
      <text:p text:style-name="P5"><text:span text:style-name="T1">Completando la Interface IValueObject&lt;T&gt;</text:span>:</text:p>
      <text:p text:style-name="P1"/>
      <text:p text:style-name="P1">Completamos la interface IValueObject&lt;T&gt; con un nuevo metodo que permita la copia del mismo.</text:p>
      <text:p text:style-name="P1"/>
      <text:p text:style-name="P8"><text:span text:style-name="T4">namespace</text:span><text:span text:style-name="T18"> dddsample.domain.shared</text:span></text:p>
      <text:p text:style-name="P14">{</text:p>
      <text:p text:style-name="P25"><text:span text:style-name="T18"><text:s text:c="4"/></text:span><text:span text:style-name="T4">public</text:span><text:span text:style-name="T18"> </text:span><text:span text:style-name="T4">interface</text:span><text:span text:style-name="T18"> </text:span><text:span text:style-name="T36">IValueObject</text:span><text:span text:style-name="T18">&lt;T&gt;</text:span></text:p>
      <text:p text:style-name="P14"><text:s text:c="4"/>{</text:p>
      <text:p text:style-name="P25"><text:span text:style-name="T18"><text:s text:c="8"/></text:span><text:span text:style-name="T4">bool</text:span><text:span text:style-name="T18"> has_the_same_value_as(T the_other);</text:span></text:p>
      <text:p text:style-name="P14"><text:s text:c="8"/>T copy_into_this();</text:p>
      <text:p text:style-name="P14"><text:s text:c="4"/>}</text:p>
      <text:p text:style-name="P14">}</text:p>
      <text:p text:style-name="P1"/>
      <text:p text:style-name="P1">Nuevamente, destacar la utilizacion del formato "all_lower", a la hora de nombrar el metodo <text:span text:style-name="T62">copy_into_this()</text:span><text:span text:style-name="T66">.</text:span></text:p>
      <text:p text:style-name="P2"/>
      <text:p text:style-name="P2">Con esto finalizamos el codigo necesario para definir un DDD_Value_Object:</text:p>
      <text:p text:style-name="P2"/>
      <text:list xml:id="list30699421" text:style-name="L2">
        <text:list-item>
          <text:p text:style-name="P40">Debe proveernos de un mecanismo para averiguar si dos DDD_Value_Objects son iguales (y los son si almacenan el mismo valor).</text:p>
        </text:list-item>
        <text:list-item>
          <text:p text:style-name="P40">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24"><text:span text:style-name="T5">namespace</text:span><text:span text:style-name="T20"> dddsample.domain.shared</text:span></text:p>
      <text:p text:style-name="P14">{</text:p>
      <text:p text:style-name="P25"><text:span text:style-name="T18"><text:s text:c="4"/></text:span><text:span text:style-name="T4">public</text:span><text:span text:style-name="T18"> </text:span><text:span text:style-name="T4">interface</text:span><text:span text:style-name="T18"> </text:span><text:span text:style-name="T36">IValueObject</text:span><text:span text:style-name="T18">&lt;T&gt;</text:span></text:p>
      <text:p text:style-name="P14"><text:s text:c="4"/>{</text:p>
      <text:p text:style-name="P25"><text:span text:style-name="T18"><text:s text:c="8"/></text:span><text:span text:style-name="T4">///</text:span><text:span text:style-name="T68"> </text:span><text:span text:style-name="T4">&lt;summary&gt;</text:span></text:p>
      <text:p text:style-name="P26"><text:span text:style-name="T22"><text:s text:c="8"/></text:span><text:span text:style-name="T8">///</text:span><text:span text:style-name="T69"> Value objects compare by the values of their attributes,</text:span></text:p>
      <text:p text:style-name="P26"><text:span text:style-name="T69"><text:s text:c="8"/></text:span><text:span text:style-name="T8">///</text:span><text:span text:style-name="T69"> they don't have an identity.</text:span></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text:span><text:span text:style-name="T4">&lt;param name=</text:span><text:span text:style-name="T36">"the_other"</text:span><text:span text:style-name="T4">&gt;</text:span><text:span text:style-name="T68">The other value object.</text:span><text:span text:style-name="T4">&lt;/param&gt;</text:span></text:p>
      <text:p text:style-name="P25"><text:span text:style-name="T18"><text:s text:c="8"/></text:span><text:span text:style-name="T4">///</text:span><text:span text:style-name="T68"> </text:span><text:span text:style-name="T4">&lt;returns&gt;&lt;code&gt;</text:span><text:span text:style-name="T68">true</text:span><text:span text:style-name="T4">&lt;/code&gt;</text:span><text:span text:style-name="T68"> if the given value object's and</text:span></text:p>
      <text:p text:style-name="P25"><text:span text:style-name="T4"><text:s text:c="8"/>///</text:span><text:span text:style-name="T68"> this value object's attributes are the same.</text:span><text:span text:style-name="T4">&lt;/returns&gt;</text:span></text:p>
      <text:p text:style-name="P25"><text:span text:style-name="T18"><text:s text:c="8"/></text:span><text:span text:style-name="T4">bool</text:span><text:span text:style-name="T18"> has_the_same_value_as(T the_other);</text:span></text:p>
      <text:p text:style-name="P14"><text:s text:c="8"/></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Value objects can be freely copied.</text:span></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text:span><text:span text:style-name="T4">&lt;returns&gt;</text:span><text:span text:style-name="T68">A safe, deep copy of this value object.</text:span><text:span text:style-name="T4">&lt;/returns&gt;</text:span></text:p>
      <text:p text:style-name="P14"><text:s text:c="8"/>T copy_into_this();</text:p>
      <text:p text:style-name="P14"><text:s text:c="4"/>}</text:p>
      <text:p text:style-name="P14">}</text:p>
      <text:p text:style-name="P2"/>
      <text:p text:style-name="P8"><text:span text:style-name="T4">namespace</text:span><text:span text:style-name="T18"> dddsample.domain.shared</text:span></text:p>
      <text:p text:style-name="P14">{</text:p>
      <text:p text:style-name="P25"><text:span text:style-name="T18"><text:s text:c="4"/></text:span><text:span text:style-name="T4">public</text:span><text:span text:style-name="T18"> </text:span><text:span text:style-name="T4">interface</text:span><text:span text:style-name="T18"> </text:span><text:span text:style-name="T36">IValueObject</text:span><text:span text:style-name="T18">&lt;T&gt;</text:span></text:p>
      <text:p text:style-name="P14"><text:s text:c="4"/>{</text:p>
      <text:p text:style-name="P25"><text:span text:style-name="T18"><text:s text:c="8"/></text:span><text:span text:style-name="T4">bool</text:span><text:span text:style-name="T18"> has_the_same_value_as(T the_other);</text:span></text:p>
      <text:p text:style-name="P14"><text:s text:c="8"/>T copy_into_this();</text:p>
      <text:p text:style-name="P14"><text:s text:c="4"/>}</text:p>
      <text:p text:style-name="P18">}</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6"><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0"><text:span text:style-name="T4">namespace</text:span><text:span text:style-name="T18"> dddsample.domain.shared</text:span></text:p>
      <text:p text:style-name="P14">{</text:p>
      <text:p text:style-name="P25"><text:span text:style-name="T18"><text:s text:c="4"/></text:span><text:span text:style-name="T4">public</text:span><text:span text:style-name="T18"> </text:span><text:span text:style-name="T4">interface</text:span><text:span text:style-name="T18"> </text:span><text:span text:style-name="T36">IEntity</text:span><text:span text:style-name="T18">&lt;T, ID&gt;</text:span></text:p>
      <text:p text:style-name="P14"><text:s text:c="4"/>{</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Entities compare by identity, not by attributes.</text:span></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text:span><text:span text:style-name="T4">&lt;param name=</text:span><text:span text:style-name="T36">"the_other"</text:span><text:span text:style-name="T4">&gt;</text:span><text:span text:style-name="T68">The other entity.</text:span><text:span text:style-name="T4">&lt;/param&gt;</text:span></text:p>
      <text:p text:style-name="P25"><text:span text:style-name="T18"><text:s text:c="8"/></text:span><text:span text:style-name="T4">///</text:span><text:span text:style-name="T68"> </text:span><text:span text:style-name="T4">&lt;returns&gt;&lt;code&gt;</text:span><text:span text:style-name="T68">true</text:span><text:span text:style-name="T4">&lt;/code&gt;</text:span><text:span text:style-name="T68"> if the identities are the same,</text:span></text:p>
      <text:p text:style-name="P25"><text:span text:style-name="T18"><text:s text:c="8"/></text:span><text:span text:style-name="T4">///</text:span><text:span text:style-name="T68"> regardles of other attributes.</text:span><text:span text:style-name="T4">&lt;/returns&gt;</text:span></text:p>
      <text:p text:style-name="P25"><text:span text:style-name="T18"><text:s text:c="8"/></text:span><text:span text:style-name="T4">bool</text:span><text:span text:style-name="T18"> has_the_same_identity_as(T the_other);</text:span></text:p>
      <text:p text:style-name="P14"/>
      <text:p text:style-name="P25"><text:span text:style-name="T18"><text:s text:c="8"/></text:span><text:span text:style-name="T4">///</text:span><text:span text:style-name="T68"> </text:span><text:span text:style-name="T4">&lt;summary&gt;</text:span></text:p>
      <text:p text:style-name="P25"><text:soft-page-break/><text:span text:style-name="T18"><text:s text:c="8"/></text:span><text:span text:style-name="T4">///</text:span><text:span text:style-name="T68"> Entities have an identity.</text:span></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text:span><text:span text:style-name="T4">&lt;returns&gt;</text:span><text:span text:style-name="T68">The identity of this entity.</text:span><text:span text:style-name="T4">&lt;/returns&gt;</text:span></text:p>
      <text:p text:style-name="P14"><text:s text:c="8"/>ID identity();</text:p>
      <text:p text:style-name="P14"><text:s text:c="4"/>}</text:p>
      <text:p text:style-name="P14">}</text:p>
      <text:p text:style-name="P2"/>
      <text:p text:style-name="P2">La novedad, en este caso, seria ese metodo <text:span text:style-name="T62">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62">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6"><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0"><text:span text:style-name="T4">namespace</text:span><text:span text:style-name="T18"> dddsample.domain.shared</text:span></text:p>
      <text:p text:style-name="P14">{</text:p>
      <text:p text:style-name="P25"><text:span text:style-name="T18"><text:s text:c="4"/></text:span><text:span text:style-name="T4">///</text:span><text:span text:style-name="T68"> </text:span><text:span text:style-name="T4">&lt;summary&gt;</text:span></text:p>
      <text:p text:style-name="P25"><text:span text:style-name="T18"><text:s text:c="4"/></text:span><text:span text:style-name="T4">///</text:span><text:span text:style-name="T68"> A domain event is something that is unique, but does not have a lifecycle.</text:span></text:p>
      <text:p text:style-name="P25"><text:span text:style-name="T18"><text:s text:c="4"/></text:span><text:span text:style-name="T4">///</text:span><text:span text:style-name="T68"> The identity may be explicit, for example the sequence number of a payment, </text:span></text:p>
      <text:p text:style-name="P25"><text:span text:style-name="T18"><text:s text:c="4"/></text:span><text:span text:style-name="T4">///</text:span><text:span text:style-name="T68"> or it could be derived from various aspects of the event such as </text:span></text:p>
      <text:p text:style-name="P25"><text:span text:style-name="T18"><text:s text:c="4"/></text:span><text:span text:style-name="T4">///</text:span><text:span text:style-name="T68"> where, when and what has happened.</text:span></text:p>
      <text:p text:style-name="P25"><text:span text:style-name="T18"><text:s text:c="4"/></text:span><text:span text:style-name="T4">///</text:span><text:span text:style-name="T68"> </text:span><text:span text:style-name="T4">&lt;/summary&gt;</text:span></text:p>
      <text:p text:style-name="P25"><text:span text:style-name="T18"><text:s text:c="4"/></text:span><text:span text:style-name="T4">///</text:span><text:span text:style-name="T68"> </text:span><text:span text:style-name="T4">&lt;typeparam name=</text:span><text:span text:style-name="T36">"T"</text:span><text:span text:style-name="T4">&gt;&lt;/typeparam&gt;</text:span></text:p>
      <text:p text:style-name="P25"><text:span text:style-name="T18"><text:s text:c="4"/></text:span><text:span text:style-name="T4">public</text:span><text:span text:style-name="T18"> </text:span><text:span text:style-name="T4">interface</text:span><text:span text:style-name="T18"> </text:span><text:span text:style-name="T36">IDomainEvent</text:span><text:span text:style-name="T18">&lt;T&gt;</text:span></text:p>
      <text:p text:style-name="P14"><text:s text:c="4"/>{</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text:span></text:p>
      <text:p text:style-name="P25"><text:span text:style-name="T18"><text:s text:c="8"/></text:span><text:span text:style-name="T4">///</text:span><text:span text:style-name="T68"> </text:span><text:span text:style-name="T4">&lt;/summary&gt;</text:span></text:p>
      <text:p text:style-name="P25"><text:soft-page-break/><text:span text:style-name="T18"><text:s text:c="8"/></text:span><text:span text:style-name="T4">///</text:span><text:span text:style-name="T68"> </text:span><text:span text:style-name="T4">&lt;param name=</text:span><text:span text:style-name="T36">"the_other_event"</text:span><text:span text:style-name="T4">&gt;</text:span><text:span text:style-name="T68">The other domain event.</text:span><text:span text:style-name="T4">&lt;/param&gt;</text:span></text:p>
      <text:p text:style-name="P25"><text:span text:style-name="T18"><text:s text:c="8"/></text:span><text:span text:style-name="T4">///</text:span><text:span text:style-name="T68"> </text:span><text:span text:style-name="T4">&lt;returns&gt;&lt;code&gt;</text:span><text:span text:style-name="T68">true</text:span><text:span text:style-name="T4">&lt;/code&gt;</text:span><text:span text:style-name="T68"> if the given domain event </text:span></text:p>
      <text:p text:style-name="P25"><text:span text:style-name="T18"><text:s text:c="8"/></text:span><text:span text:style-name="T4">///</text:span><text:span text:style-name="T68"> and this event are regarded as being the same event.</text:span><text:span text:style-name="T4">&lt;/returns&gt;</text:span></text:p>
      <text:p text:style-name="P25"><text:span text:style-name="T18"><text:s text:c="8"/></text:span><text:span text:style-name="T4">bool</text:span><text:span text:style-name="T18"> is_the_same_event_as(T the_other_event);</text:span></text:p>
      <text:p text:style-name="P14"><text:s text:c="4"/>}</text:p>
      <text:p text:style-name="P14">}</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6"><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0693996" text:style-name="L3">
        <text:list-item>
          <text:p text:style-name="P41">AND</text:p>
        </text:list-item>
        <text:list-item>
          <text:p text:style-name="P41">OR</text:p>
        </text:list-item>
        <text:list-item>
          <text:p text:style-name="P41">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24"><text:span text:style-name="T5">namespace</text:span><text:span text:style-name="T20"> dddsample.domain.shared</text:span></text:p>
      <text:p text:style-name="P14">{</text:p>
      <text:p text:style-name="P25"><text:span text:style-name="T18"><text:s text:c="4"/></text:span><text:span text:style-name="T4">public</text:span><text:span text:style-name="T18"> </text:span><text:span text:style-name="T4">interface</text:span><text:span text:style-name="T18"> </text:span><text:span text:style-name="T36">ISpecification</text:span><text:span text:style-name="T18">&lt;T&gt;</text:span></text:p>
      <text:p text:style-name="P14"><text:soft-page-break/><text:s text:c="4"/>{</text:p>
      <text:p text:style-name="P25"><text:span text:style-name="T18"><text:s text:c="8"/></text:span><text:span text:style-name="T4">bool</text:span><text:span text:style-name="T18"> is_satisfied_by(T item);</text:span></text:p>
      <text:p text:style-name="P25"><text:span text:style-name="T18"><text:s text:c="8"/></text:span><text:span text:style-name="T36">ISpecification</text:span><text:span text:style-name="T18">&lt;T&gt; and(</text:span><text:span text:style-name="T36">ISpecification</text:span><text:span text:style-name="T18">&lt;T&gt; spec);</text:span></text:p>
      <text:p text:style-name="P25"><text:span text:style-name="T18"><text:s text:c="8"/></text:span><text:span text:style-name="T36">ISpecification</text:span><text:span text:style-name="T18">&lt;T&gt; or(</text:span><text:span text:style-name="T36">ISpecification</text:span><text:span text:style-name="T18">&lt;T&gt; spec);</text:span></text:p>
      <text:p text:style-name="P25"><text:span text:style-name="T18"><text:s text:c="8"/></text:span><text:span text:style-name="T36">ISpecification</text:span><text:span text:style-name="T18">&lt;T&gt; not();</text:span></text:p>
      <text:p text:style-name="P14"><text:s text:c="4"/>}</text:p>
      <text:p text:style-name="P14">}</text:p>
      <text:p text:style-name="P2"/>
      <text:p text:style-name="P2">aqui con toda la ceremonia implicita de los comentarios:</text:p>
      <text:p text:style-name="P2"/>
      <text:p text:style-name="P24"><text:span text:style-name="T5">namespace</text:span><text:span text:style-name="T20"> dddsample.domain.shared</text:span></text:p>
      <text:p text:style-name="P14">{</text:p>
      <text:p text:style-name="P25"><text:span text:style-name="T18"><text:s text:c="4"/></text:span><text:span text:style-name="T4">///</text:span><text:span text:style-name="T68"> </text:span><text:span text:style-name="T4">&lt;summary&gt;</text:span></text:p>
      <text:p text:style-name="P25"><text:span text:style-name="T18"><text:s text:c="4"/></text:span><text:span text:style-name="T4">///</text:span><text:span text:style-name="T68"> Specification interface.</text:span></text:p>
      <text:p text:style-name="P25"><text:span text:style-name="T18"><text:s text:c="4"/></text:span><text:span text:style-name="T4">///</text:span><text:span text:style-name="T68"> Use </text:span><text:span text:style-name="T4">&lt;code&gt;</text:span><text:span text:style-name="T68">AbstractSpecification</text:span><text:span text:style-name="T4">&lt;/code&gt;</text:span><text:span text:style-name="T68"> as base for creating specifications,</text:span></text:p>
      <text:p text:style-name="P25"><text:span text:style-name="T18"><text:s text:c="4"/></text:span><text:span text:style-name="T4">///</text:span><text:span text:style-name="T68"> and only the method </text:span><text:span text:style-name="T4">&lt;code&gt;</text:span><text:span text:style-name="T68">is_satisfied_by(Object)</text:span><text:span text:style-name="T4">&lt;/code&gt;</text:span><text:span text:style-name="T68"> must be implemented.</text:span></text:p>
      <text:p text:style-name="P25"><text:span text:style-name="T18"><text:s text:c="4"/></text:span><text:span text:style-name="T4">///</text:span><text:span text:style-name="T68"> </text:span><text:span text:style-name="T4">&lt;/summary&gt;</text:span></text:p>
      <text:p text:style-name="P25"><text:span text:style-name="T18"><text:s text:c="4"/></text:span><text:span text:style-name="T4">///</text:span><text:span text:style-name="T68"> </text:span><text:span text:style-name="T4">&lt;typeparam name=</text:span><text:span text:style-name="T36">"T"</text:span><text:span text:style-name="T4">&gt;&lt;/typeparam&gt;</text:span></text:p>
      <text:p text:style-name="P25"><text:span text:style-name="T18"><text:s text:c="4"/></text:span><text:span text:style-name="T4">public</text:span><text:span text:style-name="T18"> </text:span><text:span text:style-name="T4">interface</text:span><text:span text:style-name="T18"> </text:span><text:span text:style-name="T36">ISpecification</text:span><text:span text:style-name="T18">&lt;T&gt;</text:span></text:p>
      <text:p text:style-name="P14"><text:s text:c="4"/>{</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Check if </text:span><text:span text:style-name="T4">&lt;code&gt;</text:span><text:span text:style-name="T68">item</text:span><text:span text:style-name="T4">&lt;/code&gt;</text:span><text:span text:style-name="T68"> is satisfied by the specification.</text:span></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text:span><text:span text:style-name="T4">&lt;param name=</text:span><text:span text:style-name="T36">"item"</text:span><text:span text:style-name="T4">&gt;</text:span><text:span text:style-name="T68">Object to test.</text:span><text:span text:style-name="T4">&lt;/param&gt;</text:span></text:p>
      <text:p text:style-name="P25"><text:span text:style-name="T18"><text:s text:c="8"/></text:span><text:span text:style-name="T4">///</text:span><text:span text:style-name="T68"> </text:span><text:span text:style-name="T4">&lt;returns&gt;&lt;code&gt;</text:span><text:span text:style-name="T68">true</text:span><text:span text:style-name="T4">&lt;/code&gt;</text:span><text:span text:style-name="T68"> if </text:span><text:span text:style-name="T4">&lt;code&gt;</text:span><text:span text:style-name="T68">item</text:span><text:span text:style-name="T4">&lt;/code&gt;</text:span><text:span text:style-name="T68"> </text:span></text:p>
      <text:p text:style-name="P25"><text:span text:style-name="T18"><text:s text:c="8"/></text:span><text:span text:style-name="T4">///</text:span><text:span text:style-name="T68"> satisfies the specification.</text:span><text:span text:style-name="T4">&lt;/returns&gt;</text:span></text:p>
      <text:p text:style-name="P25"><text:span text:style-name="T18"><text:s text:c="8"/></text:span><text:span text:style-name="T4">bool</text:span><text:span text:style-name="T18"> is_satisfied_by(T item);</text:span></text:p>
      <text:p text:style-name="P14"/>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Create a new specification that is the AND operation </text:span></text:p>
      <text:p text:style-name="P25"><text:span text:style-name="T18"><text:s text:c="8"/></text:span><text:span text:style-name="T4">///</text:span><text:span text:style-name="T68"> of </text:span><text:span text:style-name="T4">&lt;code&gt;</text:span><text:span text:style-name="T68">this</text:span><text:span text:style-name="T4">&lt;/code&gt;</text:span><text:span text:style-name="T68"> specification and another specification.</text:span></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text:span><text:span text:style-name="T4">&lt;param name=</text:span><text:span text:style-name="T36">"spec"</text:span><text:span text:style-name="T4">&gt;</text:span><text:span text:style-name="T68">Specification to AND.</text:span><text:span text:style-name="T4">&lt;/param&gt;</text:span></text:p>
      <text:p text:style-name="P25"><text:span text:style-name="T18"><text:s text:c="8"/></text:span><text:span text:style-name="T4">///</text:span><text:span text:style-name="T68"> </text:span><text:span text:style-name="T4">&lt;returns&gt;</text:span><text:span text:style-name="T68">A new specification.</text:span><text:span text:style-name="T4">&lt;/returns&gt;</text:span></text:p>
      <text:p text:style-name="P25"><text:span text:style-name="T18"><text:s text:c="8"/></text:span><text:span text:style-name="T36">ISpecification</text:span><text:span text:style-name="T18">&lt;T&gt; and(</text:span><text:span text:style-name="T36">ISpecification</text:span><text:span text:style-name="T18">&lt;T&gt; spec);</text:span></text:p>
      <text:p text:style-name="P14"><text:s text:c="8"/></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Create a new specification that is the OR operation </text:span></text:p>
      <text:p text:style-name="P25"><text:span text:style-name="T18"><text:s text:c="8"/></text:span><text:span text:style-name="T4">///</text:span><text:span text:style-name="T68"> of </text:span><text:span text:style-name="T4">&lt;code&gt;</text:span><text:span text:style-name="T68">this</text:span><text:span text:style-name="T4">&lt;/code&gt;</text:span><text:span text:style-name="T68"> specification and another specification.</text:span></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text:span><text:span text:style-name="T4">&lt;param name=</text:span><text:span text:style-name="T36">"spec"</text:span><text:span text:style-name="T4">&gt;</text:span><text:span text:style-name="T68">Specification to OR.</text:span><text:span text:style-name="T4">&lt;/param&gt;</text:span></text:p>
      <text:p text:style-name="P25"><text:span text:style-name="T18"><text:s text:c="8"/></text:span><text:span text:style-name="T4">///</text:span><text:span text:style-name="T68"> </text:span><text:span text:style-name="T4">&lt;returns&gt;</text:span><text:span text:style-name="T68">A new specification.</text:span><text:span text:style-name="T4">&lt;/returns&gt;</text:span></text:p>
      <text:p text:style-name="P25"><text:span text:style-name="T18"><text:s text:c="8"/></text:span><text:span text:style-name="T36">ISpecification</text:span><text:span text:style-name="T18">&lt;T&gt; or(</text:span><text:span text:style-name="T36">ISpecification</text:span><text:span text:style-name="T18">&lt;T&gt; spec);</text:span></text:p>
      <text:p text:style-name="P14"><text:s text:c="8"/></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Create a new specification that is the NOT operation </text:span></text:p>
      <text:p text:style-name="P25"><text:span text:style-name="T18"><text:s text:c="8"/></text:span><text:span text:style-name="T4">///</text:span><text:span text:style-name="T68"> of </text:span><text:span text:style-name="T4">&lt;code&gt;</text:span><text:span text:style-name="T68">this</text:span><text:span text:style-name="T4">&lt;/code&gt;</text:span><text:span text:style-name="T68"> specification.</text:span></text:p>
      <text:p text:style-name="P25"><text:span text:style-name="T18"><text:s text:c="8"/></text:span><text:span text:style-name="T4">///</text:span><text:span text:style-name="T68"> </text:span><text:span text:style-name="T4">&lt;/summary&gt;</text:span></text:p>
      <text:p text:style-name="P25"><text:span text:style-name="T18"><text:s text:c="8"/></text:span><text:span text:style-name="T4">///</text:span><text:span text:style-name="T68"> </text:span><text:span text:style-name="T4">&lt;returns&gt;</text:span><text:span text:style-name="T68">A new specification.</text:span><text:span text:style-name="T4">&lt;/returns&gt;</text:span></text:p>
      <text:p text:style-name="P25"><text:span text:style-name="T18"><text:s text:c="8"/></text:span><text:span text:style-name="T36">ISpecification</text:span><text:span text:style-name="T18">&lt;T&gt; not();</text:span></text:p>
      <text:p text:style-name="P14"><text:s text:c="4"/>}</text:p>
      <text:p text:style-name="P14">}</text:p>
      <text:p text:style-name="P2"/>
      <text:p text:style-name="Standard"><text:span text:style-name="T71">NOTA: Creemos haber descubierto un error en el codigo java ya que la signatura propuesta para el metodo </text:span><text:span text:style-name="T74">not()</text:span><text:span text:style-name="T71"> es la siguiente:</text:span></text:p>
      <text:p text:style-name="P2"/>
      <text:p text:style-name="P24"><text:span text:style-name="T37">ISpecificationJava</text:span><text:span text:style-name="T20">&lt;T&gt; not(</text:span><text:span text:style-name="T37">ISpecificationJava</text:span><text:span text:style-name="T20">&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25"><text:span text:style-name="T4">var</text:span><text:span text:style-name="T18"> not_spec = </text:span><text:span text:style-name="T4">new</text:span><text:span text:style-name="T18"> </text:span><text:span text:style-name="T48">ThisIsYourSpecification</text:span><text:span text:style-name="T18">(</text:span><text:span text:style-name="T36">33</text:span><text:span text:style-name="T18">).not();</text:span></text:p>
      <text:p text:style-name="P2"/>
      <text:p text:style-name="P2">suponiendo que tuviesemos un Specification como:</text:p>
      <text:p text:style-name="P2"/>
      <text:p text:style-name="P29">ThisIsYourSpecification</text:p>
      <text:p text:style-name="P2"/>
      <text:p text:style-name="P2">que admitiese numeros enteros, y haer la comprobacion que considerase oportuna</text:p>
      <text:p text:style-name="P2"/>
      <text:p text:style-name="P11"><text:span text:style-name="T48">ThisIsYourSpecification</text:span><text:span text:style-name="T18">(</text:span><text:span text:style-name="T36">33</text:span><text:span text:style-name="T18">)</text:span></text:p>
      <text:p text:style-name="P2"/>
      <text:p text:style-name="P2">si quisieramos negarla seria asi:</text:p>
      <text:p text:style-name="P2"/>
      <text:p text:style-name="P11"><text:span text:style-name="T48">ThisIsYourSpecification</text:span><text:span text:style-name="T18">(</text:span><text:span text:style-name="T36">33</text:span><text:span text:style-name="T18">).not()</text:span></text:p>
      <text:p text:style-name="P2"/>
      <text:p text:style-name="P2">y vemos claramente que:</text:p>
      <text:p text:style-name="P2"/>
      <text:p text:style-name="P17">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0"><text:span text:style-name="T4">public</text:span><text:span text:style-name="T18"> </text:span><text:span text:style-name="T4">abstract</text:span><text:span text:style-name="T18"> </text:span><text:span text:style-name="T4">class</text:span><text:span text:style-name="T18"> </text:span><text:span text:style-name="T48">Specification</text:span><text:span text:style-name="T18">&lt;T&gt; : </text:span><text:span text:style-name="T36">ISpecification</text:span><text:span text:style-name="T18">&lt;T&gt;</text:span></text:p>
      <text:p text:style-name="P14">{</text:p>
      <text:p text:style-name="P25"><text:span text:style-name="T18"><text:s text:c="4"/></text:span><text:span text:style-name="T4">public</text:span><text:span text:style-name="T18"> </text:span><text:span text:style-name="T36">ISpecification</text:span><text:span text:style-name="T18">&lt;T&gt; and(</text:span><text:span text:style-name="T36">ISpecification</text:span><text:span text:style-name="T18">&lt;T&gt; the_other)</text:span></text:p>
      <text:p text:style-name="P14"><text:s text:c="4"/>{</text:p>
      <text:p text:style-name="P25"><text:span text:style-name="T18"><text:s text:c="8"/></text:span><text:span text:style-name="T4">return</text:span><text:span text:style-name="T18"> </text:span><text:span text:style-name="T4">new</text:span><text:span text:style-name="T18"> </text:span><text:span text:style-name="T48">AndSpecification</text:span><text:span text:style-name="T18">&lt;T&gt;(</text:span><text:span text:style-name="T4">this</text:span><text:span text:style-name="T18">, the_other);</text:span></text:p>
      <text:p text:style-name="P14"><text:s text:c="4"/>}</text:p>
      <text:p text:style-name="P14">}</text:p>
      <text:p text:style-name="P2"/>
      <text:p text:style-name="P2">El metodo <text:span text:style-name="T62">and()</text:span>, internamente, crea una instancia de la clase <text:span text:style-name="T62">AndSpecification&lt;T&gt;</text:span>, de forma que nadie que vea desde fuera esta clase pueda saber que la clase <text:span text:style-name="T62">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62">AndSpecification&lt;T&gt;</text:span>, de crear un objeto falso (un mock object) que nos permita, por ejemplo, asertar que para que el metodo and() se comporte tal y como esperamos, durante su ejecucion debe haber invocado una vez, y solo una, el constructor de la clase <text:span text:style-name="T62">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0"><text:span text:style-name="T4">public</text:span><text:span text:style-name="T18"> </text:span><text:span text:style-name="T4">abstract</text:span><text:span text:style-name="T18"> </text:span><text:span text:style-name="T4">class</text:span><text:span text:style-name="T18"> </text:span><text:span text:style-name="T48">Specification</text:span><text:span text:style-name="T18">&lt;T&gt; : </text:span><text:span text:style-name="T36">ISpecification</text:span><text:span text:style-name="T18">&lt;T&gt;</text:span></text:p>
      <text:p text:style-name="P14">{</text:p>
      <text:p text:style-name="P25"><text:span text:style-name="T18"><text:s text:c="4"/></text:span><text:span text:style-name="T48">AndSpecification</text:span><text:span text:style-name="T18">&lt;T&gt; and_specification;</text:span></text:p>
      <text:p text:style-name="P14"><text:s text:c="4"/></text:p>
      <text:p text:style-name="P25"><text:span text:style-name="T18"><text:s text:c="4"/></text:span><text:span text:style-name="T4">public</text:span><text:span text:style-name="T18"> Specification(</text:span><text:span text:style-name="T48">AndSpecification</text:span><text:span text:style-name="T18">&lt;T&gt; and_specification)</text:span></text:p>
      <text:p text:style-name="P14"><text:s text:c="4"/>{</text:p>
      <text:p text:style-name="P25"><text:span text:style-name="T18"><text:s text:c="8"/></text:span><text:span text:style-name="T4">this</text:span><text:span text:style-name="T18">.and_specification = and_specification;</text:span></text:p>
      <text:p text:style-name="P14"><text:s text:c="4"/>}</text:p>
      <text:p text:style-name="P14"/>
      <text:p text:style-name="P25"><text:span text:style-name="T18"><text:s text:c="4"/></text:span><text:span text:style-name="T4">public</text:span><text:span text:style-name="T18"> </text:span><text:span text:style-name="T36">ISpecification</text:span><text:span text:style-name="T18">&lt;T&gt; and(</text:span><text:span text:style-name="T36">ISpecification</text:span><text:span text:style-name="T18">&lt;T&gt; the_other_specification)</text:span></text:p>
      <text:p text:style-name="P14"><text:s text:c="4"/>{</text:p>
      <text:p text:style-name="P25"><text:span text:style-name="T18"><text:s text:c="8"/></text:span><text:span text:style-name="T4">return</text:span><text:span text:style-name="T18"> and_specification(</text:span><text:span text:style-name="T4">this</text:span><text:span text:style-name="T18">, the_other_specification);</text:span></text:p>
      <text:p text:style-name="P14"><text:s text:c="4"/>}</text:p>
      <text:p text:style-name="P14">}</text:p>
      <text:p text:style-name="P2"/>
      <text:p text:style-name="P2">y enfatizamos el "algo como" ya que hemos hecho trampas. <text:span text:style-name="T62">Specification&lt;T&gt;</text:span> es una clase abstracta, por lo que al declararle un constructor nos vemos en la obligacion de heredar la signatura del constructor en cualquier clase que herede de <text:span text:style-name="T62">Specification&lt;T&gt;</text:span> y en el caso de <text:span text:style-name="T62">AndSpecification&lt;T&gt;</text:span> la signatura del constructor de Specification&lt;T&gt; simple y llanamente carece de sentido, ya que el constructor que buscamos para AndSpecification&lt;T&gt; seria algo asi como:</text:p>
      <text:p text:style-name="P2"/>
      <text:p text:style-name="P10"><text:span text:style-name="T4">public</text:span><text:span text:style-name="T18"> AndSpecification(</text:span><text:span text:style-name="T36">ISpecification</text:span><text:span text:style-name="T18">&lt;T&gt; left_side, </text:span><text:span text:style-name="T36">ISpecification</text:span><text:span text:style-name="T18">&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0"><text:span text:style-name="T4">public</text:span><text:span text:style-name="T18"> </text:span><text:span text:style-name="T4">abstract</text:span><text:span text:style-name="T18"> </text:span><text:span text:style-name="T4">class</text:span><text:span text:style-name="T18"> </text:span><text:span text:style-name="T48">Specification</text:span><text:span text:style-name="T18">&lt;T&gt; : </text:span><text:span text:style-name="T36">ISpecification</text:span><text:span text:style-name="T18">&lt;T&gt;</text:span></text:p>
      <text:p text:style-name="P14">{</text:p>
      <text:p text:style-name="P25"><text:span text:style-name="T18"><text:s text:c="4"/></text:span><text:span text:style-name="T48">AndSpecification</text:span><text:span text:style-name="T18">&lt;T&gt; and_specification;</text:span></text:p>
      <text:p text:style-name="P25"><text:span text:style-name="T18"><text:s text:c="4"/></text:span><text:span text:style-name="T48">OrSpecification</text:span><text:span text:style-name="T18">&lt;T&gt; or_specification;</text:span></text:p>
      <text:p text:style-name="P25"><text:span text:style-name="T18"><text:s text:c="4"/></text:span><text:span text:style-name="T48">NotSpecification</text:span><text:span text:style-name="T18">&lt;T&gt; not_specification;</text:span></text:p>
      <text:p text:style-name="P14"/>
      <text:p text:style-name="P25"><text:span text:style-name="T18"><text:s text:c="4"/></text:span><text:span text:style-name="T4">public</text:span><text:span text:style-name="T18"> Specification(</text:span><text:span text:style-name="T48">AndSpecification</text:span><text:span text:style-name="T18">&lt;T&gt; and_specification, </text:span></text:p>
      <text:p text:style-name="P25"><text:span text:style-name="T18"><text:s text:c="25"/></text:span><text:span text:style-name="T48">OrSpecification</text:span><text:span text:style-name="T18">&lt;T&gt; or_specification, </text:span></text:p>
      <text:p text:style-name="P25"><text:span text:style-name="T18"><text:s text:c="25"/></text:span><text:span text:style-name="T48">NotSpecification</text:span><text:span text:style-name="T18">&lt;T&gt; not_specification)</text:span></text:p>
      <text:p text:style-name="P14"><text:s text:c="4"/>{</text:p>
      <text:p text:style-name="P25"><text:span text:style-name="T18"><text:s text:c="8"/></text:span><text:span text:style-name="T4">this</text:span><text:span text:style-name="T18">.and_specification = and_specification;</text:span></text:p>
      <text:p text:style-name="P25"><text:span text:style-name="T18"><text:s text:c="8"/></text:span><text:span text:style-name="T4">this</text:span><text:span text:style-name="T18">.or_specification = or_specification;</text:span></text:p>
      <text:p text:style-name="P25"><text:span text:style-name="T18"><text:s text:c="8"/></text:span><text:span text:style-name="T4">this</text:span><text:span text:style-name="T18">.not_specification = not_specification;</text:span></text:p>
      <text:p text:style-name="P14"><text:s text:c="4"/>}</text:p>
      <text:p text:style-name="P14"/>
      <text:p text:style-name="P25"><text:span text:style-name="T18"><text:s text:c="4"/></text:span><text:span text:style-name="T4">public</text:span><text:span text:style-name="T18"> </text:span><text:span text:style-name="T4">abstract</text:span><text:span text:style-name="T18"> </text:span><text:span text:style-name="T4">bool</text:span><text:span text:style-name="T18"> is_satisfied_by(T item);</text:span></text:p>
      <text:p text:style-name="P14"/>
      <text:p text:style-name="P25"><text:span text:style-name="T18"><text:s text:c="4"/></text:span><text:span text:style-name="T4">public</text:span><text:span text:style-name="T18"> </text:span><text:span text:style-name="T36">ISpecification</text:span><text:span text:style-name="T18">&lt;T&gt; and(</text:span><text:span text:style-name="T36">ISpecification</text:span><text:span text:style-name="T18">&lt;T&gt; the_other_specification)</text:span></text:p>
      <text:p text:style-name="P14"><text:s text:c="4"/>{</text:p>
      <text:p text:style-name="P25"><text:span text:style-name="T18"><text:s text:c="8"/></text:span><text:span text:style-name="T4">return</text:span><text:span text:style-name="T18"> and_specification(</text:span><text:span text:style-name="T4">this</text:span><text:span text:style-name="T18">, the_other_specification);</text:span></text:p>
      <text:p text:style-name="P14"><text:s text:c="4"/>}</text:p>
      <text:p text:style-name="P14"><text:soft-page-break/></text:p>
      <text:p text:style-name="P25"><text:span text:style-name="T18"><text:s text:c="4"/></text:span><text:span text:style-name="T4">public</text:span><text:span text:style-name="T18"> </text:span><text:span text:style-name="T36">ISpecification</text:span><text:span text:style-name="T18">&lt;T&gt; or(</text:span><text:span text:style-name="T36">ISpecification</text:span><text:span text:style-name="T18">&lt;T&gt; the_other_specification)</text:span></text:p>
      <text:p text:style-name="P14"><text:s text:c="4"/>{</text:p>
      <text:p text:style-name="P25"><text:span text:style-name="T18"><text:s text:c="8"/></text:span><text:span text:style-name="T4">return</text:span><text:span text:style-name="T18"> or_specification(</text:span><text:span text:style-name="T4">this</text:span><text:span text:style-name="T18">, the_other_specification);</text:span></text:p>
      <text:p text:style-name="P14"><text:s text:c="4"/>}</text:p>
      <text:p text:style-name="P14"/>
      <text:p text:style-name="P25"><text:span text:style-name="T18"><text:s text:c="4"/></text:span><text:span text:style-name="T4">public</text:span><text:span text:style-name="T18"> </text:span><text:span text:style-name="T36">ISpecification</text:span><text:span text:style-name="T18">&lt;T&gt; not()</text:span></text:p>
      <text:p text:style-name="P14"><text:s text:c="4"/>{</text:p>
      <text:p text:style-name="P25"><text:span text:style-name="T18"><text:s text:c="7"/></text:span><text:span text:style-name="T4">return</text:span><text:span text:style-name="T18"> not_specification(</text:span><text:span text:style-name="T4">this</text:span><text:span text:style-name="T18">);</text:span></text:p>
      <text:p text:style-name="P14"><text:s text:c="4"/>}</text:p>
      <text:p text:style-name="P14">}</text:p>
      <text:p text:style-name="P14"/>
      <text:p text:style-name="P25"><text:span text:style-name="T4">public</text:span><text:span text:style-name="T18"> </text:span><text:span text:style-name="T4">class</text:span><text:span text:style-name="T18"> </text:span><text:span text:style-name="T48">NotSpecification</text:span><text:span text:style-name="T18">&lt;T&gt; : </text:span><text:span text:style-name="T48">Specification</text:span><text:span text:style-name="T18">&lt;T&gt; </text:span></text:p>
      <text:p text:style-name="P14">{</text:p>
      <text:p text:style-name="P25"><text:span text:style-name="T18"><text:s text:c="4"/></text:span><text:span text:style-name="T36">ISpecification</text:span><text:span text:style-name="T18">&lt;T&gt; to_negate;</text:span></text:p>
      <text:p text:style-name="P14"/>
      <text:p text:style-name="P25"><text:span text:style-name="T18"><text:s text:c="4"/></text:span><text:span text:style-name="T4">public</text:span><text:span text:style-name="T18"> NotSpecification(</text:span><text:span text:style-name="T48">AndSpecification</text:span><text:span text:style-name="T18">&lt;T&gt; and_specification, </text:span></text:p>
      <text:p text:style-name="P25"><text:span text:style-name="T18"><text:s text:c="28"/></text:span><text:span text:style-name="T48">OrSpecification</text:span><text:span text:style-name="T18">&lt;T&gt; or_specification, </text:span></text:p>
      <text:p text:style-name="P25"><text:span text:style-name="T18"><text:s text:c="28"/></text:span><text:span text:style-name="T48">NotSpecification</text:span><text:span text:style-name="T18">&lt;T&gt; not_specification) : </text:span></text:p>
      <text:p text:style-name="P25"><text:span text:style-name="T18"><text:s text:c="8"/></text:span><text:span text:style-name="T4">base</text:span><text:span text:style-name="T18">(and_specification, or_specification, not_specification) {}</text:span></text:p>
      <text:p text:style-name="P14"><text:s text:c="8"/></text:p>
      <text:p text:style-name="P25"><text:span text:style-name="T18"><text:s text:c="4"/></text:span><text:span text:style-name="T4">public</text:span><text:span text:style-name="T18"> NotSpecification(</text:span><text:span text:style-name="T36">ISpecification</text:span><text:span text:style-name="T18">&lt;T&gt; to_negate)</text:span></text:p>
      <text:p text:style-name="P14"><text:s text:c="4"/>{</text:p>
      <text:p text:style-name="P25"><text:span text:style-name="T18"><text:s text:c="8"/></text:span><text:span text:style-name="T4">this</text:span><text:span text:style-name="T18">.to_negate = to_negate;</text:span></text:p>
      <text:p text:style-name="P14"><text:s text:c="4"/>}</text:p>
      <text:p text:style-name="P14"/>
      <text:p text:style-name="P25"><text:span text:style-name="T18"><text:s text:c="4"/></text:span><text:span text:style-name="T4">public</text:span><text:span text:style-name="T18"> </text:span><text:span text:style-name="T4">override</text:span><text:span text:style-name="T18"> </text:span><text:span text:style-name="T4">bool</text:span><text:span text:style-name="T18"> is_satisfied_by(T item)</text:span></text:p>
      <text:p text:style-name="P14"><text:s text:c="4"/>{</text:p>
      <text:p text:style-name="P25"><text:span text:style-name="T18"><text:s text:c="8"/></text:span><text:span text:style-name="T4">return</text:span><text:span text:style-name="T18"> !</text:span><text:span text:style-name="T4">this</text:span><text:span text:style-name="T18">.to_negate.is_satisfied_by(item);</text:span></text:p>
      <text:p text:style-name="P14"><text:s text:c="4"/>}</text:p>
      <text:p text:style-name="P14">}</text:p>
      <text:p text:style-name="P14"/>
      <text:p text:style-name="P25"><text:span text:style-name="T4">public</text:span><text:span text:style-name="T18"> </text:span><text:span text:style-name="T4">class</text:span><text:span text:style-name="T18"> </text:span><text:span text:style-name="T48">OrSpecification</text:span><text:span text:style-name="T18">&lt;T&gt; : </text:span><text:span text:style-name="T48">Specification</text:span><text:span text:style-name="T18">&lt;T&gt;</text:span></text:p>
      <text:p text:style-name="P14">{</text:p>
      <text:p text:style-name="P25"><text:span text:style-name="T18"><text:s text:c="4"/></text:span><text:span text:style-name="T36">ISpecification</text:span><text:span text:style-name="T18">&lt;T&gt; left_side;</text:span></text:p>
      <text:p text:style-name="P25"><text:span text:style-name="T18"><text:s text:c="4"/></text:span><text:span text:style-name="T36">ISpecification</text:span><text:span text:style-name="T18">&lt;T&gt; right_side;</text:span></text:p>
      <text:p text:style-name="P14"/>
      <text:p text:style-name="P25"><text:span text:style-name="T18"><text:s text:c="4"/></text:span><text:span text:style-name="T4">public</text:span><text:span text:style-name="T18"> OrSpecification(</text:span><text:span text:style-name="T48">AndSpecification</text:span><text:span text:style-name="T18">&lt;T&gt; and_specification, </text:span></text:p>
      <text:p text:style-name="P25"><text:span text:style-name="T18"><text:s text:c="27"/></text:span><text:span text:style-name="T48">OrSpecification</text:span><text:span text:style-name="T18">&lt;T&gt; or_specification, </text:span></text:p>
      <text:p text:style-name="P25"><text:span text:style-name="T18"><text:s text:c="27"/></text:span><text:span text:style-name="T48">NotSpecification</text:span><text:span text:style-name="T18">&lt;T&gt; not_specification) : </text:span></text:p>
      <text:p text:style-name="P25"><text:span text:style-name="T18"><text:s text:c="8"/></text:span><text:span text:style-name="T4">base</text:span><text:span text:style-name="T18">(and_specification, or_specification, not_specification) {}</text:span></text:p>
      <text:p text:style-name="P14"/>
      <text:p text:style-name="P25"><text:span text:style-name="T18"><text:s text:c="4"/></text:span><text:span text:style-name="T4">public</text:span><text:span text:style-name="T18"> OrSpecification(</text:span><text:span text:style-name="T36">ISpecification</text:span><text:span text:style-name="T18">&lt;T&gt; left_side, </text:span><text:span text:style-name="T36">ISpecification</text:span><text:span text:style-name="T18">&lt;T&gt; right_side)</text:span></text:p>
      <text:p text:style-name="P14"><text:s text:c="4"/>{</text:p>
      <text:p text:style-name="P25"><text:span text:style-name="T18"><text:s text:c="8"/></text:span><text:span text:style-name="T4">this</text:span><text:span text:style-name="T18">.left_side = left_side;</text:span></text:p>
      <text:p text:style-name="P25"><text:span text:style-name="T18"><text:s text:c="8"/></text:span><text:span text:style-name="T4">this</text:span><text:span text:style-name="T18">.right_side = right_side;</text:span></text:p>
      <text:p text:style-name="P14"><text:s text:c="4"/>}</text:p>
      <text:p text:style-name="P14"/>
      <text:p text:style-name="P25"><text:span text:style-name="T18"><text:s text:c="4"/></text:span><text:span text:style-name="T4">public</text:span><text:span text:style-name="T18"> </text:span><text:span text:style-name="T4">override</text:span><text:span text:style-name="T18"> </text:span><text:span text:style-name="T4">bool</text:span><text:span text:style-name="T18"> is_satisfied_by(T item)</text:span></text:p>
      <text:p text:style-name="P14"><text:s text:c="4"/>{</text:p>
      <text:p text:style-name="P25"><text:span text:style-name="T18"><text:s text:c="8"/></text:span><text:span text:style-name="T4">return</text:span><text:span text:style-name="T18"> </text:span><text:span text:style-name="T4">this</text:span><text:span text:style-name="T18">.left_side.is_satisfied_by(item) || </text:span></text:p>
      <text:p text:style-name="P25"><text:span text:style-name="T18"><text:s text:c="15"/></text:span><text:span text:style-name="T4">this</text:span><text:span text:style-name="T18">.right_side.is_satisfied_by(item);</text:span></text:p>
      <text:p text:style-name="P14"><text:s text:c="4"/>}</text:p>
      <text:p text:style-name="P14">}</text:p>
      <text:p text:style-name="P14"/>
      <text:p text:style-name="P25"><text:span text:style-name="T4">public</text:span><text:span text:style-name="T18"> </text:span><text:span text:style-name="T4">class</text:span><text:span text:style-name="T18"> </text:span><text:span text:style-name="T48">AndSpecification</text:span><text:span text:style-name="T18">&lt;T&gt; : </text:span><text:span text:style-name="T48">Specification</text:span><text:span text:style-name="T18">&lt;T&gt;</text:span></text:p>
      <text:p text:style-name="P14">{</text:p>
      <text:p text:style-name="P25"><text:span text:style-name="T18"><text:s text:c="4"/></text:span><text:span text:style-name="T36">ISpecification</text:span><text:span text:style-name="T18">&lt;T&gt; left_side;</text:span></text:p>
      <text:p text:style-name="P25"><text:span text:style-name="T18"><text:s text:c="4"/></text:span><text:span text:style-name="T36">ISpecification</text:span><text:span text:style-name="T18">&lt;T&gt; right_side;</text:span></text:p>
      <text:p text:style-name="P14"/>
      <text:p text:style-name="P25"><text:span text:style-name="T18"><text:s text:c="4"/></text:span><text:span text:style-name="T4">public</text:span><text:span text:style-name="T18"> AndSpecification(</text:span><text:span text:style-name="T48">AndSpecification</text:span><text:span text:style-name="T18">&lt;T&gt; and_specification, </text:span></text:p>
      <text:p text:style-name="P25"><text:span text:style-name="T18"><text:s text:c="28"/></text:span><text:span text:style-name="T48">OrSpecification</text:span><text:span text:style-name="T18">&lt;T&gt; or_specification, </text:span></text:p>
      <text:p text:style-name="P25"><text:soft-page-break/><text:span text:style-name="T18"><text:s text:c="28"/></text:span><text:span text:style-name="T48">NotSpecification</text:span><text:span text:style-name="T18">&lt;T&gt; not_specification) : </text:span></text:p>
      <text:p text:style-name="P25"><text:span text:style-name="T18"><text:s text:c="8"/></text:span><text:span text:style-name="T4">base</text:span><text:span text:style-name="T18">(and_specification, or_specification, not_specification) {}</text:span></text:p>
      <text:p text:style-name="P14"><text:s text:c="8"/></text:p>
      <text:p text:style-name="P25"><text:span text:style-name="T18"><text:s text:c="4"/></text:span><text:span text:style-name="T4">public</text:span><text:span text:style-name="T18"> AndSpecification(</text:span><text:span text:style-name="T36">ISpecification</text:span><text:span text:style-name="T18">&lt;T&gt; left_side, </text:span><text:span text:style-name="T36">ISpecification</text:span><text:span text:style-name="T18">&lt;T&gt; right_side)</text:span></text:p>
      <text:p text:style-name="P14"><text:s text:c="4"/>{</text:p>
      <text:p text:style-name="P25"><text:span text:style-name="T18"><text:s text:c="8"/></text:span><text:span text:style-name="T4">this</text:span><text:span text:style-name="T18">.left_side = left_side;</text:span></text:p>
      <text:p text:style-name="P25"><text:span text:style-name="T18"><text:s text:c="8"/></text:span><text:span text:style-name="T4">this</text:span><text:span text:style-name="T18">.right_side = right_side;</text:span></text:p>
      <text:p text:style-name="P14"><text:s text:c="4"/>}</text:p>
      <text:p text:style-name="P14"/>
      <text:p text:style-name="P25"><text:span text:style-name="T18"><text:s text:c="4"/></text:span><text:span text:style-name="T4">public</text:span><text:span text:style-name="T18"> </text:span><text:span text:style-name="T4">override</text:span><text:span text:style-name="T18"> </text:span><text:span text:style-name="T4">bool</text:span><text:span text:style-name="T18"> is_satisfied_by(T item)</text:span></text:p>
      <text:p text:style-name="P14"><text:s text:c="4"/>{</text:p>
      <text:p text:style-name="P25"><text:span text:style-name="T18"><text:s text:c="8"/></text:span><text:span text:style-name="T4">return</text:span><text:span text:style-name="T18"> </text:span><text:span text:style-name="T4">this</text:span><text:span text:style-name="T18">.left_side.is_satisfied_by(item) &amp;&amp; </text:span></text:p>
      <text:p text:style-name="P25"><text:span text:style-name="T18"><text:s text:c="15"/></text:span><text:span text:style-name="T4">this</text:span><text:span text:style-name="T18">.right_side.is_satisfied_by(item);</text:span></text:p>
      <text:p text:style-name="P14"><text:s text:c="4"/>}</text:p>
      <text:p text:style-name="P14">}</text:p>
      <text:p text:style-name="P2"/>
      <text:p text:style-name="P2">Recordando donde estarian los errores:</text:p>
      <text:p text:style-name="P2"/>
      <text:p text:style-name="P2">Primero:</text:p>
      <text:p text:style-name="P2"/>
      <text:p text:style-name="P28"><text:span text:style-name="T14">public</text:span><text:span text:style-name="T29"> </text:span><text:span text:style-name="T45">ISpecification</text:span><text:span text:style-name="T29">&lt;T&gt; and(</text:span><text:span text:style-name="T45">ISpecification</text:span><text:span text:style-name="T29">&lt;T&gt; the_other_specification)</text:span></text:p>
      <text:p text:style-name="P20">{</text:p>
      <text:p text:style-name="P27"><text:span text:style-name="T29"><text:s text:c="4"/></text:span><text:span text:style-name="T14">return</text:span><text:span text:style-name="T29"> and_specification(</text:span><text:span text:style-name="T14">this</text:span><text:span text:style-name="T29">, the_other_specification);</text:span></text:p>
      <text:p text:style-name="P20">}</text:p>
      <text:p text:style-name="P20"/>
      <text:p text:style-name="P27"><text:span text:style-name="T14">public</text:span><text:span text:style-name="T29"> </text:span><text:span text:style-name="T45">ISpecification</text:span><text:span text:style-name="T29">&lt;T&gt; or(</text:span><text:span text:style-name="T45">ISpecification</text:span><text:span text:style-name="T29">&lt;T&gt; the_other_specification)</text:span></text:p>
      <text:p text:style-name="P20">{</text:p>
      <text:p text:style-name="P27"><text:span text:style-name="T29"><text:s text:c="4"/></text:span><text:span text:style-name="T14">return</text:span><text:span text:style-name="T29"> or_specification(</text:span><text:span text:style-name="T14">this</text:span><text:span text:style-name="T29">, the_other_specification);</text:span></text:p>
      <text:p text:style-name="P20">}</text:p>
      <text:p text:style-name="P20"/>
      <text:p text:style-name="P27"><text:span text:style-name="T14">public</text:span><text:span text:style-name="T29"> </text:span><text:span text:style-name="T45">ISpecification</text:span><text:span text:style-name="T29">&lt;T&gt; not()</text:span></text:p>
      <text:p text:style-name="P20">{</text:p>
      <text:p text:style-name="P27"><text:span text:style-name="T29"><text:s text:c="4"/></text:span><text:span text:style-name="T14">return</text:span><text:span text:style-name="T29"> not_specification(</text:span><text:span text:style-name="T14">this</text:span><text:span text:style-name="T29">);</text:span></text:p>
      <text:p text:style-name="P20">}</text:p>
      <text:p text:style-name="P2"/>
      <text:p text:style-name="P2">los tres <text:span text:style-name="T62">return</text:span> serian erroneos ya que no devuelve el tipo esperado.</text:p>
      <text:p text:style-name="P2"/>
      <text:p text:style-name="P2">Segundo:</text:p>
      <text:p text:style-name="P2"/>
      <text:p text:style-name="P28"><text:span text:style-name="T14">public</text:span><text:span text:style-name="T29"> NotSpecification(</text:span><text:span text:style-name="T45">ISpecification</text:span><text:span text:style-name="T29">&lt;T&gt; to_negate)</text:span></text:p>
      <text:p text:style-name="P20">{</text:p>
      <text:p text:style-name="P27"><text:span text:style-name="T29"><text:s text:c="4"/></text:span><text:span text:style-name="T14">this</text:span><text:span text:style-name="T29">.to_negate = to_negate;</text:span></text:p>
      <text:p text:style-name="P20">}</text:p>
      <text:p text:style-name="P28"/>
      <text:p text:style-name="P28"><text:span text:style-name="T14">public</text:span><text:span text:style-name="T29"> OrSpecification(</text:span><text:span text:style-name="T45">ISpecification</text:span><text:span text:style-name="T29">&lt;T&gt; left_side, </text:span><text:span text:style-name="T45">ISpecification</text:span><text:span text:style-name="T29">&lt;T&gt; right_side)</text:span></text:p>
      <text:p text:style-name="P20">{</text:p>
      <text:p text:style-name="P27"><text:span text:style-name="T29"><text:s text:c="4"/></text:span><text:span text:style-name="T14">this</text:span><text:span text:style-name="T29">.left_side = left_side;</text:span></text:p>
      <text:p text:style-name="P27"><text:span text:style-name="T29"><text:s text:c="4"/></text:span><text:span text:style-name="T14">this</text:span><text:span text:style-name="T29">.right_side = right_side;</text:span></text:p>
      <text:p text:style-name="P20">}</text:p>
      <text:p text:style-name="P28"/>
      <text:p text:style-name="P28"><text:span text:style-name="T14">public</text:span><text:span text:style-name="T29"> AndSpecification(</text:span><text:span text:style-name="T45">ISpecification</text:span><text:span text:style-name="T29">&lt;T&gt; left_side, </text:span><text:span text:style-name="T45">ISpecification</text:span><text:span text:style-name="T29">&lt;T&gt; right_side)</text:span></text:p>
      <text:p text:style-name="P20">{</text:p>
      <text:p text:style-name="P27"><text:span text:style-name="T29"><text:s text:c="4"/></text:span><text:span text:style-name="T14">this</text:span><text:span text:style-name="T29">.left_side = left_side;</text:span></text:p>
      <text:p text:style-name="P27"><text:span text:style-name="T29"><text:s text:c="4"/></text:span><text:span text:style-name="T14">this</text:span><text:span text:style-name="T29">.right_side = right_side;</text:span></text:p>
      <text:p text:style-name="P20">}</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77">abstracta </text:span><text:span text:style-name="T63">Specification&lt;T&gt;</text:span><text:span text:style-name="T77">.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0"><text:span text:style-name="T4">public</text:span><text:span text:style-name="T18"> </text:span><text:span text:style-name="T4">interface</text:span><text:span text:style-name="T18"> </text:span><text:span text:style-name="T36">ISpecification</text:span><text:span text:style-name="T18">&lt;T&gt;</text:span></text:p>
      <text:p text:style-name="P14">{</text:p>
      <text:p text:style-name="P25"><text:span text:style-name="T18"><text:s text:c="4"/></text:span><text:span text:style-name="T4">bool</text:span><text:span text:style-name="T18"> is_satisfied_by(T item);</text:span></text:p>
      <text:p text:style-name="P14">}</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0"><text:span text:style-name="T4">public</text:span><text:span text:style-name="T18"> </text:span><text:span text:style-name="T4">class</text:span><text:span text:style-name="T18"> </text:span><text:span text:style-name="T48">AndSpecification</text:span><text:span text:style-name="T18">&lt;T&gt; : </text:span><text:span text:style-name="T36">ISpecification</text:span><text:span text:style-name="T18">&lt;T&gt; </text:span></text:p>
      <text:p text:style-name="P14">{</text:p>
      <text:p text:style-name="P25"><text:span text:style-name="T18"><text:s text:c="4"/></text:span><text:span text:style-name="T4">public</text:span><text:span text:style-name="T18"> </text:span><text:span text:style-name="T4">bool</text:span><text:span text:style-name="T18"> is_satisfied_by(T item)</text:span></text:p>
      <text:p text:style-name="P14"><text:s text:c="4"/>{</text:p>
      <text:p text:style-name="P25"><text:span text:style-name="T18"><text:s text:c="8"/></text:span><text:span text:style-name="T4">throw</text:span><text:span text:style-name="T18"> </text:span><text:span text:style-name="T4">new</text:span><text:span text:style-name="T18"> </text:span><text:span text:style-name="T61">NotImplementedException</text:span><text:span text:style-name="T19">();</text:span></text:p>
      <text:p text:style-name="P15"><text:s text:c="4"/>}</text:p>
      <text:p text:style-name="P15">}</text:p>
      <text:p text:style-name="P2"/>
      <text:p text:style-name="P2">Para que pueda realizar su trabajo (lease "para poder implementar el metodo is_satisfied_by(T item)"), vamos a inyectarle via el constructor de sus dos dependencias:</text:p>
      <text:p text:style-name="P2"/>
      <text:p text:style-name="P10"><text:span text:style-name="T4">public</text:span><text:span text:style-name="T18"> AndSpecification(</text:span><text:span text:style-name="T36">ISpecification</text:span><text:span text:style-name="T18">&lt;T&gt; left_side, </text:span><text:span text:style-name="T36">ISpecification</text:span><text:span text:style-name="T18">&lt;T&gt; right_side)</text:span></text:p>
      <text:p text:style-name="P2"/>
      <text:p text:style-name="P2">de forma que pueda realizar su trabajo con un simple:</text:p>
      <text:p text:style-name="P2"/>
      <text:p text:style-name="P10"><text:span text:style-name="T4">return</text:span><text:span text:style-name="T18"> left_side.is_satisfied_by(item) &amp;&amp; right_side.is_satisfied_by(item);</text:span></text:p>
      <text:p text:style-name="P2"/>
      <text:p text:style-name="P2">El codigo completo seria:</text:p>
      <text:p text:style-name="P2"/>
      <text:p text:style-name="P10"><text:span text:style-name="T4">public</text:span><text:span text:style-name="T18"> </text:span><text:span text:style-name="T4">class</text:span><text:span text:style-name="T18"> </text:span><text:span text:style-name="T48">AndSpecification</text:span><text:span text:style-name="T18">&lt;T&gt; : </text:span><text:span text:style-name="T36">ISpecification</text:span><text:span text:style-name="T18">&lt;T&gt; </text:span></text:p>
      <text:p text:style-name="P14">{</text:p>
      <text:p text:style-name="P25"><text:span text:style-name="T18"><text:s text:c="4"/></text:span><text:span text:style-name="T36">ISpecification</text:span><text:span text:style-name="T18">&lt;T&gt; left_side;</text:span></text:p>
      <text:p text:style-name="P25"><text:span text:style-name="T18"><text:s text:c="4"/></text:span><text:span text:style-name="T36">ISpecification</text:span><text:span text:style-name="T18">&lt;T&gt; right_side;</text:span></text:p>
      <text:p text:style-name="P14"><text:soft-page-break/></text:p>
      <text:p text:style-name="P25"><text:span text:style-name="T18"><text:s text:c="4"/></text:span><text:span text:style-name="T4">public</text:span><text:span text:style-name="T18"> AndSpecification(</text:span><text:span text:style-name="T36">ISpecification</text:span><text:span text:style-name="T18">&lt;T&gt; left_side, </text:span><text:span text:style-name="T36">ISpecification</text:span><text:span text:style-name="T18">&lt;T&gt; right_side)</text:span></text:p>
      <text:p text:style-name="P14"><text:s text:c="4"/>{</text:p>
      <text:p text:style-name="P25"><text:span text:style-name="T18"><text:s text:c="8"/></text:span><text:span text:style-name="T4">this</text:span><text:span text:style-name="T18">.left_side = left_side;</text:span></text:p>
      <text:p text:style-name="P25"><text:span text:style-name="T18"><text:s text:c="8"/></text:span><text:span text:style-name="T4">this</text:span><text:span text:style-name="T18">.right_side = right_side;</text:span></text:p>
      <text:p text:style-name="P14"><text:s text:c="4"/>}</text:p>
      <text:p text:style-name="P14"/>
      <text:p text:style-name="P25"><text:span text:style-name="T18"><text:s text:c="4"/></text:span><text:span text:style-name="T4">public</text:span><text:span text:style-name="T18"> </text:span><text:span text:style-name="T4">bool</text:span><text:span text:style-name="T18"> is_satisfied_by(T item)</text:span></text:p>
      <text:p text:style-name="P14"><text:s text:c="4"/>{</text:p>
      <text:p text:style-name="P25"><text:span text:style-name="T18"><text:s text:c="8"/></text:span><text:span text:style-name="T4">return</text:span><text:span text:style-name="T18"> left_side.is_satisfied_by(item) &amp;&amp; right_side.is_satisfied_by(item);</text:span></text:p>
      <text:p text:style-name="P14"><text:s text:c="4"/>}</text:p>
      <text:p text:style-name="P14">}</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34">When asked if an item that meets both conditions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5">»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0">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72">Implementando el primer Scenario ("Happy Day Scenario")</text:span><text:span text:style-name="T71">:</text:span></text:p>
      <text:p text:style-name="P2"/>
      <text:p text:style-name="P2">Mantengamos lo siguiente como referencia:</text:p>
      <text:p text:style-name="P2"/>
      <text:p text:style-name="P34">When asked if an item that meets both conditions satisfies the or operator specification</text:p>
      <text:p text:style-name="P35">» It should confirm that the or operator specification was satisfied</text:p>
      <text:p text:style-name="P35">» It should evaluate the left side condition</text:p>
      <text:p text:style-name="P31">» It should not evaluate the right side condition</text:p>
      <text:p text:style-name="P2"/>
      <text:p text:style-name="P2">La Specification y sus Asertions usando Machine.Specifications.DevelopWithPassion serian:</text:p>
      <text:p text:style-name="P2"/>
      <text:p text:style-name="P21"><text:span text:style-name="T3">public</text:span><text:span text:style-name="T78"> </text:span><text:span text:style-name="T3">class</text:span><text:span text:style-name="T78"> </text:span><text:span text:style-name="T47">concern_for_the_or_specification</text:span><text:span text:style-name="T78"> : </text:span></text:p>
      <text:p text:style-name="P21"><text:span text:style-name="T47"><text:s text:c="3"/>Observes</text:span><text:span text:style-name="T78">&lt;</text:span><text:span text:style-name="T35">ISpecification</text:span><text:span text:style-name="T78">&lt;</text:span><text:span text:style-name="T35">IWhateverType</text:span><text:span text:style-name="T78">&gt;, </text:span><text:span text:style-name="T47">OrSpecification</text:span><text:span text:style-name="T78">&lt;</text:span><text:span text:style-name="T35">IWhateverType</text:span><text:span text:style-name="T78">&gt;&gt; {}</text:span></text:p>
      <text:p text:style-name="P14"/>
      <text:p text:style-name="P25"><text:span text:style-name="T4">public</text:span><text:span text:style-name="T18"> </text:span><text:span text:style-name="T4">class</text:span><text:span text:style-name="T18"> </text:span><text:span text:style-name="T48">when_asked_if_an_item_that_meets_both_conditions_satisfies_the_or_operator_specification</text:span><text:span text:style-name="T18"> : </text:span><text:span text:style-name="T48">concern_for_the_or_specification</text:span></text:p>
      <text:p text:style-name="P14">{</text:p>
      <text:p text:style-name="P25"><text:span text:style-name="T18"><text:s text:c="4"/></text:span><text:span text:style-name="T36">It</text:span><text:span text:style-name="T18"> should_confirm_that_the_or_operator_specification_was_satisfied = () =&gt; </text:span></text:p>
      <text:p text:style-name="P14"><text:s text:c="7"/>result.ShouldBeTrue();</text:p>
      <text:p text:style-name="P14"/>
      <text:p text:style-name="P25"><text:span text:style-name="T18"><text:s text:c="4"/></text:span><text:span text:style-name="T36">It</text:span><text:span text:style-name="T18"> should_evaluate_the_left_side_condition = () =&gt;</text:span></text:p>
      <text:p text:style-name="P14"><text:s text:c="7"/>left_side_specification</text:p>
      <text:p text:style-name="P14"><text:s text:c="10"/>.received(x =&gt; x.is_satisfied_by(the_item_that_meets_both_conditions));</text:p>
      <text:p text:style-name="P14"/>
      <text:p text:style-name="P25"><text:span text:style-name="T18"><text:s text:c="4"/></text:span><text:span text:style-name="T36">It</text:span><text:span text:style-name="T18"> should_not_evaluate_the_right_side_condition = () =&gt;</text:span></text:p>
      <text:p text:style-name="P14"><text:s text:c="7"/>right_side_specification</text:p>
      <text:p text:style-name="P14"><text:s text:c="10"/>.never_received(x =&gt; x.is_satisfied_by(the_item_that_meets_both_conditions));</text:p>
      <text:p text:style-name="P14">}</text:p>
      <text:p text:style-name="P2"/>
      <text:p text:style-name="P2">Analicemos por un instante las Asertions de los Bloque IT por separado, para evitar perdernos en el monton de codigo:</text:p>
      <text:p text:style-name="P2"/>
      <text:p text:style-name="Standard"><text:span text:style-name="T72">It should confirm that the or operator specification was satisfied</text:span><text:span text:style-name="T71">:</text:span></text:p>
      <text:p text:style-name="P2"/>
      <text:p text:style-name="P25"><text:span text:style-name="T36">It</text:span><text:span text:style-name="T18"> should_confirm_that_the_or_operator_specification_was_satisfied = () =&gt; </text:span></text:p>
      <text:p text:style-name="P17"><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72">It should evaluate the left side condition</text:span><text:span text:style-name="T73">:</text:span></text:p>
      <text:p text:style-name="P3"/>
      <text:p text:style-name="P25"><text:span text:style-name="T36">It</text:span><text:span text:style-name="T18"> should_evaluate_the_left_side_condition = () =&gt;</text:span></text:p>
      <text:p text:style-name="P14"><text:s text:c="3"/>left_side_specification</text:p>
      <text:p text:style-name="P14"><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72">It should not evaluate the right side condition</text:span><text:span text:style-name="T73">:</text:span></text:p>
      <text:p text:style-name="P3"/>
      <text:p text:style-name="P25"><text:span text:style-name="T36">It</text:span><text:span text:style-name="T18"> should_not_evaluate_the_right_side_condition = () =&gt;</text:span></text:p>
      <text:p text:style-name="P14"><text:s text:c="3"/>right_side_specification</text:p>
      <text:p text:style-name="P14"><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76">El bloque BECAUSE del primer Scenario</text:span><text:span text:style-name="T75">:</text:span></text:p>
      <text:p text:style-name="P2"/>
      <text:p text:style-name="P2">Recordemos que en este bloque es en el que vamos a detallar la razon por la cual se produce el comportamiento testado, es decir, es donde invocamos el System Under Test (sut):</text:p>
      <text:p text:style-name="P2"/>
      <text:p text:style-name="P25"><text:span text:style-name="T37">Because</text:span><text:span text:style-name="T20">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76">El bloque ESTABLISH del primer Scenario</text:span><text:span text:style-name="T75">:</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36">// Version 1 – Errores Inconsistentes</text:p>
      <text:p text:style-name="P36"/>
      <text:p text:style-name="P25"><text:span text:style-name="T36">Establish</text:span><text:span text:style-name="T18"> context = () =&gt;</text:span></text:p>
      <text:p text:style-name="P14">{</text:p>
      <text:p text:style-name="P25"><text:span text:style-name="T18"><text:s text:c="4"/>left_side_specification = the_dependency&lt;</text:span><text:span text:style-name="T36">ISpecification</text:span><text:span text:style-name="T18">&lt;</text:span><text:span text:style-name="T36">IWhateverType</text:span><text:span text:style-name="T18">&gt;&gt;();</text:span></text:p>
      <text:p text:style-name="P25"><text:span text:style-name="T18"><text:s text:c="4"/>right_side_specification = the_dependency&lt;</text:span><text:span text:style-name="T36">ISpecification</text:span><text:span text:style-name="T18">&lt;</text:span><text:span text:style-name="T36">IWhateverType</text:span><text:span text:style-name="T18">&gt;&gt;();</text:span></text:p>
      <text:p text:style-name="P25"><text:span text:style-name="T18"><text:s text:c="4"/>the_item_that_meets_both_conditions = an&lt;</text:span><text:span text:style-name="T36">IWhateverType</text:span><text:span text:style-name="T18">&gt;();</text:span></text:p>
      <text:p text:style-name="P14"/>
      <text:p text:style-name="P14"><text:s text:c="4"/>left_side_specification</text:p>
      <text:p text:style-name="P14"><text:s text:c="8"/>.Stub(x =&gt; x.is_satisfied_by(the_item_that_meets_both_conditions))</text:p>
      <text:p text:style-name="P25"><text:span text:style-name="T18"><text:s text:c="8"/>.Return(</text:span><text:span text:style-name="T4">true</text:span><text:span text:style-name="T18">);</text:span></text:p>
      <text:p text:style-name="P14"><text:s text:c="4"/>right_side_specification</text:p>
      <text:p text:style-name="P14"><text:s text:c="8"/>.Stub(x =&gt; x.is_satisfied_by(the_item_that_meets_both_conditions))</text:p>
      <text:p text:style-name="P25"><text:span text:style-name="T18"><text:s text:c="8"/>.Return(</text:span><text:span text:style-name="T4">true</text:span><text:span text:style-name="T18">);</text:span></text:p>
      <text:p text:style-name="P17">};</text:p>
      <text:p text:style-name="P17"/>
      <text:p text:style-name="P37"/>
      <text:p text:style-name="P37">// Version 2 - Correcta</text:p>
      <text:p text:style-name="P37"/>
      <text:p text:style-name="P17"><text:span text:style-name="T34">Establish</text:span> context = () =&gt;</text:p>
      <text:p text:style-name="P14">{</text:p>
      <text:p text:style-name="P25"><text:span text:style-name="T18"><text:s text:c="4"/>left_side_specification = an&lt;</text:span><text:span text:style-name="T36">ISpecification</text:span><text:span text:style-name="T18">&lt;</text:span><text:span text:style-name="T36">IWhateverType</text:span><text:span text:style-name="T18">&gt;&gt;();</text:span></text:p>
      <text:p text:style-name="P25"><text:span text:style-name="T18"><text:s text:c="4"/>right_side_specification = an&lt;</text:span><text:span text:style-name="T36">ISpecification</text:span><text:span text:style-name="T18">&lt;</text:span><text:span text:style-name="T36">IWhateverType</text:span><text:span text:style-name="T18">&gt;&gt;();</text:span></text:p>
      <text:p text:style-name="P25"><text:span text:style-name="T18"><text:s text:c="4"/>the_item_that_meets_both_conditions = an&lt;</text:span><text:span text:style-name="T36">IWhateverType</text:span><text:span text:style-name="T18">&gt;();</text:span></text:p>
      <text:p text:style-name="P14"/>
      <text:p text:style-name="P14"><text:s text:c="4"/>left_side_specification</text:p>
      <text:p text:style-name="P14"><text:s text:c="7"/>.Stub(x =&gt; x.is_satisfied_by(the_item_that_meets_both_conditions))</text:p>
      <text:p text:style-name="P25"><text:span text:style-name="T18"><text:s text:c="7"/>.Return(</text:span><text:span text:style-name="T4">false</text:span><text:span text:style-name="T18">);</text:span></text:p>
      <text:p text:style-name="P14"><text:s text:c="4"/>right_side_specification</text:p>
      <text:p text:style-name="P14"><text:s text:c="7"/>.Stub(x =&gt; x.is_satisfied_by(the_item_that_meets_both_conditions))</text:p>
      <text:p text:style-name="P25"><text:span text:style-name="T18"><text:s text:c="7"/>.Return(</text:span><text:span text:style-name="T4">true</text:span><text:span text:style-name="T18">);</text:span></text:p>
      <text:p text:style-name="P14"/>
      <text:p text:style-name="P25"><text:span text:style-name="T18"><text:s text:c="4"/>create_sut_using(() =&gt; </text:span><text:span text:style-name="T4">new</text:span><text:span text:style-name="T18"> </text:span><text:span text:style-name="T48">OrSpecification</text:span><text:span text:style-name="T18">&lt;</text:span><text:span text:style-name="T36">IWhateverType</text:span><text:span text:style-name="T18">&gt;(left_side_specification, </text:span></text:p>
      <text:p text:style-name="P14"><text:s text:c="62"/>right_side_specification)</text:p>
      <text:p text:style-name="P14"><text:s text:c="20"/>);</text:p>
      <text:p text:style-name="P14">};</text:p>
      <text:p text:style-name="P2"/>
      <text:p text:style-name="P2"><text:soft-page-break/>Vamos primero con la version 1.</text:p>
      <text:p text:style-name="P2"/>
      <text:p text:style-name="P2">Vemos que esta dividido en dos bloques:</text:p>
      <text:p text:style-name="P2"/>
      <text:list xml:id="list30715626" text:style-name="L4">
        <text:list-item>
          <text:p text:style-name="P42">En el primer bloque simplemente creamos todos los objetos que necesitamos a traves de las factorias que nos provee machine.specifications.developwithpassion:</text:p>
          <text:list>
            <text:list-item>
              <text:p text:style-name="P42">the_dependency&lt;T&gt;(), crea un mock del tipo especificado por T y ademas lo inyecta al constructor cuando se crea el System Under Test (sut).</text:p>
            </text:list-item>
            <text:list-item>
              <text:p text:style-name="P42">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0686126" text:style-name="L5">
        <text:list-item>
          <text:p text:style-name="P43">En el segundo bloque establecemos el comportamiento esperado de los dos mocks creados anteriormente (left_side_specification y right_side_specification), obligandolos a que:</text:p>
          <text:list>
            <text:list-item>
              <text:p text:style-name="P43">cuando reciban una llamada al metodo is_satisfied_by() con el argumento the_item_that_meets_both_conditions,</text:p>
            </text:list-item>
            <text:list-item>
              <text:p text:style-name="P43">devuelva el valor true.</text:p>
            </text:list-item>
          </text:list>
        </text:list-item>
      </text:list>
      <text:p text:style-name="P2"/>
      <text:p text:style-name="P4">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0"><text:span text:style-name="T4">public</text:span><text:span text:style-name="T18"> OrSpecification(</text:span><text:span text:style-name="T36">ISpecification</text:span><text:span text:style-name="T18">&lt;T&gt; left_side_specification, </text:span></text:p>
      <text:p text:style-name="P10"><text:span text:style-name="T18"><text:s text:c="23"/></text:span><text:span text:style-name="T36">ISpecification</text:span><text:span text:style-name="T18">&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4524487" text:continue-list="list30715626" text:style-name="L4">
        <text:list-item>
          <text:p text:style-name="P42">En el primer bloque simplemente creamos todos los objetos que necesitamos a traves de las factorias que nos provee machine.specifications.developwithpassion:</text:p>
          <text:list>
            <text:list-item>
              <text:p text:style-name="P42">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0694639" text:style-name="L6">
        <text:list-item>
          <text:p text:style-name="P44"><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4">cuando reciban una llamada al metodo is_satisfied_by() con el argumento the_item_that_meets_both_conditions,</text:p>
            </text:list-item>
            <text:list-item>
              <text:p text:style-name="P44">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0716082" text:style-name="L7">
        <text:list-item>
          <text:p text:style-name="P45">En la version 1:</text:p>
          <text:list>
            <text:list-item>
              <text:p text:style-name="P45">Dos llamadas a the_dependency&lt;T&gt;() y</text:p>
            </text:list-item>
            <text:list-item>
              <text:p text:style-name="P45">Una llamada a an&lt;T&gt;()</text:p>
              <text:p text:style-name="P45"/>
            </text:list-item>
          </text:list>
        </text:list-item>
        <text:list-item>
          <text:p text:style-name="P45">En la version 2:</text:p>
          <text:list>
            <text:list-item>
              <text:p text:style-name="P45">Tres llamadas a an&lt;T&gt;()</text:p>
            </text:list-item>
          </text:list>
        </text:list-item>
      </text:list>
      <text:p text:style-name="P2"/>
      <text:p text:style-name="P2">Vamos por lo tanto con el tercer bloque:</text:p>
      <text:p text:style-name="P2"/>
      <text:list xml:id="list30712905" text:style-name="L8">
        <text:list-item>
          <text:p text:style-name="P46">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25"><text:span text:style-name="T18">create_sut_using(() =&gt; </text:span><text:span text:style-name="T4">new</text:span><text:span text:style-name="T18"> </text:span><text:span text:style-name="T48">OrSpecification</text:span><text:span text:style-name="T18">&lt;</text:span><text:span text:style-name="T36">IWhateverType</text:span><text:span text:style-name="T18">&gt;(left_side_specification, </text:span></text:p>
      <text:p text:style-name="P25"><text:span text:style-name="T18"><text:s text:c="58"/>right_side_specification)</text:span><text:span text:style-name="T20">);</text:span></text:p>
      <text:p text:style-name="P2"/>
      <text:p text:style-name="Standard"><text:span text:style-name="T72">La implementacion completa del primer Scenario ("Happy Day Scenario")</text:span><text:span text:style-name="T71">:</text:span><text:span text:style-name="T71"> </text:span></text:p>
      <text:p text:style-name="P2"/>
      <text:p text:style-name="P2">Esta seria la BDD_Spec completa con todos los elementos que entran en juego:</text:p>
      <text:p text:style-name="P2"/>
      <text:p text:style-name="P13"><text:span text:style-name="T2">public</text:span> <text:span text:style-name="T2">class</text:span> <text:span text:style-name="T46">concern_for_the_or_specification</text:span> : </text:p>
      <text:p text:style-name="P13"><text:span text:style-name="T46"><text:s text:c="3"/>Observes</text:span>&lt;<text:span text:style-name="T34">ISpecification</text:span>&lt;<text:span text:style-name="T34">IWhateverType</text:span>&gt;, <text:span text:style-name="T46">OrSpecification</text:span>&lt;<text:span text:style-name="T34">IWhateverType</text:span>&gt;&gt; {}</text:p>
      <text:p text:style-name="P14"/>
      <text:p text:style-name="P25"><text:span text:style-name="T4">public</text:span><text:span text:style-name="T18"> </text:span><text:span text:style-name="T4">class</text:span><text:span text:style-name="T18"> </text:span><text:span text:style-name="T48">when_asked_if_an_item_that_meets_both_conditions_satisfies_the_or_operator_specification</text:span><text:span text:style-name="T18"> : </text:span><text:span text:style-name="T48">concern_for_the_or_specificatio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left_side_specification = an&lt;</text:span><text:span text:style-name="T36">ISpecification</text:span><text:span text:style-name="T18">&lt;</text:span><text:span text:style-name="T36">IWhateverType</text:span><text:span text:style-name="T18">&gt;&gt;();</text:span></text:p>
      <text:p text:style-name="P25"><text:span text:style-name="T18"><text:s text:c="8"/>right_side_specification = an&lt;</text:span><text:span text:style-name="T36">ISpecification</text:span><text:span text:style-name="T18">&lt;</text:span><text:span text:style-name="T36">IWhateverType</text:span><text:span text:style-name="T18">&gt;&gt;();</text:span></text:p>
      <text:p text:style-name="P25"><text:span text:style-name="T18"><text:s text:c="8"/>the_item_that_meets_both_conditions = an&lt;</text:span><text:span text:style-name="T36">IWhateverType</text:span><text:span text:style-name="T18">&gt;();</text:span></text:p>
      <text:p text:style-name="P14"/>
      <text:p text:style-name="P14"><text:s text:c="8"/>left_side_specification</text:p>
      <text:p text:style-name="P14"><text:s text:c="11"/>.Stub(x =&gt; x.is_satisfied_by(the_item_that_meets_both_conditions))</text:p>
      <text:p text:style-name="P25"><text:span text:style-name="T18"><text:s text:c="11"/>.Return(</text:span><text:span text:style-name="T4">true</text:span><text:span text:style-name="T18">);</text:span></text:p>
      <text:p text:style-name="P14"><text:s text:c="8"/>right_side_specification</text:p>
      <text:p text:style-name="P14"><text:s text:c="11"/>.Stub(x =&gt; x.is_satisfied_by(the_item_that_meets_both_conditions))</text:p>
      <text:p text:style-name="P25"><text:span text:style-name="T18"><text:s text:c="11"/>.Return(</text:span><text:span text:style-name="T4">true</text:span><text:span text:style-name="T18">);</text:span></text:p>
      <text:p text:style-name="P14"/>
      <text:p text:style-name="P25"><text:span text:style-name="T18"><text:s text:c="8"/>create_sut_using(() =&gt; </text:span><text:span text:style-name="T4">new</text:span><text:span text:style-name="T18"> </text:span><text:span text:style-name="T48">OrSpecification</text:span><text:span text:style-name="T18">&lt;</text:span><text:span text:style-name="T36">IWhateverType</text:span><text:span text:style-name="T18">&gt;(</text:span></text:p>
      <text:p text:style-name="P14"><text:tab/><text:tab/><text:tab/><text:tab/><text:tab/><text:tab/><text:tab/><text:tab/>left_side_specification, </text:p>
      <text:p text:style-name="P14"><text:soft-page-break/><text:tab/><text:tab/><text:tab/><text:tab/><text:tab/><text:tab/><text:tab/><text:tab/>right_side_specification));</text:p>
      <text:p text:style-name="P14"><text:s text:c="4"/>};</text:p>
      <text:p text:style-name="P14"/>
      <text:p text:style-name="P25"><text:span text:style-name="T18"><text:s text:c="4"/></text:span><text:span text:style-name="T36">Because</text:span><text:span text:style-name="T18"> of = () =&gt; </text:span></text:p>
      <text:p text:style-name="P14"><text:s text:c="7"/>result = sut.is_satisfied_by(the_item_that_meets_both_conditions);</text:p>
      <text:p text:style-name="P14"/>
      <text:p text:style-name="P25"><text:span text:style-name="T18"><text:s text:c="4"/></text:span><text:span text:style-name="T36">It</text:span><text:span text:style-name="T18"> should_confirm_that_the_or_operator_specification_was_satisfied = () =&gt; result.ShouldBeTrue();</text:span></text:p>
      <text:p text:style-name="P25"><text:span text:style-name="T18"><text:s text:c="4"/></text:span><text:span text:style-name="T36">It</text:span><text:span text:style-name="T18"> should_evaluate_the_left_side_condition = () =&gt;</text:span></text:p>
      <text:p text:style-name="P14"><text:s text:c="7"/>left_side_specification</text:p>
      <text:p text:style-name="P14"><text:s text:c="10"/>.received(x =&gt; x.is_satisfied_by(the_item_that_meets_both_conditions));</text:p>
      <text:p text:style-name="P25"><text:span text:style-name="T18"><text:s text:c="4"/></text:span><text:span text:style-name="T36">It</text:span><text:span text:style-name="T18"> should_not_evaluate_the_right_side_condition = () =&gt;</text:span></text:p>
      <text:p text:style-name="P14"><text:s text:c="7"/>right_side_specification</text:p>
      <text:p text:style-name="P14"><text:s text:c="10"/>.never_received(x =&gt; x.is_satisfied_by(the_item_that_meets_both_conditions));</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left_side_specifica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right_side_specification;</text:span></text:p>
      <text:p text:style-name="P25"><text:span text:style-name="T18"><text:s text:c="4"/></text:span><text:span text:style-name="T4">static</text:span><text:span text:style-name="T18"> </text:span><text:span text:style-name="T36">IWhateverType</text:span><text:span text:style-name="T18"> the_item_that_meets_both_conditions;</text:span></text:p>
      <text:p text:style-name="P14">}</text:p>
      <text:p text:style-name="P2"/>
      <text:p text:style-name="P2">A mayores hemos creado la interface IWhateverType(), que simula el comportamiento de cualquier interface que definamos (algo asi como Object() pero en version interface):</text:p>
      <text:p text:style-name="P2"/>
      <text:p text:style-name="P10"><text:span text:style-name="T4">namespace</text:span><text:span text:style-name="T18"> dddsample.specs.domain.shared</text:span></text:p>
      <text:p text:style-name="P14">{</text:p>
      <text:p text:style-name="P25"><text:span text:style-name="T18"><text:s text:c="4"/></text:span><text:span text:style-name="T4">public</text:span><text:span text:style-name="T18"> </text:span><text:span text:style-name="T4">interface</text:span><text:span text:style-name="T18"> </text:span><text:span text:style-name="T36">IWhateverType</text:span><text:span text:style-name="T18"> { }</text:span></text:p>
      <text:p text:style-name="P14">}</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25"><text:span text:style-name="T36">It</text:span><text:span text:style-name="T18"> should_evaluate_the_left_side_condition</text:span></text:p>
      <text:p text:style-name="P25"><text:span text:style-name="T37">It</text:span><text:span text:style-name="T20"> should_not_evaluate_the_right_side_condition</text:span></text:p>
      <text:p text:style-name="P2"/>
      <text:p text:style-name="P2">vemos que necesitamos que necesitamos:</text:p>
      <text:p text:style-name="P2"/>
      <text:p text:style-name="P21">left_side_specification.is_satisfied_by(item);</text:p>
      <text:p text:style-name="P2"/>
      <text:p text:style-name="P2">pero no:</text:p>
      <text:p text:style-name="P2"/>
      <text:p text:style-name="P22">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0"><text:span text:style-name="T4">public</text:span><text:span text:style-name="T18"> OrSpecification(</text:span><text:span text:style-name="T36">ISpecification</text:span><text:span text:style-name="T18">&lt;T&gt; left_side_specification, </text:span></text:p>
      <text:p text:style-name="P10"><text:span text:style-name="T18"><text:s text:c="23"/></text:span><text:span text:style-name="T36">ISpecification</text:span><text:span text:style-name="T18">&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0"><text:span text:style-name="T4">public</text:span><text:span text:style-name="T18"> </text:span><text:span text:style-name="T4">class</text:span><text:span text:style-name="T18"> </text:span><text:span text:style-name="T48">OrSpecification</text:span><text:span text:style-name="T18">&lt;T&gt; : </text:span><text:span text:style-name="T36">ISpecification</text:span><text:span text:style-name="T18">&lt;T&gt;</text:span></text:p>
      <text:p text:style-name="P14">{</text:p>
      <text:p text:style-name="P25"><text:span text:style-name="T18"><text:s text:c="4"/></text:span><text:span text:style-name="T36">ISpecification</text:span><text:span text:style-name="T18">&lt;T&gt; left_side_specification;</text:span></text:p>
      <text:p text:style-name="P25"><text:span text:style-name="T18"><text:s text:c="4"/></text:span><text:span text:style-name="T36">ISpecification</text:span><text:span text:style-name="T18">&lt;T&gt; right_side_specification;</text:span></text:p>
      <text:p text:style-name="P14"/>
      <text:p text:style-name="P25"><text:span text:style-name="T18"><text:s text:c="4"/></text:span><text:span text:style-name="T4">public</text:span><text:span text:style-name="T18"> OrSpecification(</text:span><text:span text:style-name="T36">ISpecification</text:span><text:span text:style-name="T18">&lt;T&gt; left_side_specification, </text:span></text:p>
      <text:p text:style-name="P25"><text:span text:style-name="T18"><text:s text:c="27"/></text:span><text:span text:style-name="T36">ISpecification</text:span><text:span text:style-name="T18">&lt;T&gt; right_side_specification)</text:span></text:p>
      <text:p text:style-name="P14"><text:s text:c="4"/>{</text:p>
      <text:p text:style-name="P25"><text:span text:style-name="T18"><text:s text:c="8"/></text:span><text:span text:style-name="T4">this</text:span><text:span text:style-name="T18">.left_side_specification = left_side_specification;</text:span></text:p>
      <text:p text:style-name="P25"><text:span text:style-name="T18"><text:s text:c="8"/></text:span><text:span text:style-name="T4">this</text:span><text:span text:style-name="T18">.right_side_specification = right_side_specification;</text:span></text:p>
      <text:p text:style-name="P14"><text:s text:c="4"/>}</text:p>
      <text:p text:style-name="P14"/>
      <text:p text:style-name="P25"><text:span text:style-name="T18"><text:s text:c="4"/></text:span><text:span text:style-name="T4">public</text:span><text:span text:style-name="T18"> </text:span><text:span text:style-name="T4">bool</text:span><text:span text:style-name="T18"> is_satisfied_by(T item)</text:span></text:p>
      <text:p text:style-name="P14"><text:s text:c="4"/>{</text:p>
      <text:p text:style-name="P14"><text:s text:c="8"/><text:span text:style-name="T2">this</text:span>.left_side_specification.is_satisfied_by(item); <text:s text:c="7"/></text:p>
      <text:p text:style-name="P25"><text:span text:style-name="T18"><text:s text:c="8"/></text:span><text:span text:style-name="T4">return</text:span><text:span text:style-name="T18"> </text:span><text:span text:style-name="T4">false</text:span><text:span text:style-name="T18">;</text:span></text:p>
      <text:p text:style-name="P14"><text:s text:c="4"/>}</text:p>
      <text:p text:style-name="P14">}</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1"><text:span text:style-name="T36">It</text:span><text:span text:style-name="T18"> should_confirm_that_the_or_operator_specification_was_satisfied</text:span></text:p>
      <text:p text:style-name="P2"/>
      <text:p text:style-name="P2">Pero tiene facil arreglo, basta con devolver true, en vez de false:</text:p>
      <text:p text:style-name="P2"/>
      <text:p text:style-name="P25"><text:span text:style-name="T4">public</text:span><text:span text:style-name="T18"> </text:span><text:span text:style-name="T4">bool</text:span><text:span text:style-name="T18"> is_satisfied_by(T item)</text:span></text:p>
      <text:p text:style-name="P14">{</text:p>
      <text:p text:style-name="P25"><text:span text:style-name="T18"><text:s text:c="4"/></text:span><text:span text:style-name="T4">this</text:span><text:span text:style-name="T18">.left_side_specification.is_satisfied_by(item); <text:s text:c="7"/></text:span></text:p>
      <text:p text:style-name="P25"><text:span text:style-name="T18"><text:s text:c="4"/></text:span><text:span text:style-name="T4">return</text:span><text:span text:style-name="T18"> </text:span><text:span text:style-name="T4">true</text:span><text:span text:style-name="T18">;</text:span></text:p>
      <text:p text:style-name="P17">}</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4"><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1"><text:span text:style-name="T4">return</text:span><text:span text:style-name="T18"> </text:span><text:span text:style-name="T4">true</text:span><text:span text:style-name="T18">;</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1">»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0"><text:span text:style-name="T4">public</text:span><text:span text:style-name="T18"> </text:span><text:span text:style-name="T4">bool</text:span><text:span text:style-name="T18"> is_satisfied_by(T item)</text:span></text:p>
      <text:p text:style-name="P14">{</text:p>
      <text:p text:style-name="P25"><text:span text:style-name="T18"><text:s text:c="4"/></text:span><text:span text:style-name="T4">return this</text:span><text:span text:style-name="T18">.left_side_specification.is_satisfied_by(item) || </text:span></text:p>
      <text:p text:style-name="P14"><text:s text:c="11"/><text:span text:style-name="T2">this</text:span>.right_side_specification.is_satisfied_by(item);</text:p>
      <text:p text:style-name="P14">}</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77">:</text:span></text:p>
      <text:p text:style-name="P3"/>
      <text:p text:style-name="P3">Sin entrar en el nivel de detalle de la explicacion del primer Scenario ("Happy Day Scenario"), los Scenarios restantes</text:p>
      <text:p text:style-name="P3"/>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3"><text:soft-page-break/>» It should evaluate the right side condition</text:p>
      <text:p text:style-name="P3"/>
      <text:p text:style-name="P3">se implementarian a traves del siguiente codigo:</text:p>
      <text:p text:style-name="P3"/>
      <text:p text:style-name="P13"><text:span text:style-name="T15">public</text:span><text:span text:style-name="T77"> </text:span><text:span text:style-name="T15">class</text:span><text:span text:style-name="T77"> </text:span><text:span text:style-name="T57">when_asked_if_an_item_that_meets_only_the_left_side_condition_satisfies_the_or_operator_specification</text:span><text:span text:style-name="T77"> : </text:span><text:span text:style-name="T57">concern_for_the_or_specificatio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left_side_specification = an&lt;</text:span><text:span text:style-name="T36">ISpecification</text:span><text:span text:style-name="T18">&lt;</text:span><text:span text:style-name="T36">IWhateverType</text:span><text:span text:style-name="T18">&gt;&gt;();</text:span></text:p>
      <text:p text:style-name="P25"><text:span text:style-name="T18"><text:s text:c="8"/>right_side_specification = an&lt;</text:span><text:span text:style-name="T36">ISpecification</text:span><text:span text:style-name="T18">&lt;</text:span><text:span text:style-name="T36">IWhateverType</text:span><text:span text:style-name="T18">&gt;&gt;();</text:span></text:p>
      <text:p text:style-name="P25"><text:span text:style-name="T18"><text:s text:c="8"/>the_item_that_meets_the_left_side_condition = an&lt;</text:span><text:span text:style-name="T36">IWhateverType</text:span><text:span text:style-name="T18">&gt;();</text:span></text:p>
      <text:p text:style-name="P14"/>
      <text:p text:style-name="P14"><text:s text:c="8"/>left_side_specification</text:p>
      <text:p text:style-name="P14"><text:s text:c="11"/>.Stub(x =&gt; x.is_satisfied_by(the_item_that_meets_the_left_side_condition))</text:p>
      <text:p text:style-name="P25"><text:span text:style-name="T18"><text:s text:c="11"/>.Return(</text:span><text:span text:style-name="T4">true</text:span><text:span text:style-name="T18">);</text:span></text:p>
      <text:p text:style-name="P14"><text:s text:c="8"/>right_side_specification</text:p>
      <text:p text:style-name="P14"><text:s text:c="11"/>.Stub(x =&gt; x.is_satisfied_by(the_item_that_meets_the_left_side_condition))</text:p>
      <text:p text:style-name="P25"><text:span text:style-name="T18"><text:s text:c="11"/>.Return(</text:span><text:span text:style-name="T4">false</text:span><text:span text:style-name="T18">);</text:span></text:p>
      <text:p text:style-name="P14"/>
      <text:p text:style-name="P25"><text:span text:style-name="T18"><text:s text:c="8"/>create_sut_using(() =&gt; </text:span><text:span text:style-name="T4">new</text:span><text:span text:style-name="T18"> </text:span><text:span text:style-name="T48">OrSpecification</text:span><text:span text:style-name="T18">&lt;</text:span><text:span text:style-name="T36">IWhateverType</text:span><text:span text:style-name="T18">&gt;(</text:span></text:p>
      <text:p text:style-name="P14"><text:s text:c="60"/>left_side_specification, </text:p>
      <text:p text:style-name="P14"><text:s text:c="60"/>right_side_specification));</text:p>
      <text:p text:style-name="P14"><text:s text:c="4"/>};</text:p>
      <text:p text:style-name="P14"/>
      <text:p text:style-name="P25"><text:span text:style-name="T18"><text:s text:c="4"/></text:span><text:span text:style-name="T36">Because</text:span><text:span text:style-name="T18"> of = () =&gt; </text:span></text:p>
      <text:p text:style-name="P14"><text:s text:c="7"/>result = sut.is_satisfied_by(the_item_that_meets_the_left_side_condition);</text:p>
      <text:p text:style-name="P14"/>
      <text:p text:style-name="P25"><text:span text:style-name="T18"><text:s text:c="4"/></text:span><text:span text:style-name="T36">It</text:span><text:span text:style-name="T18"> should_confirm_that_the_or_operator_specification_was_satisfied = () =&gt; </text:span></text:p>
      <text:p text:style-name="P14"><text:s text:c="7"/>result.ShouldBeTrue();</text:p>
      <text:p text:style-name="P14"><text:s text:c="4"/></text:p>
      <text:p text:style-name="P25"><text:span text:style-name="T18"><text:s text:c="4"/></text:span><text:span text:style-name="T36">It</text:span><text:span text:style-name="T18"> should_evaluate_the_left_side_condition = () =&gt;</text:span></text:p>
      <text:p text:style-name="P14"><text:s text:c="7"/>left_side_specification</text:p>
      <text:p text:style-name="P14"><text:s text:c="10"/>.received(</text:p>
      <text:p text:style-name="P14"><text:s text:c="14"/>x =&gt; x.is_satisfied_by(the_item_that_meets_the_left_side_condition));</text:p>
      <text:p text:style-name="P14"><text:s text:c="4"/></text:p>
      <text:p text:style-name="P25"><text:span text:style-name="T18"><text:s text:c="4"/></text:span><text:span text:style-name="T36">It</text:span><text:span text:style-name="T18"> should_not_evaluate_the_right_side_condition = () =&gt;</text:span></text:p>
      <text:p text:style-name="P14"><text:s text:c="7"/>right_side_specification</text:p>
      <text:p text:style-name="P14"><text:s text:c="10"/>.never_received(</text:p>
      <text:p text:style-name="P14"><text:s text:c="13"/>x =&gt; x.is_satisfied_by(the_item_that_meets_the_left_side_condition));</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left_side_specifica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right_side_specification;</text:span></text:p>
      <text:p text:style-name="P25"><text:span text:style-name="T18"><text:s text:c="4"/></text:span><text:span text:style-name="T4">static</text:span><text:span text:style-name="T18"> </text:span><text:span text:style-name="T36">IWhateverType</text:span><text:span text:style-name="T18"> the_item_that_meets_the_left_side_condition;</text:span></text:p>
      <text:p text:style-name="P14">}</text:p>
      <text:p text:style-name="P14"/>
      <text:p text:style-name="P25"><text:span text:style-name="T4">public</text:span><text:span text:style-name="T18"> </text:span><text:span text:style-name="T4">class</text:span><text:span text:style-name="T18"> </text:span><text:span text:style-name="T48">when_asked_if_an_item_that_meets_only_the_right_side_condition_satisfies_the_or_operator_specification</text:span><text:span text:style-name="T18"> : </text:span><text:span text:style-name="T48">concern_for_the_or_specificatio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left_side_specification = an&lt;</text:span><text:span text:style-name="T36">ISpecification</text:span><text:span text:style-name="T18">&lt;</text:span><text:span text:style-name="T36">IWhateverType</text:span><text:span text:style-name="T18">&gt;&gt;();</text:span></text:p>
      <text:p text:style-name="P25"><text:span text:style-name="T18"><text:s text:c="8"/>right_side_specification = an&lt;</text:span><text:span text:style-name="T36">ISpecification</text:span><text:span text:style-name="T18">&lt;</text:span><text:span text:style-name="T36">IWhateverType</text:span><text:span text:style-name="T18">&gt;&gt;();</text:span></text:p>
      <text:p text:style-name="P25"><text:span text:style-name="T18"><text:s text:c="8"/>the_item_that_meets_the_right_side_condition = an&lt;</text:span><text:span text:style-name="T36">IWhateverType</text:span><text:span text:style-name="T18">&gt;();</text:span></text:p>
      <text:p text:style-name="P14"/>
      <text:p text:style-name="P14"><text:s text:c="8"/>left_side_specification</text:p>
      <text:p text:style-name="P14"><text:s text:c="11"/>.Stub(x =&gt; x.is_satisfied_by(the_item_that_meets_the_right_side_condition))</text:p>
      <text:p text:style-name="P25"><text:span text:style-name="T18"><text:s text:c="11"/>.Return(</text:span><text:span text:style-name="T4">false</text:span><text:span text:style-name="T18">);</text:span></text:p>
      <text:p text:style-name="P14"><text:s text:c="8"/>right_side_specification</text:p>
      <text:p text:style-name="P14"><text:soft-page-break/><text:s text:c="11"/>.Stub(x =&gt; x.is_satisfied_by(the_item_that_meets_the_right_side_condition))</text:p>
      <text:p text:style-name="P25"><text:span text:style-name="T18"><text:s text:c="11"/>.Return(</text:span><text:span text:style-name="T4">true</text:span><text:span text:style-name="T18">);</text:span></text:p>
      <text:p text:style-name="P14"/>
      <text:p text:style-name="P25"><text:span text:style-name="T18"><text:s text:c="8"/>create_sut_using(() =&gt; </text:span><text:span text:style-name="T4">new</text:span><text:span text:style-name="T18"> </text:span><text:span text:style-name="T48">OrSpecification</text:span><text:span text:style-name="T18">&lt;</text:span><text:span text:style-name="T36">IWhateverType</text:span><text:span text:style-name="T18">&gt;(</text:span></text:p>
      <text:p text:style-name="P14"><text:s text:c="60"/>left_side_specification, </text:p>
      <text:p text:style-name="P14"><text:s text:c="60"/>right_side_specification));</text:p>
      <text:p text:style-name="P14"><text:s text:c="4"/>};</text:p>
      <text:p text:style-name="P14"/>
      <text:p text:style-name="P25"><text:span text:style-name="T18"><text:s text:c="4"/></text:span><text:span text:style-name="T36">Because</text:span><text:span text:style-name="T18"> of = () =&gt; </text:span></text:p>
      <text:p text:style-name="P14"><text:s text:c="7"/>result = sut.is_satisfied_by(the_item_that_meets_the_right_side_condition);</text:p>
      <text:p text:style-name="P14"/>
      <text:p text:style-name="P25"><text:span text:style-name="T18"><text:s text:c="4"/></text:span><text:span text:style-name="T36">It</text:span><text:span text:style-name="T18"> should_confirm_that_the_or_operator_specification_was_satisfied = () =&gt; </text:span></text:p>
      <text:p text:style-name="P14"><text:s text:c="7"/>result.ShouldBeTrue();</text:p>
      <text:p text:style-name="P14"><text:s text:c="8"/></text:p>
      <text:p text:style-name="P25"><text:span text:style-name="T18"><text:s text:c="4"/></text:span><text:span text:style-name="T36">It</text:span><text:span text:style-name="T18"> should_evaluate_the_left_side_condition = () =&gt;</text:span></text:p>
      <text:p text:style-name="P14"><text:s text:c="7"/>left_side_specification</text:p>
      <text:p text:style-name="P14"><text:s text:c="10"/>.received(</text:p>
      <text:p text:style-name="P14"><text:s text:c="13"/>x =&gt; x.is_satisfied_by(the_item_that_meets_the_right_side_condition));</text:p>
      <text:p text:style-name="P14"/>
      <text:p text:style-name="P25"><text:span text:style-name="T18"><text:s text:c="4"/></text:span><text:span text:style-name="T36">It</text:span><text:span text:style-name="T18"> should_evaluate_the_right_side_condition = () =&gt;</text:span></text:p>
      <text:p text:style-name="P14"><text:s text:c="7"/>right_side_specification</text:p>
      <text:p text:style-name="P14"><text:s text:c="10"/>.received(</text:p>
      <text:p text:style-name="P14"><text:s text:c="13"/>x =&gt; x.is_satisfied_by(the_item_that_meets_the_right_side_condition));</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left_side_specifica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right_side_specification;</text:span></text:p>
      <text:p text:style-name="P25"><text:span text:style-name="T18"><text:s text:c="4"/></text:span><text:span text:style-name="T4">static</text:span><text:span text:style-name="T18"> </text:span><text:span text:style-name="T36">IWhateverType</text:span><text:span text:style-name="T18"> the_item_that_meets_the_right_side_condition;</text:span></text:p>
      <text:p text:style-name="P14">}</text:p>
      <text:p text:style-name="P14"/>
      <text:p text:style-name="P25"><text:span text:style-name="T4">public</text:span><text:span text:style-name="T18"> </text:span><text:span text:style-name="T4">class</text:span><text:span text:style-name="T18"> </text:span><text:span text:style-name="T48">when_asked_if_an_item_that_does_not_meet_any_of_the_conditions_satisfies_the_or_operator_specification</text:span><text:span text:style-name="T18"> : </text:span><text:span text:style-name="T48">concern_for_the_or_specificatio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left_side_specification = an&lt;</text:span><text:span text:style-name="T36">ISpecification</text:span><text:span text:style-name="T18">&lt;</text:span><text:span text:style-name="T36">IWhateverType</text:span><text:span text:style-name="T18">&gt;&gt;();</text:span></text:p>
      <text:p text:style-name="P25"><text:span text:style-name="T18"><text:s text:c="8"/>right_side_specification = an&lt;</text:span><text:span text:style-name="T36">ISpecification</text:span><text:span text:style-name="T18">&lt;</text:span><text:span text:style-name="T36">IWhateverType</text:span><text:span text:style-name="T18">&gt;&gt;();</text:span></text:p>
      <text:p text:style-name="P25"><text:span text:style-name="T18"><text:s text:c="8"/>the_item_that_meets_no_condition = an&lt;</text:span><text:span text:style-name="T36">IWhateverType</text:span><text:span text:style-name="T18">&gt;();</text:span></text:p>
      <text:p text:style-name="P14"/>
      <text:p text:style-name="P14"><text:s text:c="8"/>left_side_specification</text:p>
      <text:p text:style-name="P14"><text:s text:c="11"/>.Stub(x =&gt; x.is_satisfied_by(the_item_that_meets_no_condition))</text:p>
      <text:p text:style-name="P25"><text:span text:style-name="T18"><text:s text:c="11"/>.Return(</text:span><text:span text:style-name="T4">false</text:span><text:span text:style-name="T18">);</text:span></text:p>
      <text:p text:style-name="P14"><text:s text:c="8"/>right_side_specification</text:p>
      <text:p text:style-name="P14"><text:s text:c="11"/>.Stub(x =&gt; x.is_satisfied_by(the_item_that_meets_no_condition))</text:p>
      <text:p text:style-name="P25"><text:span text:style-name="T18"><text:s text:c="11"/>.Return(</text:span><text:span text:style-name="T4">false</text:span><text:span text:style-name="T18">);</text:span></text:p>
      <text:p text:style-name="P14"/>
      <text:p text:style-name="P25"><text:span text:style-name="T18"><text:s text:c="8"/>create_sut_using(() =&gt; </text:span><text:span text:style-name="T4">new</text:span><text:span text:style-name="T18"> </text:span><text:span text:style-name="T48">OrSpecification</text:span><text:span text:style-name="T18">&lt;</text:span><text:span text:style-name="T36">IWhateverType</text:span><text:span text:style-name="T18">&gt;(</text:span></text:p>
      <text:p text:style-name="P14"><text:s text:c="60"/>left_side_specification, </text:p>
      <text:p text:style-name="P14"><text:s text:c="60"/>right_side_specification));</text:p>
      <text:p text:style-name="P14"><text:s text:c="4"/>};</text:p>
      <text:p text:style-name="P14"/>
      <text:p text:style-name="P25"><text:span text:style-name="T18"><text:s text:c="4"/></text:span><text:span text:style-name="T36">Because</text:span><text:span text:style-name="T18"> of = () =&gt; result = sut.is_satisfied_by(the_item_that_meets_no_condition);</text:span></text:p>
      <text:p text:style-name="P14"/>
      <text:p text:style-name="P25"><text:span text:style-name="T18"><text:s text:c="4"/></text:span><text:span text:style-name="T36">It</text:span><text:span text:style-name="T18"> should_confirm_that_the_or_operator_specification_was_not_satisfied = () =&gt; </text:span></text:p>
      <text:p text:style-name="P14"><text:s text:c="7"/>result.ShouldBeFalse();</text:p>
      <text:p text:style-name="P14"/>
      <text:p text:style-name="P25"><text:span text:style-name="T18"><text:s text:c="4"/></text:span><text:span text:style-name="T36">It</text:span><text:span text:style-name="T18"> should_evaluate_the_left_side_condition = () =&gt;</text:span></text:p>
      <text:p text:style-name="P14"><text:s text:c="7"/>left_side_specification</text:p>
      <text:p text:style-name="P14"><text:s text:c="10"/>.received(x =&gt; x.is_satisfied_by(the_item_that_meets_no_condition));</text:p>
      <text:p text:style-name="P14"/>
      <text:p text:style-name="P25"><text:span text:style-name="T18"><text:s text:c="4"/></text:span><text:span text:style-name="T36">It</text:span><text:span text:style-name="T18"> should_evaluate_the_right_side_condition = () =&gt;</text:span></text:p>
      <text:p text:style-name="P14"><text:soft-page-break/><text:s text:c="7"/>right_side_specification</text:p>
      <text:p text:style-name="P14"><text:s text:c="10"/>.received(x =&gt; x.is_satisfied_by(the_item_that_meets_no_condition));</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left_side_specifica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right_side_specification;</text:span></text:p>
      <text:p text:style-name="P25"><text:span text:style-name="T18"><text:s text:c="4"/></text:span><text:span text:style-name="T4">static</text:span><text:span text:style-name="T18"> </text:span><text:span text:style-name="T36">IWhateverType</text:span><text:span text:style-name="T18"> the_item_that_meets_no_condition;</text:span></text:p>
      <text:p text:style-name="P14">}</text:p>
      <text:p text:style-name="P3"/>
      <text:p text:style-name="P3">y que obligaria a nuestra clase OrSpecification a hacer lo correcto:</text:p>
      <text:p text:style-name="P3"/>
      <text:p text:style-name="P10"><text:span text:style-name="T9">public</text:span><text:span text:style-name="T23"> </text:span><text:span text:style-name="T9">class</text:span><text:span text:style-name="T23"> </text:span><text:span text:style-name="T52">OrSpecification</text:span><text:span text:style-name="T23">&lt;T&gt; : </text:span><text:span text:style-name="T40">ISpecification</text:span><text:span text:style-name="T23">&lt;T&gt;</text:span></text:p>
      <text:p text:style-name="P14">{</text:p>
      <text:p text:style-name="P25"><text:span text:style-name="T18"><text:s text:c="4"/></text:span><text:span text:style-name="T36">ISpecification</text:span><text:span text:style-name="T18">&lt;T&gt; left_side_specification;</text:span></text:p>
      <text:p text:style-name="P25"><text:span text:style-name="T18"><text:s text:c="4"/></text:span><text:span text:style-name="T36">ISpecification</text:span><text:span text:style-name="T18">&lt;T&gt; right_side_specification;</text:span></text:p>
      <text:p text:style-name="P14"/>
      <text:p text:style-name="P25"><text:span text:style-name="T18"><text:s text:c="4"/></text:span><text:span text:style-name="T4">public</text:span><text:span text:style-name="T18"> OrSpecification(</text:span><text:span text:style-name="T36">ISpecification</text:span><text:span text:style-name="T18">&lt;T&gt; left_side_specification, </text:span></text:p>
      <text:p text:style-name="P25"><text:span text:style-name="T18"><text:s text:c="27"/></text:span><text:span text:style-name="T36">ISpecification</text:span><text:span text:style-name="T18">&lt;T&gt; right_side_specification)</text:span></text:p>
      <text:p text:style-name="P14"><text:s text:c="4"/>{</text:p>
      <text:p text:style-name="P25"><text:span text:style-name="T18"><text:s text:c="8"/></text:span><text:span text:style-name="T4">this</text:span><text:span text:style-name="T18">.left_side_specification = left_side_specification;</text:span></text:p>
      <text:p text:style-name="P25"><text:span text:style-name="T18"><text:s text:c="8"/></text:span><text:span text:style-name="T4">this</text:span><text:span text:style-name="T18">.right_side_specification = right_side_specification;</text:span></text:p>
      <text:p text:style-name="P14"><text:s text:c="4"/>}</text:p>
      <text:p text:style-name="P14"/>
      <text:p text:style-name="P25"><text:span text:style-name="T18"><text:s text:c="4"/></text:span><text:span text:style-name="T4">public</text:span><text:span text:style-name="T18"> </text:span><text:span text:style-name="T4">bool</text:span><text:span text:style-name="T18"> is_satisfied_by(T item)</text:span></text:p>
      <text:p text:style-name="P14"><text:s text:c="4"/>{</text:p>
      <text:p text:style-name="P25"><text:span text:style-name="T18"><text:s text:c="8"/></text:span><text:span text:style-name="T4">return</text:span><text:span text:style-name="T18"> </text:span><text:span text:style-name="T4">this</text:span><text:span text:style-name="T18">.left_side_specification.is_satisfied_by(item) || </text:span></text:p>
      <text:p text:style-name="P14"><text:s text:c="15"/><text:span text:style-name="T2">this</text:span>.right_side_specification.is_satisfied_by(item);</text:p>
      <text:p text:style-name="P14"><text:s text:c="4"/>}</text:p>
      <text:p text:style-name="P14">}</text:p>
      <text:p text:style-name="P3"/>
      <text:p text:style-name="P3">tal y como demuestra la salida de haber ejcutado esta BDD_Spec con TestDriven.NET:</text:p>
      <text:p text:style-name="P3"/>
      <text:p text:style-name="P30">------ Test started: Assembly: dddsample.specs.dll ------</text:p>
      <text:p text:style-name="P31"/>
      <text:p text:style-name="P32">when asked if an item that meets both conditions satisfies the or operator specification</text:p>
      <text:p text:style-name="P35">» should confirm that the or operator specification was satisfied</text:p>
      <text:p text:style-name="P35">» should evaluate the left side condition</text:p>
      <text:p text:style-name="P35">» should not evaluate the right side condition</text:p>
      <text:p text:style-name="P35"/>
      <text:p text:style-name="P35">when asked if an item that meets only the left side condition satisfies the or operator specification</text:p>
      <text:p text:style-name="P35">» should confirm that the or operator specification was satisfied</text:p>
      <text:p text:style-name="P35">» should evaluate the left side condition</text:p>
      <text:p text:style-name="P35">» should not evaluate the right side condition</text:p>
      <text:p text:style-name="P35"/>
      <text:p text:style-name="P35">when asked if an item that meets only the right side condition satisfies the or operator specification</text:p>
      <text:p text:style-name="P35">» should confirm that the or operator specification was satisfied</text:p>
      <text:p text:style-name="P35">» should evaluate the left side condition</text:p>
      <text:p text:style-name="P35">» should evaluate the right side condition</text:p>
      <text:p text:style-name="P35"/>
      <text:p text:style-name="P35">when asked if an item that does not meet any of the conditions satisfies the or operator specification</text:p>
      <text:p text:style-name="P35">» should confirm that the or operator specification was not satisfied</text:p>
      <text:p text:style-name="P35">» should evaluate the left side condition</text:p>
      <text:p text:style-name="P35">» should evaluate the right side condition</text:p>
      <text:p text:style-name="P35"/>
      <text:p text:style-name="P35"/>
      <text:p text:style-name="P35">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62">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0">When asked if an item that meets the condition satisfies the not operation specification</text:p>
      <text:p text:style-name="P35">» It should confirm that the original condition has been negated</text:p>
      <text:p text:style-name="P35">» It should evaluate the condition</text:p>
      <text:p text:style-name="P35"/>
      <text:p text:style-name="P35">When asked if an item that does not meet the condition satisfies the not operation specification</text:p>
      <text:p text:style-name="P35">» It should confirm that the original condition has been negated</text:p>
      <text:p text:style-name="P35">» It should evaluate the condition</text:p>
      <text:p text:style-name="P2"/>
      <text:p text:style-name="P2">El codigo que implementan ambas BDD_Specs:</text:p>
      <text:p text:style-name="P2"/>
      <text:p text:style-name="P13"><text:span text:style-name="T2">public</text:span> <text:span text:style-name="T2">class</text:span> <text:span text:style-name="T46">concern_for_the_not_specification</text:span> : </text:p>
      <text:p text:style-name="P13"><text:span text:style-name="T46"><text:s text:c="3"/>Observes</text:span>&lt;<text:span text:style-name="T34">ISpecification</text:span>&lt;<text:span text:style-name="T34">IWhateverType</text:span>&gt;, <text:span text:style-name="T46">NotSpecification</text:span>&lt;<text:span text:style-name="T34">IWhateverType</text:span>&gt;&gt; { }</text:p>
      <text:p text:style-name="P14"/>
      <text:p text:style-name="P25"><text:span text:style-name="T4">public</text:span><text:span text:style-name="T18"> </text:span><text:span text:style-name="T4">class</text:span><text:span text:style-name="T18"> </text:span><text:span text:style-name="T48">when_asked_if_an_item_that_meets_the_condition_satisfies_the_not_operation_specification</text:span><text:span text:style-name="T18"> : </text:span><text:span text:style-name="T48">concern_for_the_not_specificatio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the_to_negate_specification = the_dependency&lt;</text:span><text:span text:style-name="T36">ISpecification</text:span><text:span text:style-name="T18">&lt;</text:span><text:span text:style-name="T36">IWhateverType</text:span><text:span text:style-name="T18">&gt;&gt;();</text:span></text:p>
      <text:p text:style-name="P25"><text:span text:style-name="T18"><text:s text:c="8"/>the_item_that_meets_the_condition = an&lt;</text:span><text:span text:style-name="T36">IWhateverType</text:span><text:span text:style-name="T18">&gt;();</text:span></text:p>
      <text:p text:style-name="P14"/>
      <text:p text:style-name="P14"><text:s text:c="8"/>the_to_negate_specification</text:p>
      <text:p text:style-name="P14"><text:s text:c="11"/>.Stub(x =&gt; x.is_satisfied_by(the_item_that_meets_the_condition))</text:p>
      <text:p text:style-name="P25"><text:span text:style-name="T18"><text:s text:c="11"/>.Return(</text:span><text:span text:style-name="T4">true</text:span><text:span text:style-name="T18">);</text:span></text:p>
      <text:p text:style-name="P14"><text:s text:c="4"/>};</text:p>
      <text:p text:style-name="P14"/>
      <text:p text:style-name="P25"><text:span text:style-name="T18"><text:s text:c="4"/></text:span><text:span text:style-name="T36">Because</text:span><text:span text:style-name="T18"> of = () =&gt; result = sut.is_satisfied_by(the_item_that_meets_the_condition);</text:span></text:p>
      <text:p text:style-name="P14"/>
      <text:p text:style-name="P25"><text:span text:style-name="T18"><text:s text:c="4"/></text:span><text:span text:style-name="T36">It</text:span><text:span text:style-name="T18"> should_confirm_that_the_original_condition_has_been_negated = () =&gt; </text:span></text:p>
      <text:p text:style-name="P14"><text:s text:c="7"/>result.ShouldBeFalse();</text:p>
      <text:p text:style-name="P14"/>
      <text:p text:style-name="P25"><text:span text:style-name="T18"><text:s text:c="4"/></text:span><text:span text:style-name="T36">It</text:span><text:span text:style-name="T18"> should_evaluate_the_condition = () =&gt;</text:span></text:p>
      <text:p text:style-name="P14"><text:s text:c="7"/>the_to_negate_specification</text:p>
      <text:p text:style-name="P14"><text:s text:c="10"/>.received(x =&gt; x.is_satisfied_by(the_item_that_meets_the_condition));</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WhateverType</text:span><text:span text:style-name="T18"> the_item_that_meets_the_condi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the_to_negate_specification;</text:span></text:p>
      <text:p text:style-name="P14">}</text:p>
      <text:p text:style-name="P14"/>
      <text:p text:style-name="P25"><text:span text:style-name="T4">public</text:span><text:span text:style-name="T18"> </text:span><text:span text:style-name="T4">class</text:span><text:span text:style-name="T18"> </text:span><text:span text:style-name="T48">when_asked_if_an_item_that_does_not_meet_the_condition_satisfies_the_not_operation_specification</text:span><text:span text:style-name="T18"> : </text:span><text:span text:style-name="T48">concern_for_the_not_specificatio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the_to_negate_specification = the_dependency&lt;</text:span><text:span text:style-name="T36">ISpecification</text:span><text:span text:style-name="T18">&lt;</text:span><text:span text:style-name="T36">IWhateverType</text:span><text:span text:style-name="T18">&gt;&gt;();</text:span></text:p>
      <text:p text:style-name="P25"><text:soft-page-break/><text:span text:style-name="T18"><text:s text:c="8"/>the_item_that_does_not_meet_the_condition = an&lt;</text:span><text:span text:style-name="T36">IWhateverType</text:span><text:span text:style-name="T18">&gt;();</text:span></text:p>
      <text:p text:style-name="P14"/>
      <text:p text:style-name="P14"><text:s text:c="8"/>the_to_negate_specification</text:p>
      <text:p text:style-name="P14"><text:s text:c="11"/>.Stub(x =&gt; x.is_satisfied_by(the_item_that_does_not_meet_the_condition))</text:p>
      <text:p text:style-name="P25"><text:span text:style-name="T18"><text:s text:c="11"/>.Return(</text:span><text:span text:style-name="T4">false</text:span><text:span text:style-name="T18">);</text:span></text:p>
      <text:p text:style-name="P14"><text:s text:c="4"/>};</text:p>
      <text:p text:style-name="P14"/>
      <text:p text:style-name="P25"><text:span text:style-name="T18"><text:s text:c="4"/></text:span><text:span text:style-name="T36">Because</text:span><text:span text:style-name="T18"> of = () =&gt; </text:span></text:p>
      <text:p text:style-name="P14"><text:s text:c="7"/>result = sut.is_satisfied_by(the_item_that_does_not_meet_the_condition);</text:p>
      <text:p text:style-name="P14"/>
      <text:p text:style-name="P25"><text:span text:style-name="T18"><text:s text:c="4"/></text:span><text:span text:style-name="T36">It</text:span><text:span text:style-name="T18"> should_confirm_that_the_original_condition_has_been_negated = () =&gt; </text:span></text:p>
      <text:p text:style-name="P14"><text:s text:c="7"/>result.ShouldBeTrue();</text:p>
      <text:p text:style-name="P14"/>
      <text:p text:style-name="P25"><text:span text:style-name="T18"><text:s text:c="4"/></text:span><text:span text:style-name="T36">It</text:span><text:span text:style-name="T18"> should_evaluate_the_condition = () =&gt;</text:span></text:p>
      <text:p text:style-name="P14"><text:s text:c="7"/>the_to_negate_specification</text:p>
      <text:p text:style-name="P14"><text:s text:c="10"/>.received(x =&gt; x.is_satisfied_by(the_item_that_does_not_meet_the_condition));</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WhateverType</text:span><text:span text:style-name="T18"> the_item_that_does_not_meet_the_condi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the_to_negate_specification;</text:span></text:p>
      <text:p text:style-name="P14">}</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4534626" text:continue-list="list34524487" text:style-name="L4">
        <text:list-item>
          <text:p text:style-name="P42">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0"><text:span text:style-name="T4">public</text:span><text:span text:style-name="T18"> </text:span><text:span text:style-name="T4">class</text:span><text:span text:style-name="T18"> </text:span><text:span text:style-name="T48">NotSpecification</text:span><text:span text:style-name="T18">&lt;T&gt; : </text:span><text:span text:style-name="T36">ISpecification</text:span><text:span text:style-name="T18">&lt;T&gt; </text:span></text:p>
      <text:p text:style-name="P14">{</text:p>
      <text:p text:style-name="P25"><text:span text:style-name="T18"><text:s text:c="4"/></text:span><text:span text:style-name="T36">ISpecification</text:span><text:span text:style-name="T18">&lt;T&gt; to_negate_specification;</text:span></text:p>
      <text:p text:style-name="P14"/>
      <text:p text:style-name="P25"><text:span text:style-name="T18"><text:s text:c="4"/></text:span><text:span text:style-name="T4">public</text:span><text:span text:style-name="T18"> NotSpecification(</text:span><text:span text:style-name="T36">ISpecification</text:span><text:span text:style-name="T18">&lt;T&gt; to_negate_specification)</text:span></text:p>
      <text:p text:style-name="P14"><text:s text:c="4"/>{</text:p>
      <text:p text:style-name="P25"><text:span text:style-name="T18"><text:s text:c="8"/></text:span><text:span text:style-name="T4">this</text:span><text:span text:style-name="T18">.to_negate_specification = to_negate_specification;</text:span></text:p>
      <text:p text:style-name="P14"><text:s text:c="4"/>}</text:p>
      <text:p text:style-name="P14"/>
      <text:p text:style-name="P25"><text:span text:style-name="T18"><text:s text:c="4"/></text:span><text:span text:style-name="T4">public</text:span><text:span text:style-name="T18"> </text:span><text:span text:style-name="T4">bool</text:span><text:span text:style-name="T18"> is_satisfied_by(T item)</text:span></text:p>
      <text:p text:style-name="P14"><text:s text:c="4"/>{</text:p>
      <text:p text:style-name="P25"><text:span text:style-name="T18"><text:s text:c="8"/></text:span><text:span text:style-name="T4">return</text:span><text:span text:style-name="T18"> !</text:span><text:span text:style-name="T4">this</text:span><text:span text:style-name="T18">.to_negate_specification.is_satisfied_by(item);</text:span></text:p>
      <text:p text:style-name="P14"><text:s text:c="4"/>}</text:p>
      <text:p text:style-name="P14">}</text:p>
      <text:p text:style-name="P2"/>
      <text:p text:style-name="P2">Y todo funciona segun lo previsto tal y como demuestra el log de TestDriven.NET:</text:p>
      <text:p text:style-name="P2"/>
      <text:p text:style-name="P30">------ Test started: Assembly: dddsample.specs.dll ------</text:p>
      <text:p text:style-name="P31"/>
      <text:p text:style-name="P30">when asked if an item that meets the condition satisfies the not operation specification</text:p>
      <text:p text:style-name="P35">» should confirm that the original condition has been negated</text:p>
      <text:p text:style-name="P35">» should evaluate the condition</text:p>
      <text:p text:style-name="P35"><text:soft-page-break/></text:p>
      <text:p text:style-name="P35">when asked if an item that does not meet the condition satisfies the not operation specification</text:p>
      <text:p text:style-name="P35">» should confirm that the original condition has been negated</text:p>
      <text:p text:style-name="P35">» should evaluate the condition</text:p>
      <text:p text:style-name="P35"/>
      <text:p text:style-name="P35"/>
      <text:p text:style-name="P35">4 passed, 0 failed, 0 skipped, took 0,62 seconds (Machine.Specifications 0.3.0).</text:p>
      <text:p text:style-name="P7"/>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0">When asked if an item that meets both conditions satisfies the and operator specification</text:p>
      <text:p text:style-name="P35">» It should confirm that the and operator specification was satisfied</text:p>
      <text:p text:style-name="P35">» It should evaluate the left side condition</text:p>
      <text:p text:style-name="P35">» It should evaluate the right side condition</text:p>
      <text:p text:style-name="P35"/>
      <text:p text:style-name="P35">When asked if an item that meets only the left side condition satisfies the and operator specification</text:p>
      <text:p text:style-name="P35">» It should confirm that the and operator specification was not satisfied</text:p>
      <text:p text:style-name="P35">» It should evaluate the left side condition</text:p>
      <text:p text:style-name="P35">» It should evaluate the right side condition</text:p>
      <text:p text:style-name="P35"/>
      <text:p text:style-name="P35">When asked if an item that meets only the right side condition satisfies the and operator specification</text:p>
      <text:p text:style-name="P35">» It should confirm that the and operator specification was not satisfied</text:p>
      <text:p text:style-name="P35">» It should evaluate the left side condition</text:p>
      <text:p text:style-name="P35">» It should not evaluate the right side condition</text:p>
      <text:p text:style-name="P35"/>
      <text:p text:style-name="P35">When asked if an item that does not meet any of the conditions satisfies the and operator specification</text:p>
      <text:p text:style-name="P35">» It should confirm that the and operator specification was not satisfied</text:p>
      <text:p text:style-name="P35">» It should evaluate the left side condition</text:p>
      <text:p text:style-name="P35">»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2"><text:span text:style-name="T4">public</text:span><text:span text:style-name="T18"> </text:span><text:span text:style-name="T4">class</text:span><text:span text:style-name="T18"> </text:span><text:span text:style-name="T48">concern_for_the_and_specification</text:span><text:span text:style-name="T18"> : </text:span></text:p>
      <text:p text:style-name="P12"><text:span text:style-name="T18"><text:s text:c="3"/></text:span><text:span text:style-name="T48">Observes</text:span><text:span text:style-name="T18">&lt;</text:span><text:span text:style-name="T36">ISpecification</text:span><text:span text:style-name="T18">&lt;</text:span><text:span text:style-name="T36">IWhateverType</text:span><text:span text:style-name="T18">&gt;, </text:span><text:span text:style-name="T48">AndSpecification</text:span><text:span text:style-name="T18">&lt;</text:span><text:span text:style-name="T36">IWhateverType</text:span><text:span text:style-name="T18">&gt;&gt; { }</text:span></text:p>
      <text:p text:style-name="P14"/>
      <text:p text:style-name="P25"><text:span text:style-name="T4">public</text:span><text:span text:style-name="T18"> </text:span><text:span text:style-name="T4">class</text:span><text:span text:style-name="T18"> </text:span><text:span text:style-name="T48">when_asked_if_an_item_that_meets_both_conditions_satisfies_the_and_operator_specification</text:span><text:span text:style-name="T18"> : </text:span><text:span text:style-name="T48">concern_for_the_and_specificatio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left_side_specification = an&lt;</text:span><text:span text:style-name="T36">ISpecification</text:span><text:span text:style-name="T18">&lt;</text:span><text:span text:style-name="T36">IWhateverType</text:span><text:span text:style-name="T18">&gt;&gt;();</text:span></text:p>
      <text:p text:style-name="P25"><text:span text:style-name="T18"><text:s text:c="8"/>right_side_specification = an&lt;</text:span><text:span text:style-name="T36">ISpecification</text:span><text:span text:style-name="T18">&lt;</text:span><text:span text:style-name="T36">IWhateverType</text:span><text:span text:style-name="T18">&gt;&gt;();</text:span></text:p>
      <text:p text:style-name="P25"><text:span text:style-name="T18"><text:s text:c="8"/>the_item_that_meets_both_conditions = an&lt;</text:span><text:span text:style-name="T36">IWhateverType</text:span><text:span text:style-name="T18">&gt;();</text:span></text:p>
      <text:p text:style-name="P14"><text:soft-page-break/></text:p>
      <text:p text:style-name="P14"><text:s text:c="8"/>left_side_specification</text:p>
      <text:p text:style-name="P14"><text:s text:c="11"/>.Stub(x =&gt; x.is_satisfied_by(the_item_that_meets_both_conditions))</text:p>
      <text:p text:style-name="P25"><text:span text:style-name="T18"><text:s text:c="11"/>.Return(</text:span><text:span text:style-name="T4">true</text:span><text:span text:style-name="T18">);</text:span></text:p>
      <text:p text:style-name="P14"><text:s text:c="8"/>right_side_specification</text:p>
      <text:p text:style-name="P14"><text:s text:c="11"/>.Stub(x =&gt; x.is_satisfied_by(the_item_that_meets_both_conditions))</text:p>
      <text:p text:style-name="P25"><text:span text:style-name="T18"><text:s text:c="11"/>.Return(</text:span><text:span text:style-name="T4">true</text:span><text:span text:style-name="T18">);</text:span></text:p>
      <text:p text:style-name="P14"/>
      <text:p text:style-name="P25"><text:span text:style-name="T18"><text:s text:c="8"/>create_sut_using(() =&gt; </text:span><text:span text:style-name="T4">new</text:span><text:span text:style-name="T18"> </text:span><text:span text:style-name="T48">AndSpecification</text:span><text:span text:style-name="T18">&lt;</text:span><text:span text:style-name="T36">IWhateverType</text:span><text:span text:style-name="T18">&gt;(</text:span></text:p>
      <text:p text:style-name="P14"><text:s text:c="60"/>left_side_specification, </text:p>
      <text:p text:style-name="P14"><text:s text:c="60"/>right_side_specification));</text:p>
      <text:p text:style-name="P14"><text:s text:c="4"/>};</text:p>
      <text:p text:style-name="P14"/>
      <text:p text:style-name="P25"><text:span text:style-name="T18"><text:s text:c="4"/></text:span><text:span text:style-name="T36">Because</text:span><text:span text:style-name="T18"> of = () =&gt; result = </text:span></text:p>
      <text:p text:style-name="P14"><text:s text:c="7"/>sut.is_satisfied_by(the_item_that_meets_both_conditions);</text:p>
      <text:p text:style-name="P14"/>
      <text:p text:style-name="P25"><text:span text:style-name="T18"><text:s text:c="4"/></text:span><text:span text:style-name="T36">It</text:span><text:span text:style-name="T18"> should_confirm_that_the_and_operator_specification_was_satisfied = () =&gt; </text:span></text:p>
      <text:p text:style-name="P14"><text:s text:c="7"/>result.ShouldBeTrue();</text:p>
      <text:p text:style-name="P14"/>
      <text:p text:style-name="P25"><text:span text:style-name="T18"><text:s text:c="4"/></text:span><text:span text:style-name="T36">It</text:span><text:span text:style-name="T18"> should_evaluate_the_left_side_condition = () =&gt;</text:span></text:p>
      <text:p text:style-name="P14"><text:s text:c="7"/>left_side_specification</text:p>
      <text:p text:style-name="P14"><text:s text:c="10"/>.received(x =&gt; x.is_satisfied_by(the_item_that_meets_both_conditions));</text:p>
      <text:p text:style-name="P14"/>
      <text:p text:style-name="P25"><text:span text:style-name="T18"><text:s text:c="4"/></text:span><text:span text:style-name="T36">It</text:span><text:span text:style-name="T18"> should_evaluate_the_right_side_condition = () =&gt;</text:span></text:p>
      <text:p text:style-name="P14"><text:s text:c="7"/>right_side_specification</text:p>
      <text:p text:style-name="P14"><text:s text:c="10"/>.received(x =&gt; x.is_satisfied_by(the_item_that_meets_both_conditions));</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left_side_specifica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right_side_specification;</text:span></text:p>
      <text:p text:style-name="P25"><text:span text:style-name="T18"><text:s text:c="4"/></text:span><text:span text:style-name="T4">static</text:span><text:span text:style-name="T18"> </text:span><text:span text:style-name="T36">IWhateverType</text:span><text:span text:style-name="T18"> the_item_that_meets_both_conditions;</text:span></text:p>
      <text:p text:style-name="P14">}</text:p>
      <text:p text:style-name="P14"/>
      <text:p text:style-name="P25"><text:span text:style-name="T4">public</text:span><text:span text:style-name="T18"> </text:span><text:span text:style-name="T4">class</text:span><text:span text:style-name="T18"> </text:span><text:span text:style-name="T48">when_asked_if_an_item_that_meets_only_the_left_side_condition_satisfies_the_and_operator_specification</text:span><text:span text:style-name="T18"> : </text:span><text:span text:style-name="T48">concern_for_the_and_specificatio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left_side_specification = an&lt;</text:span><text:span text:style-name="T36">ISpecification</text:span><text:span text:style-name="T18">&lt;</text:span><text:span text:style-name="T36">IWhateverType</text:span><text:span text:style-name="T18">&gt;&gt;();</text:span></text:p>
      <text:p text:style-name="P25"><text:span text:style-name="T18"><text:s text:c="8"/>right_side_specification = an&lt;</text:span><text:span text:style-name="T36">ISpecification</text:span><text:span text:style-name="T18">&lt;</text:span><text:span text:style-name="T36">IWhateverType</text:span><text:span text:style-name="T18">&gt;&gt;(); <text:s text:c="11"/></text:span></text:p>
      <text:p text:style-name="P25"><text:span text:style-name="T18"><text:s text:c="8"/>the_item_that_meets_the_left_side_condition = an&lt;</text:span><text:span text:style-name="T36">IWhateverType</text:span><text:span text:style-name="T18">&gt;();</text:span></text:p>
      <text:p text:style-name="P14"/>
      <text:p text:style-name="P14"><text:s text:c="8"/>left_side_specification</text:p>
      <text:p text:style-name="P14"><text:s text:c="11"/>.Stub(x =&gt; x.is_satisfied_by(the_item_that_meets_the_left_side_condition))</text:p>
      <text:p text:style-name="P25"><text:span text:style-name="T18"><text:s text:c="11"/>.Return(</text:span><text:span text:style-name="T4">true</text:span><text:span text:style-name="T18">);</text:span></text:p>
      <text:p text:style-name="P14"><text:s text:c="8"/>right_side_specification</text:p>
      <text:p text:style-name="P14"><text:s text:c="11"/>.Stub(x =&gt; x.is_satisfied_by(the_item_that_meets_the_left_side_condition))</text:p>
      <text:p text:style-name="P25"><text:span text:style-name="T18"><text:s text:c="11"/>.Return(</text:span><text:span text:style-name="T4">false</text:span><text:span text:style-name="T18">);</text:span></text:p>
      <text:p text:style-name="P14"/>
      <text:p text:style-name="P25"><text:span text:style-name="T18"><text:s text:c="8"/>create_sut_using(() =&gt; </text:span><text:span text:style-name="T4">new</text:span><text:span text:style-name="T18"> </text:span><text:span text:style-name="T48">AndSpecification</text:span><text:span text:style-name="T18">&lt;</text:span><text:span text:style-name="T36">IWhateverType</text:span><text:span text:style-name="T18">&gt;(</text:span></text:p>
      <text:p text:style-name="P14"><text:s text:c="60"/>left_side_specification, </text:p>
      <text:p text:style-name="P14"><text:s text:c="60"/>right_side_specification));</text:p>
      <text:p text:style-name="P14"><text:s text:c="4"/>};</text:p>
      <text:p text:style-name="P14"/>
      <text:p text:style-name="P25"><text:span text:style-name="T18"><text:s text:c="4"/></text:span><text:span text:style-name="T36">Because</text:span><text:span text:style-name="T18"> of = () =&gt; </text:span></text:p>
      <text:p text:style-name="P14"><text:s text:c="8"/>result = sut.is_satisfied_by(the_item_that_meets_the_left_side_condition);</text:p>
      <text:p text:style-name="P14"/>
      <text:p text:style-name="P25"><text:span text:style-name="T18"><text:s text:c="4"/></text:span><text:span text:style-name="T36">It</text:span><text:span text:style-name="T18"> should_confirm_that_the_and_operator_specification_was_not_satisfied = () =&gt; </text:span></text:p>
      <text:p text:style-name="P14"><text:s text:c="7"/>result.ShouldBeFalse();</text:p>
      <text:p text:style-name="P14"/>
      <text:p text:style-name="P25"><text:span text:style-name="T18"><text:s text:c="4"/></text:span><text:span text:style-name="T36">It</text:span><text:span text:style-name="T18"> should_evaluate_the_left_side_condition = () =&gt;</text:span></text:p>
      <text:p text:style-name="P14"><text:soft-page-break/><text:s text:c="7"/>left_side_specification</text:p>
      <text:p text:style-name="P14"><text:s text:c="10"/>.received(</text:p>
      <text:p text:style-name="P14"><text:s text:c="13"/>x =&gt; x.is_satisfied_by(the_item_that_meets_the_left_side_condition));</text:p>
      <text:p text:style-name="P14"/>
      <text:p text:style-name="P25"><text:span text:style-name="T18"><text:s text:c="4"/></text:span><text:span text:style-name="T36">It</text:span><text:span text:style-name="T18"> should_evaluate_the_right_side_condition = () =&gt;</text:span></text:p>
      <text:p text:style-name="P14"><text:s text:c="7"/>right_side_specification</text:p>
      <text:p text:style-name="P14"><text:s text:c="10"/>.received(</text:p>
      <text:p text:style-name="P14"><text:s text:c="13"/>x =&gt; x.is_satisfied_by(the_item_that_meets_the_left_side_condition));</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left_side_specifica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right_side_specification;</text:span></text:p>
      <text:p text:style-name="P25"><text:span text:style-name="T18"><text:s text:c="4"/></text:span><text:span text:style-name="T4">static</text:span><text:span text:style-name="T18"> </text:span><text:span text:style-name="T36">IWhateverType</text:span><text:span text:style-name="T18"> the_item_that_meets_the_left_side_condition;</text:span></text:p>
      <text:p text:style-name="P14">}</text:p>
      <text:p text:style-name="P14"/>
      <text:p text:style-name="P25"><text:span text:style-name="T4">public</text:span><text:span text:style-name="T18"> </text:span><text:span text:style-name="T4">class</text:span><text:span text:style-name="T18"> </text:span><text:span text:style-name="T48">when_asked_if_an_item_that_meets_only_the_right_side_condition_satisfies_the_and_operator_specification</text:span><text:span text:style-name="T18"> : </text:span><text:span text:style-name="T48">concern_for_the_and_specification</text:span></text:p>
      <text:p text:style-name="P14">{</text:p>
      <text:p text:style-name="P25"><text:span text:style-name="T18"><text:s text:c="4"/></text:span><text:span text:style-name="T36">Establish</text:span><text:span text:style-name="T18"> context = () =&gt;</text:span></text:p>
      <text:p text:style-name="P14"><text:s text:c="4"/>{</text:p>
      <text:p text:style-name="P25"><text:span text:style-name="T18"><text:s text:c="8"/>left_side_specification = an&lt;</text:span><text:span text:style-name="T36">ISpecification</text:span><text:span text:style-name="T18">&lt;</text:span><text:span text:style-name="T36">IWhateverType</text:span><text:span text:style-name="T18">&gt;&gt;();</text:span></text:p>
      <text:p text:style-name="P25"><text:span text:style-name="T18"><text:s text:c="8"/>right_side_specification = an&lt;</text:span><text:span text:style-name="T36">ISpecification</text:span><text:span text:style-name="T18">&lt;</text:span><text:span text:style-name="T36">IWhateverType</text:span><text:span text:style-name="T18">&gt;&gt;();</text:span></text:p>
      <text:p text:style-name="P25"><text:span text:style-name="T18"><text:s text:c="8"/>the_item_that_meets_the_right_side_condition = an&lt;</text:span><text:span text:style-name="T36">IWhateverType</text:span><text:span text:style-name="T18">&gt;();</text:span></text:p>
      <text:p text:style-name="P14"/>
      <text:p text:style-name="P14"><text:s text:c="8"/>left_side_specification</text:p>
      <text:p text:style-name="P14"><text:s text:c="11"/>.Stub(x =&gt; x.is_satisfied_by(the_item_that_meets_the_right_side_condition))</text:p>
      <text:p text:style-name="P25"><text:span text:style-name="T18"><text:s text:c="11"/>.Return(</text:span><text:span text:style-name="T4">false</text:span><text:span text:style-name="T18">);</text:span></text:p>
      <text:p text:style-name="P14"><text:s text:c="8"/>right_side_specification</text:p>
      <text:p text:style-name="P14"><text:s text:c="11"/>.Stub(x =&gt; x.is_satisfied_by(the_item_that_meets_the_right_side_condition))</text:p>
      <text:p text:style-name="P25"><text:span text:style-name="T18"><text:s text:c="11"/>.Return(</text:span><text:span text:style-name="T4">true</text:span><text:span text:style-name="T18">);</text:span></text:p>
      <text:p text:style-name="P14"/>
      <text:p text:style-name="P25"><text:span text:style-name="T18"><text:s text:c="8"/>create_sut_using(() =&gt; </text:span><text:span text:style-name="T4">new</text:span><text:span text:style-name="T18"> </text:span><text:span text:style-name="T48">AndSpecification</text:span><text:span text:style-name="T18">&lt;</text:span><text:span text:style-name="T36">IWhateverType</text:span><text:span text:style-name="T18">&gt;(</text:span></text:p>
      <text:p text:style-name="P14"><text:s text:c="60"/>left_side_specification, </text:p>
      <text:p text:style-name="P14"><text:s text:c="60"/>right_side_specification));</text:p>
      <text:p text:style-name="P14"><text:s text:c="4"/>};</text:p>
      <text:p text:style-name="P14"/>
      <text:p text:style-name="P25"><text:span text:style-name="T18"><text:s text:c="4"/></text:span><text:span text:style-name="T36">Because</text:span><text:span text:style-name="T18"> of = () =&gt; </text:span></text:p>
      <text:p text:style-name="P14"><text:s text:c="7"/>result = sut.is_satisfied_by(the_item_that_meets_the_right_side_condition);</text:p>
      <text:p text:style-name="P14"/>
      <text:p text:style-name="P25"><text:span text:style-name="T18"><text:s text:c="4"/></text:span><text:span text:style-name="T36">It</text:span><text:span text:style-name="T18"> should_confirm_that_the_and_operator_specification_was_not_satisfied = () =&gt; </text:span></text:p>
      <text:p text:style-name="P14"><text:s text:c="7"/>result.ShouldBeFalse();</text:p>
      <text:p text:style-name="P14"/>
      <text:p text:style-name="P25"><text:span text:style-name="T18"><text:s text:c="4"/></text:span><text:span text:style-name="T36">It</text:span><text:span text:style-name="T18"> should_evaluate_the_left_side_condition = () =&gt;</text:span></text:p>
      <text:p text:style-name="P14"><text:s text:c="7"/>left_side_specification</text:p>
      <text:p text:style-name="P14"><text:s text:c="10"/>.received(</text:p>
      <text:p text:style-name="P14"><text:s text:c="13"/>x =&gt; x.is_satisfied_by(the_item_that_meets_the_right_side_condition));</text:p>
      <text:p text:style-name="P14"/>
      <text:p text:style-name="P25"><text:span text:style-name="T18"><text:s text:c="4"/></text:span><text:span text:style-name="T36">It</text:span><text:span text:style-name="T18"> should_not_evaluate_the_right_side_condition = () =&gt;</text:span></text:p>
      <text:p text:style-name="P14"><text:s text:c="7"/>right_side_specification</text:p>
      <text:p text:style-name="P14"><text:s text:c="10"/>.never_received(</text:p>
      <text:p text:style-name="P14"><text:s text:c="13"/>x =&gt; x.is_satisfied_by(the_item_that_meets_the_right_side_condition));</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left_side_specifica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right_side_specification;</text:span></text:p>
      <text:p text:style-name="P25"><text:span text:style-name="T18"><text:s text:c="4"/></text:span><text:span text:style-name="T4">static</text:span><text:span text:style-name="T18"> </text:span><text:span text:style-name="T36">IWhateverType</text:span><text:span text:style-name="T18"> the_item_that_meets_the_right_side_condition;</text:span></text:p>
      <text:p text:style-name="P14">}</text:p>
      <text:p text:style-name="P14"/>
      <text:p text:style-name="P25"><text:span text:style-name="T4">public</text:span><text:span text:style-name="T18"> </text:span><text:span text:style-name="T4">class</text:span><text:span text:style-name="T18"> </text:span><text:span text:style-name="T48">when_asked_if_an_item_that_does_not_meet_any_of_the_conditions_satisfies_the_and_operator_specification</text:span><text:span text:style-name="T18"> : </text:span><text:span text:style-name="T48">concern_for_the_and_specification</text:span></text:p>
      <text:p text:style-name="P14"><text:soft-page-break/>{</text:p>
      <text:p text:style-name="P25"><text:span text:style-name="T18"><text:s text:c="4"/></text:span><text:span text:style-name="T36">Establish</text:span><text:span text:style-name="T18"> context = () =&gt;</text:span></text:p>
      <text:p text:style-name="P14"><text:s text:c="4"/>{</text:p>
      <text:p text:style-name="P25"><text:span text:style-name="T18"><text:s text:c="8"/>left_side_specification = an&lt;</text:span><text:span text:style-name="T36">ISpecification</text:span><text:span text:style-name="T18">&lt;</text:span><text:span text:style-name="T36">IWhateverType</text:span><text:span text:style-name="T18">&gt;&gt;();</text:span></text:p>
      <text:p text:style-name="P25"><text:span text:style-name="T18"><text:s text:c="8"/>right_side_specification = an&lt;</text:span><text:span text:style-name="T36">ISpecification</text:span><text:span text:style-name="T18">&lt;</text:span><text:span text:style-name="T36">IWhateverType</text:span><text:span text:style-name="T18">&gt;&gt;();</text:span></text:p>
      <text:p text:style-name="P25"><text:span text:style-name="T18"><text:s text:c="8"/>the_item_that_meets_no_condition = an&lt;</text:span><text:span text:style-name="T36">IWhateverType</text:span><text:span text:style-name="T18">&gt;();</text:span></text:p>
      <text:p text:style-name="P14"/>
      <text:p text:style-name="P14"><text:s text:c="8"/>left_side_specification</text:p>
      <text:p text:style-name="P14"><text:s text:c="11"/>.Stub(x =&gt; x.is_satisfied_by(the_item_that_meets_no_condition))</text:p>
      <text:p text:style-name="P25"><text:span text:style-name="T18"><text:s text:c="11"/>.Return(</text:span><text:span text:style-name="T4">false</text:span><text:span text:style-name="T18">);</text:span></text:p>
      <text:p text:style-name="P14"><text:s text:c="8"/>right_side_specification</text:p>
      <text:p text:style-name="P14"><text:s text:c="11"/>.Stub(x =&gt; x.is_satisfied_by(the_item_that_meets_no_condition))</text:p>
      <text:p text:style-name="P25"><text:span text:style-name="T18"><text:s text:c="11"/>.Return(</text:span><text:span text:style-name="T4">false</text:span><text:span text:style-name="T18">);</text:span></text:p>
      <text:p text:style-name="P14"/>
      <text:p text:style-name="P25"><text:span text:style-name="T18"><text:s text:c="8"/>create_sut_using(() =&gt; </text:span><text:span text:style-name="T4">new</text:span><text:span text:style-name="T18"> </text:span><text:span text:style-name="T48">AndSpecification</text:span><text:span text:style-name="T18">&lt;</text:span><text:span text:style-name="T36">IWhateverType</text:span><text:span text:style-name="T18">&gt;(</text:span></text:p>
      <text:p text:style-name="P14"><text:s text:c="60"/>left_side_specification, </text:p>
      <text:p text:style-name="P14"><text:s text:c="60"/>right_side_specification));</text:p>
      <text:p text:style-name="P14"><text:s text:c="4"/>};</text:p>
      <text:p text:style-name="P14"/>
      <text:p text:style-name="P25"><text:span text:style-name="T18"><text:s text:c="4"/></text:span><text:span text:style-name="T36">Because</text:span><text:span text:style-name="T18"> of = () =&gt; result = sut.is_satisfied_by(the_item_that_meets_no_condition);</text:span></text:p>
      <text:p text:style-name="P14"/>
      <text:p text:style-name="P25"><text:span text:style-name="T18"><text:s text:c="4"/></text:span><text:span text:style-name="T36">It</text:span><text:span text:style-name="T18"> should_confirm_that_the_and_operator_specification_was_not_satisfied = () =&gt; </text:span></text:p>
      <text:p text:style-name="P14"><text:s text:c="7"/>result.ShouldBeFalse();</text:p>
      <text:p text:style-name="P14"/>
      <text:p text:style-name="P25"><text:span text:style-name="T18"><text:s text:c="4"/></text:span><text:span text:style-name="T36">It</text:span><text:span text:style-name="T18"> should_evaluate_the_left_side_condition = () =&gt;</text:span></text:p>
      <text:p text:style-name="P14"><text:s text:c="7"/>left_side_specification</text:p>
      <text:p text:style-name="P14"><text:s text:c="10"/>.received(x =&gt; x.is_satisfied_by(the_item_that_meets_no_condition));</text:p>
      <text:p text:style-name="P14"/>
      <text:p text:style-name="P25"><text:span text:style-name="T18"><text:s text:c="4"/></text:span><text:span text:style-name="T36">It</text:span><text:span text:style-name="T18"> should_not_evaluate_the_right_side_condition = () =&gt;</text:span></text:p>
      <text:p text:style-name="P14"><text:s text:c="7"/>right_side_specification</text:p>
      <text:p text:style-name="P14"><text:s text:c="10"/>.never_received(x =&gt; x.is_satisfied_by(the_item_that_meets_no_condition));</text:p>
      <text:p text:style-name="P14"/>
      <text:p text:style-name="P25"><text:span text:style-name="T18"><text:s text:c="4"/></text:span><text:span text:style-name="T4">static</text:span><text:span text:style-name="T18"> </text:span><text:span text:style-name="T4">bool</text:span><text:span text:style-name="T18"> result;</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left_side_specification;</text:span></text:p>
      <text:p text:style-name="P25"><text:span text:style-name="T18"><text:s text:c="4"/></text:span><text:span text:style-name="T4">static</text:span><text:span text:style-name="T18"> </text:span><text:span text:style-name="T36">ISpecification</text:span><text:span text:style-name="T18">&lt;</text:span><text:span text:style-name="T36">IWhateverType</text:span><text:span text:style-name="T18">&gt; right_side_specification;</text:span></text:p>
      <text:p text:style-name="P25"><text:span text:style-name="T18"><text:s text:c="4"/></text:span><text:span text:style-name="T4">static</text:span><text:span text:style-name="T18"> </text:span><text:span text:style-name="T36">IWhateverType</text:span><text:span text:style-name="T18"> the_item_that_meets_no_condition;</text:span></text:p>
      <text:p text:style-name="P14">}</text:p>
      <text:p text:style-name="P3"/>
      <text:p text:style-name="P3">y la clase que hace que se cumplan las BDD_Specs:</text:p>
      <text:p text:style-name="P3"/>
      <text:p text:style-name="P12"><text:span text:style-name="T4">public</text:span><text:span text:style-name="T18"> </text:span><text:span text:style-name="T4">class</text:span><text:span text:style-name="T18"> </text:span><text:span text:style-name="T48">AndSpecification</text:span><text:span text:style-name="T18">&lt;T&gt; : </text:span><text:span text:style-name="T36">ISpecification</text:span><text:span text:style-name="T18">&lt;T&gt;</text:span></text:p>
      <text:p text:style-name="P14">{</text:p>
      <text:p text:style-name="P25"><text:span text:style-name="T18"><text:s text:c="4"/></text:span><text:span text:style-name="T36">ISpecification</text:span><text:span text:style-name="T18">&lt;T&gt; left_side_specification;</text:span></text:p>
      <text:p text:style-name="P25"><text:span text:style-name="T18"><text:s text:c="4"/></text:span><text:span text:style-name="T36">ISpecification</text:span><text:span text:style-name="T18">&lt;T&gt; right_side_specification;</text:span></text:p>
      <text:p text:style-name="P14"/>
      <text:p text:style-name="P25"><text:span text:style-name="T18"><text:s text:c="4"/></text:span><text:span text:style-name="T4">public</text:span><text:span text:style-name="T18"> AndSpecification(</text:span><text:span text:style-name="T36">ISpecification</text:span><text:span text:style-name="T18">&lt;T&gt; left_side_specification, </text:span></text:p>
      <text:p text:style-name="P25"><text:span text:style-name="T18"><text:s text:c="28"/></text:span><text:span text:style-name="T36">ISpecification</text:span><text:span text:style-name="T18">&lt;T&gt; right_side_specification)</text:span></text:p>
      <text:p text:style-name="P14"><text:s text:c="4"/>{</text:p>
      <text:p text:style-name="P25"><text:span text:style-name="T18"><text:s text:c="8"/></text:span><text:span text:style-name="T4">this</text:span><text:span text:style-name="T18">.left_side_specification = left_side_specification;</text:span></text:p>
      <text:p text:style-name="P25"><text:span text:style-name="T18"><text:s text:c="8"/></text:span><text:span text:style-name="T4">this</text:span><text:span text:style-name="T18">.right_side_specification = right_side_specification;</text:span></text:p>
      <text:p text:style-name="P14"><text:s text:c="4"/>}</text:p>
      <text:p text:style-name="P14"/>
      <text:p text:style-name="P25"><text:span text:style-name="T18"><text:s text:c="4"/></text:span><text:span text:style-name="T4">public</text:span><text:span text:style-name="T18"> </text:span><text:span text:style-name="T4">bool</text:span><text:span text:style-name="T18"> is_satisfied_by(T item)</text:span></text:p>
      <text:p text:style-name="P14"><text:s text:c="4"/>{</text:p>
      <text:p text:style-name="P25"><text:span text:style-name="T18"><text:s text:c="8"/></text:span><text:span text:style-name="T4">return</text:span><text:span text:style-name="T18"> </text:span><text:span text:style-name="T4">this</text:span><text:span text:style-name="T18">.left_side_specification.is_satisfied_by(item) &amp;&amp;</text:span></text:p>
      <text:p text:style-name="P25"><text:span text:style-name="T18"><text:s text:c="15"/></text:span><text:span text:style-name="T4">this</text:span><text:span text:style-name="T18">.right_side_specification.is_satisfied_by(item);</text:span></text:p>
      <text:p text:style-name="P14"><text:s text:c="4"/>}</text:p>
      <text:p text:style-name="P14">}</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0702764" text:style-name="L9">
        <text:list-item>
          <text:p text:style-name="P49">Hemos conseguido eliminar completamente la necesidad de la clase base abstracta Specification&lt;T&gt;, que nos dificultaba tremendamente aplicar BDD.</text:p>
        </text:list-item>
        <text:list-item>
          <text:p text:style-name="P49">Hemos simplificado la interface ISpecification&lt;T&gt;, ganando en expresividad e intencion, y todo ello sin perder funcionalidad.</text:p>
        </text:list-item>
        <text:list-item>
          <text:p text:style-name="P49">Hemos aislado la implementacion de las clases AndSpecification&lt;T&gt;, OrSpecification&lt;T&gt; y NotSpecification&lt;T&gt; y les hemos aplicado BDD.</text:p>
        </text:list-item>
        <text:list-item>
          <text:p text:style-name="P49">Hemos aplicado tanto el SRP (Single Responsability Principle) como el OCP (Open-Closed Principle) al desarrollo realizado hasta ahora (aunque hayamos hecho especial incapie en ello):</text:p>
          <text:list>
            <text:list-item>
              <text:p text:style-name="P49">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49">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49">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0710596" text:style-name="L10">
        <text:list-item>
          <text:p text:style-name="P50">Encapsular la creacion de las clases And/Or/NotSpecification&lt;T&gt; para disponer de los metodos asociados a ISpecification&lt;T&gt;:</text:p>
          <text:p text:style-name="P50"/>
          <text:p text:style-name="P56"><text:span text:style-name="T6">public</text:span><text:span text:style-name="T21"> </text:span><text:span text:style-name="T38">ISpecification</text:span><text:span text:style-name="T21">&lt;T&gt; and(</text:span><text:span text:style-name="T38">ISpecification</text:span><text:span text:style-name="T21">&lt;T&gt; the_other)</text:span></text:p>
          <text:p text:style-name="P56"><text:span text:style-name="T6">public</text:span><text:span text:style-name="T21"> </text:span><text:span text:style-name="T38">ISpecification</text:span><text:span text:style-name="T21">&lt;T&gt; or(</text:span><text:span text:style-name="T38">ISpecification</text:span><text:span text:style-name="T21">&lt;T&gt; the_other)</text:span></text:p>
          <text:p text:style-name="P56"><text:span text:style-name="T6">public</text:span><text:span text:style-name="T21"> </text:span><text:span text:style-name="T38">ISpecification</text:span><text:span text:style-name="T21">&lt;T&gt; not()</text:span></text:p>
        </text:list-item>
      </text:list>
      <text:list xml:id="list34514965" text:continue-list="list30702764" text:style-name="L9">
        <text:list-header>
          <text:p text:style-name="P49"/>
          <text:p text:style-name="P49">ya que antes se ocupaba de ello la clase abstracta Specification&lt;T&gt;, y en algun sitio necesitamos poner los:</text:p>
          <text:p text:style-name="P49"/>
          <text:p text:style-name="P57"><text:span text:style-name="T6">new</text:span><text:span text:style-name="T21"> </text:span><text:span text:style-name="T50">AndSpecification</text:span><text:span text:style-name="T21">&lt;T&gt;(</text:span><text:span text:style-name="T6">this</text:span><text:span text:style-name="T21">, the_other);</text:span></text:p>
          <text:p text:style-name="P57"><text:span text:style-name="T6">new</text:span><text:span text:style-name="T21"> </text:span><text:span text:style-name="T50">OrSpecification</text:span><text:span text:style-name="T21">&lt;T&gt;(</text:span><text:span text:style-name="T6">this</text:span><text:span text:style-name="T21">, the_other);</text:span></text:p>
          <text:p text:style-name="P57"><text:span text:style-name="T6">new</text:span><text:span text:style-name="T21"> </text:span><text:span text:style-name="T50">NotSpecification</text:span><text:span text:style-name="T21">&lt;T&gt;(</text:span><text:span text:style-name="T6">this</text:span><text:span text:style-name="T21">);</text:span></text:p>
        </text:list-header>
      </text:list>
      <text:p text:style-name="P3"/>
      <text:p text:style-name="P3">Y ademas deberiamos mostrar un pequeño ejemplo de clases que implementan ISpecification&lt;T&gt; y se conbinan entre si con nuestro nuevos operadores and(), or() y not().</text:p>
      <text:p text:style-name="P3"/>
      <text:p text:style-name="Standard"><text:span text:style-name="T72">Implementando el metodo and()</text:span><text:span text:style-name="T73">:</text:span></text:p>
      <text:list xml:id="list34515539" text:continue-numbering="true" text:style-name="L9">
        <text:list-header>
          <text:p text:style-name="P49"/>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0"><text:span text:style-name="T4">static</text:span><text:span text:style-name="T18"> </text:span><text:span text:style-name="T4">public</text:span><text:span text:style-name="T18"> </text:span><text:span text:style-name="T4">class</text:span><text:span text:style-name="T18"> </text:span><text:span text:style-name="T48">SpecificationExtensions</text:span></text:p>
      <text:p text:style-name="P14">{</text:p>
      <text:p text:style-name="P25"><text:span text:style-name="T18"><text:s text:c="4"/></text:span><text:span text:style-name="T4">static</text:span><text:span text:style-name="T18"> </text:span><text:span text:style-name="T4">public</text:span><text:span text:style-name="T18"> </text:span><text:span text:style-name="T36">ISpecification</text:span><text:span text:style-name="T18">&lt;T&gt; and&lt;T&gt;(</text:span><text:span text:style-name="T4">this</text:span><text:span text:style-name="T18"> </text:span><text:span text:style-name="T36">ISpecification</text:span><text:span text:style-name="T18">&lt;T&gt; left_side, </text:span></text:p>
      <text:p text:style-name="P25"><text:span text:style-name="T18"><text:s text:c="43"/></text:span><text:span text:style-name="T36">ISpecification</text:span><text:span text:style-name="T18">&lt;T&gt; right_side) {}</text:span></text:p>
      <text:p text:style-name="P14">}</text:p>
      <text:p text:style-name="P2"/>
      <text:p text:style-name="P2">La implementacion tal y como prometimos nos ocupa una sola linea:</text:p>
      <text:p text:style-name="P2"/>
      <text:p text:style-name="P10"><text:span text:style-name="T4">return</text:span><text:span text:style-name="T18"> </text:span><text:span text:style-name="T4">new</text:span><text:span text:style-name="T18"> </text:span><text:span text:style-name="T48">AndSpecification</text:span><text:span text:style-name="T18">&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0"><text:span text:style-name="T4">static</text:span><text:span text:style-name="T18"> </text:span><text:span text:style-name="T4">public</text:span><text:span text:style-name="T18"> </text:span><text:span text:style-name="T4">class</text:span><text:span text:style-name="T18"> </text:span><text:span text:style-name="T48">SpecificationExtensions</text:span></text:p>
      <text:p text:style-name="P14">{</text:p>
      <text:p text:style-name="P25"><text:span text:style-name="T18"><text:s text:c="4"/></text:span><text:span text:style-name="T4">static</text:span><text:span text:style-name="T18"> </text:span><text:span text:style-name="T4">public</text:span><text:span text:style-name="T18"> </text:span><text:span text:style-name="T36">ISpecification</text:span><text:span text:style-name="T18">&lt;T&gt; and&lt;T&gt;(</text:span><text:span text:style-name="T4">this</text:span><text:span text:style-name="T18"> </text:span><text:span text:style-name="T36">ISpecification</text:span><text:span text:style-name="T18">&lt;T&gt; left_side, </text:span></text:p>
      <text:p text:style-name="P25"><text:span text:style-name="T18"><text:s text:c="43"/></text:span><text:span text:style-name="T36">ISpecification</text:span><text:span text:style-name="T18">&lt;T&gt; right_side)</text:span></text:p>
      <text:p text:style-name="P14"><text:s text:c="4"/>{</text:p>
      <text:p text:style-name="P25"><text:span text:style-name="T18"><text:s text:c="8"/></text:span><text:span text:style-name="T4">return</text:span><text:span text:style-name="T18"> </text:span><text:span text:style-name="T4">new</text:span><text:span text:style-name="T18"> </text:span><text:span text:style-name="T48">AndSpecification</text:span><text:span text:style-name="T18">&lt;T&gt;(left_side, right_side);</text:span></text:p>
      <text:p text:style-name="P14"><text:s text:c="4"/>}</text:p>
      <text:p text:style-name="P14"/>
      <text:p text:style-name="P25"><text:span text:style-name="T18"><text:s text:c="4"/></text:span><text:span text:style-name="T4">static</text:span><text:span text:style-name="T18"> </text:span><text:span text:style-name="T4">public</text:span><text:span text:style-name="T18"> </text:span><text:span text:style-name="T36">ISpecification</text:span><text:span text:style-name="T18">&lt;T&gt; or&lt;T&gt;(</text:span><text:span text:style-name="T4">this</text:span><text:span text:style-name="T18"> </text:span><text:span text:style-name="T36">ISpecification</text:span><text:span text:style-name="T18">&lt;T&gt; left_side, </text:span></text:p>
      <text:p text:style-name="P25"><text:span text:style-name="T18"><text:s text:c="42"/></text:span><text:span text:style-name="T36">ISpecification</text:span><text:span text:style-name="T18">&lt;T&gt; right_side)</text:span></text:p>
      <text:p text:style-name="P14"><text:s text:c="4"/>{</text:p>
      <text:p text:style-name="P25"><text:span text:style-name="T18"><text:s text:c="8"/></text:span><text:span text:style-name="T4">return</text:span><text:span text:style-name="T18"> </text:span><text:span text:style-name="T4">new</text:span><text:span text:style-name="T18"> </text:span><text:span text:style-name="T48">OrSpecification</text:span><text:span text:style-name="T18">&lt;T&gt;(left_side, right_side); <text:s/></text:span></text:p>
      <text:p text:style-name="P14"><text:s text:c="4"/>}</text:p>
      <text:p text:style-name="P14"/>
      <text:p text:style-name="P25"><text:span text:style-name="T18"><text:s text:c="4"/></text:span><text:span text:style-name="T4">static</text:span><text:span text:style-name="T18"> </text:span><text:span text:style-name="T4">public</text:span><text:span text:style-name="T18"> </text:span><text:span text:style-name="T36">ISpecification</text:span><text:span text:style-name="T18">&lt;T&gt; not&lt;T&gt;(</text:span><text:span text:style-name="T4">this</text:span><text:span text:style-name="T18"> </text:span><text:span text:style-name="T36">ISpecification</text:span><text:span text:style-name="T18">&lt;T&gt; to_negate)</text:span></text:p>
      <text:p text:style-name="P14"><text:s text:c="4"/>{</text:p>
      <text:p text:style-name="P25"><text:span text:style-name="T18"><text:s text:c="8"/></text:span><text:span text:style-name="T4">return</text:span><text:span text:style-name="T18"> </text:span><text:span text:style-name="T4">new</text:span><text:span text:style-name="T18"> </text:span><text:span text:style-name="T48">NotSpecification</text:span><text:span text:style-name="T18">&lt;T&gt;(to_negate);</text:span></text:p>
      <text:p text:style-name="P14"><text:s text:c="4"/>}</text:p>
      <text:p text:style-name="P14">}</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oft-page-break/><text:span text:style-name="T1">Usando DDD_Specification en general y SpecificationExtensions en concreto</text:span>:</text:p>
      <text:p text:style-name="P2"/>
      <text:p text:style-name="P2">TODO: buscar un ejemplo.</text:p>
      <text:p text:style-name="P2"/>
      <text:p text:style-name="P2">ESTUDIO DE LA SOLUCION JPBOODHOO (TEMPORAL):</text:p>
      <text:p text:style-name="P2"/>
      <text:p text:style-name="P2">4. Encontramos un ejemplo de uso es la siguiente declaracion de rutas url:</text:p>
      <text:p text:style-name="P2"/>
      <text:p text:style-name="P27"><text:span text:style-name="T56">Routes</text:span><text:span text:style-name="T28">.add(</text:span></text:p>
      <text:p text:style-name="P27"><text:span text:style-name="T27"><text:s text:c="4"/></text:span><text:span text:style-name="T13">new</text:span><text:span text:style-name="T27"> </text:span><text:span text:style-name="T55">WebCommand</text:span><text:span text:style-name="T27">(</text:span></text:p>
      <text:p text:style-name="P27"><text:span text:style-name="T27"><text:s text:c="8"/></text:span><text:span text:style-name="T13">new</text:span><text:span text:style-name="T27"> </text:span><text:span text:style-name="T55">RequestMatchesPathSpec</text:span><text:span text:style-name="T27">(</text:span><text:span text:style-name="T55">Commands</text:span><text:span text:style-name="T27">.view_sub_departments).and(</text:span></text:p>
      <text:p text:style-name="P27"><text:span text:style-name="T27"><text:s text:c="12"/></text:span><text:span text:style-name="T13">new</text:span><text:span text:style-name="T27"> </text:span><text:span text:style-name="T55">DepartmentContainsProductsSpec</text:span><text:span text:style-name="T27">(</text:span><text:span text:style-name="T55">Container</text:span><text:span text:style-name="T27">.get_me_an&lt;</text:span><text:span text:style-name="T44">ICatalogTasks</text:span><text:span text:style-name="T27">&gt;())),</text:span></text:p>
      <text:p text:style-name="P27"><text:span text:style-name="T27"><text:s text:c="8"/></text:span><text:span text:style-name="T13">new</text:span><text:span text:style-name="T27"> </text:span><text:span text:style-name="T55">ViewProducts</text:span><text:span text:style-name="T27">(</text:span><text:span text:style-name="T55">Container</text:span><text:span text:style-name="T27">.get_me_an&lt;</text:span><text:span text:style-name="T44">ICatalogTasks</text:span><text:span text:style-name="T27">&gt;())));</text:span></text:p>
      <text:p text:style-name="P2"/>
      <text:p text:style-name="P2">donde las dos specs usadas han sido declaradas tal que:</text:p>
      <text:p text:style-name="P2"/>
      <text:p text:style-name="P28"><text:span text:style-name="T13">public</text:span><text:span text:style-name="T27"> </text:span><text:span text:style-name="T13">class</text:span><text:span text:style-name="T27"> </text:span><text:span text:style-name="T55">RequestMatchesPathSpecification</text:span><text:span text:style-name="T27"> : </text:span><text:span text:style-name="T44">ISpecification</text:span><text:span text:style-name="T27">&lt;</text:span><text:span text:style-name="T44">IRequestContext</text:span><text:span text:style-name="T27">&gt;</text:span></text:p>
      <text:p text:style-name="P19">{</text:p>
      <text:p text:style-name="P27"><text:span text:style-name="T27"><text:s text:c="4"/></text:span><text:span text:style-name="T13">readonly</text:span><text:span text:style-name="T27"> </text:span><text:span text:style-name="T13">string</text:span><text:span text:style-name="T27"> match_string;</text:span></text:p>
      <text:p text:style-name="P19"/>
      <text:p text:style-name="P27"><text:span text:style-name="T27"><text:s text:c="4"/></text:span><text:span text:style-name="T13">public</text:span><text:span text:style-name="T27"> RequestMatchesPathSpecification(</text:span><text:span text:style-name="T13">string</text:span><text:span text:style-name="T27"> match_string)</text:span></text:p>
      <text:p text:style-name="P19"><text:s text:c="4"/>{</text:p>
      <text:p text:style-name="P27"><text:span text:style-name="T27"><text:s text:c="8"/></text:span><text:span text:style-name="T13">this</text:span><text:span text:style-name="T27">.match_string = match_string;</text:span></text:p>
      <text:p text:style-name="P19"><text:s text:c="4"/>}</text:p>
      <text:p text:style-name="P19"/>
      <text:p text:style-name="P27"><text:span text:style-name="T27"><text:s text:c="4"/></text:span><text:span text:style-name="T13">public</text:span><text:span text:style-name="T27"> </text:span><text:span text:style-name="T13">bool</text:span><text:span text:style-name="T27"> is_satisfied_by(</text:span><text:span text:style-name="T44">IRequestContext</text:span><text:span text:style-name="T27"> item)</text:span></text:p>
      <text:p text:style-name="P19"><text:s text:c="4"/>{</text:p>
      <text:p text:style-name="P27"><text:span text:style-name="T27"><text:s text:c="8"/></text:span><text:span text:style-name="T13">return</text:span><text:span text:style-name="T27"> item.requested_url.Contains(match_string);</text:span></text:p>
      <text:p text:style-name="P19"><text:s text:c="4"/>}</text:p>
      <text:p text:style-name="P23">}</text:p>
      <text:p text:style-name="P2"/>
      <text:p text:style-name="P28"><text:span text:style-name="T13">public</text:span><text:span text:style-name="T27"> </text:span><text:span text:style-name="T13">class</text:span><text:span text:style-name="T27"> </text:span><text:span text:style-name="T55">DepartmentContainsProductsSpecification</text:span><text:span text:style-name="T27"> : </text:span><text:span text:style-name="T44">ISpecification</text:span><text:span text:style-name="T27">&lt;</text:span><text:span text:style-name="T44">IRequestContext</text:span><text:span text:style-name="T27">&gt;</text:span></text:p>
      <text:p text:style-name="P19">{</text:p>
      <text:p text:style-name="P27"><text:span text:style-name="T27"><text:s text:c="4"/></text:span><text:span text:style-name="T13">private</text:span><text:span text:style-name="T27"> </text:span><text:span text:style-name="T13">readonly</text:span><text:span text:style-name="T27"> </text:span><text:span text:style-name="T44">ICatalogTasks</text:span><text:span text:style-name="T27"> catalog_tasks;</text:span></text:p>
      <text:p text:style-name="P19"/>
      <text:p text:style-name="P27"><text:span text:style-name="T27"><text:s text:c="4"/></text:span><text:span text:style-name="T13">public</text:span><text:span text:style-name="T27"> DepartmentContainsProductsSpecification(</text:span><text:span text:style-name="T44">ICatalogTasks</text:span><text:span text:style-name="T27"> catalog_tasks)</text:span></text:p>
      <text:p text:style-name="P19"><text:s text:c="4"/>{</text:p>
      <text:p text:style-name="P27"><text:span text:style-name="T27"><text:s text:c="8"/></text:span><text:span text:style-name="T13">this</text:span><text:span text:style-name="T27">.catalog_tasks = catalog_tasks;</text:span></text:p>
      <text:p text:style-name="P19"><text:s text:c="4"/>}</text:p>
      <text:p text:style-name="P19"/>
      <text:p text:style-name="P27"><text:span text:style-name="T27"><text:s text:c="4"/></text:span><text:span text:style-name="T13">public</text:span><text:span text:style-name="T27"> </text:span><text:span text:style-name="T13">bool</text:span><text:span text:style-name="T27"> is_satisfied_by(</text:span><text:span text:style-name="T44">IRequestContext</text:span><text:span text:style-name="T27"> request)</text:span></text:p>
      <text:p text:style-name="P19"><text:s text:c="4"/>{</text:p>
      <text:p text:style-name="P27"><text:span text:style-name="T27"><text:s text:c="8"/></text:span><text:span text:style-name="T13">return</text:span><text:span text:style-name="T27"> catalog_tasks.has_products(</text:span></text:p>
      <text:p text:style-name="P27"><text:span text:style-name="T27"><text:s text:c="32"/></text:span><text:span text:style-name="T55">PayloadKeys</text:span><text:span text:style-name="T27">.department_id.parse_from(request.payload));</text:span></text:p>
      <text:p text:style-name="P19"><text:s text:c="4"/>}</text:p>
      <text:p text:style-name="P23">}</text:p>
      <text:p text:style-name="P2"/>
      <text:p text:style-name="P2">y la parte que nos interesa del metodo al cual se le pasa la Specification compuesta:</text:p>
      <text:p text:style-name="P2"/>
      <text:p text:style-name="P28"><text:span text:style-name="T13">public</text:span><text:span text:style-name="T27"> </text:span><text:span text:style-name="T13">class</text:span><text:span text:style-name="T27"> </text:span><text:span text:style-name="T55">WebCommand</text:span><text:span text:style-name="T27"> : </text:span><text:span text:style-name="T44">IWebCommand</text:span></text:p>
      <text:p text:style-name="P19">{</text:p>
      <text:p text:style-name="P27"><text:span text:style-name="T27"><text:s text:c="4"/></text:span><text:span text:style-name="T13">private</text:span><text:span text:style-name="T27"> </text:span><text:span text:style-name="T13">readonly</text:span><text:span text:style-name="T27"> </text:span><text:span text:style-name="T44">ISpecification</text:span><text:span text:style-name="T27">&lt;</text:span><text:span text:style-name="T44">IRequestContext</text:span><text:span text:style-name="T27">&gt; request_specification;</text:span></text:p>
      <text:p text:style-name="P27"><text:span text:style-name="T27"><text:s text:c="4"/></text:span><text:span text:style-name="T13">private</text:span><text:span text:style-name="T27"> </text:span><text:span text:style-name="T13">readonly</text:span><text:span text:style-name="T27"> </text:span><text:span text:style-name="T44">IRequestContextCommand</text:span><text:span text:style-name="T27"> web_action;</text:span></text:p>
      <text:p text:style-name="P19"/>
      <text:p text:style-name="P27"><text:span text:style-name="T27"><text:s text:c="4"/></text:span><text:span text:style-name="T13">public</text:span><text:span text:style-name="T27"> WebCommand(</text:span><text:span text:style-name="T44">ISpecification</text:span><text:span text:style-name="T27">&lt;</text:span><text:span text:style-name="T44">IRequestContext</text:span><text:span text:style-name="T27">&gt; request_specification, </text:span></text:p>
      <text:p text:style-name="P27"><text:span text:style-name="T27"><text:s text:c="22"/></text:span><text:span text:style-name="T44">IRequestContextCommand</text:span><text:span text:style-name="T27"> web_action)</text:span></text:p>
      <text:p text:style-name="P19"><text:s text:c="4"/>{</text:p>
      <text:p text:style-name="P27"><text:span text:style-name="T27"><text:s text:c="8"/></text:span><text:span text:style-name="T13">this</text:span><text:span text:style-name="T27">.request_specification = request_specification;</text:span></text:p>
      <text:p text:style-name="P27"><text:span text:style-name="T27"><text:s text:c="8"/></text:span><text:span text:style-name="T13">this</text:span><text:span text:style-name="T27">.web_action = web_action;</text:span></text:p>
      <text:p text:style-name="P19"><text:s text:c="4"/>}</text:p>
      <text:p text:style-name="P19"/>
      <text:p text:style-name="P27"><text:span text:style-name="T13"><text:s text:c="4"/>#region</text:span><text:span text:style-name="T27"> IWebCommand Members</text:span></text:p>
      <text:p text:style-name="P19"><text:soft-page-break/>}</text:p>
      <text:p text:style-name="P2"/>
      <text:p text:style-name="P2"/>
      <text:p text:style-name="P2"/>
      <text:p text:style-name="P6"><text:span text:style-name="T64">AGGREGATE ROOT CARGO</text:span>:</text:p>
      <text:p text:style-name="P2"/>
      <text:p text:style-name="P2"><text:span text:style-name="T1">Descripcion inicial (Por encima)</text:span>:</text:p>
      <text:p text:style-name="P2"/>
      <text:p text:style-name="P2">Los objetos que entran en juego son los siguientes:</text:p>
      <text:p text:style-name="P2"/>
      <text:list xml:id="list30688727" text:style-name="L11">
        <text:list-item>
          <text:p text:style-name="P47">public class Cargo : IEntity&lt;Cargo&gt; – Aggregate Root. </text:p>
          <text:p text:style-name="P47"/>
          <text:p text:style-name="P47">Por composicion:</text:p>
          <text:list>
            <text:list-item>
              <text:p text:style-name="P47">TrackingID</text:p>
            </text:list-item>
            <text:list-item>
              <text:p text:style-name="P47">Location</text:p>
            </text:list-item>
            <text:list-item>
              <text:p text:style-name="P47">RouteSpecification</text:p>
            </text:list-item>
            <text:list-item>
              <text:p text:style-name="P47">Itinerary</text:p>
            </text:list-item>
            <text:list-item>
              <text:p text:style-name="P47">Delivery</text:p>
              <text:p text:style-name="P47"/>
            </text:list-item>
          </text:list>
        </text:list-item>
        <text:list-item>
          <text:p text:style-name="P47">public interface ICargoRepository</text:p>
        </text:list-item>
        <text:list-item>
          <text:p text:style-name="P47">public class Delivery : IValueObject&lt;Delivery&gt;</text:p>
        </text:list-item>
        <text:list-item>
          <text:p text:style-name="P47">public class HandlingActivity : IValueObject&lt;Delivery&gt;</text:p>
        </text:list-item>
        <text:list-item>
          <text:p text:style-name="P47">public class Itinerary : IValueObject&lt;Delivery&gt;</text:p>
        </text:list-item>
        <text:list-item>
          <text:p text:style-name="P47">public class Leg : IValueObject&lt;Leg&gt;</text:p>
        </text:list-item>
        <text:list-item>
          <text:p text:style-name="P47">public class RouteSpecification : ISpecification&lt;Itinerary&gt;, IvalueObject&lt;RouteSpecification&gt;</text:p>
        </text:list-item>
        <text:list-item>
          <text:p text:style-name="P47">public enum RoutingStatus : IValueObject&lt;RoutingStatus&gt;</text:p>
        </text:list-item>
        <text:list-item>
          <text:p text:style-name="P47">public class TrackingID : IValueObject&lt;TrackingID&gt;</text:p>
        </text:list-item>
        <text:list-item>
          <text:p text:style-name="P47">public enum TransportStatus : IValueObject&lt;TransportStatus&gt;</text:p>
        </text:list-item>
      </text:list>
      <text:p text:style-name="P2"/>
      <text:p text:style-name="P2">Es decir:</text:p>
      <text:p text:style-name="P2"/>
      <text:list xml:id="list30702480" text:style-name="L12">
        <text:list-item>
          <text:p text:style-name="P48">1 Aggregate (Root)</text:p>
        </text:list-item>
        <text:list-item>
          <text:p text:style-name="P48">1 Interface (al Repository)</text:p>
        </text:list-item>
        <text:list-item>
          <text:p text:style-name="P48">8 Value Objects:</text:p>
          <text:list>
            <text:list-item>
              <text:p text:style-name="P48">1 Ispecification.</text:p>
            </text:list-item>
          </text:list>
        </text:list-item>
      </text:list>
      <text:p text:style-name="P2"/>
      <text:p text:style-name="P2"><text:span text:style-name="T1">Empezamos</text:span>:</text:p>
      <text:p text:style-name="P2"/>
      <text:p text:style-name="P2">Uno de los puntos fuertes mas evidentes del BDD (ya lo era tambien del "TDD mockista" o TDD que usaba "Interaction Testing"), es que te permite desarrollar y testar codigo que a su vez depende de otras clases que ni siquiera has escrito.</text:p>
      <text:p text:style-name="P2"/>
      <text:p text:style-name="P2">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2"/>
      <text:p text:style-name="P2">...Y todo esto con un sabor especial a BDD.</text:p>
      <text:p text:style-name="P2"/>
      <text:p text:style-name="P2">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2"/>
      <text:p text:style-name="P2"><text:span text:style-name="T1">Cargo Aggregate Root – BDD_Spec inicial</text:span>:</text:p>
      <text:p text:style-name="P2"/>
      <text:p text:style-name="P2">Empezamos por tanto con la clase CargoSpec.cs que es donde desarrollaremos las BDD_Specs <text:soft-page-break/>que nos permiten guiar el desarrollo de futura clase Cargo.cs (DDD_Aggregate_Root del DDD_Aggregate Cargo).</text:p>
      <text:p text:style-name="P2"/>
      <text:p text:style-name="P2">En cuanto al bloque de referencias a namespaces. Inicialmente deberia bastarnos con estos:</text:p>
      <text:p text:style-name="P2"/>
      <text:p text:style-name="P24"><text:span text:style-name="T5">using</text:span><text:span text:style-name="T20"> System;</text:span></text:p>
      <text:p text:style-name="P58"><text:span text:style-name="T4">using</text:span><text:span text:style-name="T18"> dddsample.domain.shared;</text:span></text:p>
      <text:p text:style-name="P58"><text:span text:style-name="T4">using</text:span><text:span text:style-name="T18"> Machine.Specifications;</text:span></text:p>
      <text:p text:style-name="P58"><text:span text:style-name="T4">using</text:span><text:span text:style-name="T18"> Machine.Specifications.DevelopWithPassion.Rhino;</text:span></text:p>
      <text:p text:style-name="P58"><text:span text:style-name="T4">using</text:span><text:span text:style-name="T18"> Rhino.Mocks;</text:span></text:p>
      <text:p text:style-name="P2"/>
      <text:p text:style-name="P2">Es importante señalar que ninguna de esas referencias han sido añadidas manualmente puesto que el imprescindible plug-in JetBrains ReSharper, se encarga de ello de forma completamente transparente.</text:p>
      <text:p text:style-name="P2"/>
      <text:p text:style-name="P2">NOTA: Omitimos el namespace, ya que tan solo contribuiria a hacer mas dificil escribir el codigo en este documento por razones de reduccion del espacio al aumentar la sangria todavia mas. Aun asi, va a ser este:</text:p>
      <text:p text:style-name="P2"/>
      <text:p text:style-name="P10"><text:span text:style-name="T4">namespace</text:span><text:span text:style-name="T18"> dddsample.specs.domain.model.cargo.aggregate</text:span></text:p>
      <text:p text:style-name="P2"/>
      <text:p text:style-name="P2">Una vez aclarado este "prerequisito" para que todo funcione correctamente, vamos con la BDD_Spec en si:</text:p>
      <text:p text:style-name="P2"/>
      <text:p text:style-name="P67"><text:span text:style-name="T16">public</text:span><text:span text:style-name="T30"> </text:span><text:span text:style-name="T16">abstract</text:span><text:span text:style-name="T30"> </text:span><text:span text:style-name="T16">class</text:span><text:span text:style-name="T30"> </text:span><text:span text:style-name="T58">concern_for_cargo</text:span><text:span text:style-name="T30"> : </text:span><text:span text:style-name="T58">Observes</text:span><text:span text:style-name="T30">&lt;</text:span><text:span text:style-name="T89">ICargo</text:span><text:span text:style-name="T30">, </text:span><text:span text:style-name="T89">Cargo</text:span><text:span text:style-name="T30">&gt; </text:span><text:span text:style-name="T29">{}</text:span></text:p>
      <text:p text:style-name="P2"/>
      <text:p text:style-name="P2">A traves de "Observes&lt;Contract, ClassUnderTest&gt;" dejamos claro que:</text:p>
      <text:p text:style-name="P2"/>
      <text:list xml:id="list31248192" text:style-name="L13">
        <text:list-item>
          <text:p text:style-name="P52"><text:span text:style-name="T71">Nuestro SUT (System Under Test) va a ser de tipo ICargo.</text:span></text:p>
        </text:list-item>
        <text:list-item>
          <text:p text:style-name="P52"><text:span text:style-name="T71">Estas BDD_Specs dirigen el diseño e implementacion de la clase Cargo que implementa la interface ICargo.</text:span></text:p>
        </text:list-item>
        <text:list-item>
          <text:p text:style-name="P52"><text:span text:style-name="T71">Con la clase abstracta concern_for_cargo, proporcionamos a nuestras BDD_Specs de un contenedor donde poder alojar el codigo comun a todas ellas.</text:span></text:p>
        </text:list-item>
      </text:list>
      <text:p text:style-name="Standard"><text:span text:style-name="T71"/></text:p>
      <text:p text:style-name="Standard"><text:span text:style-name="T71">Para conseguir que esa clase tan sencilla compile y deje de tener ese color rojo tan preocupante tanto en ICargo como en Cargo, necesitamos crear primeramente la interface ICargo:</text:span></text:p>
      <text:p text:style-name="Standard"><text:span text:style-name="T71"/></text:p>
      <text:p text:style-name="P24"><text:span text:style-name="T5">public</text:span><text:span text:style-name="T20"> </text:span><text:span text:style-name="T5">interface</text:span><text:span text:style-name="T20"> </text:span><text:span text:style-name="T37">ICargo </text:span><text:span text:style-name="T18">{}</text:span></text:p>
      <text:p text:style-name="Standard"><text:span text:style-name="T71"/></text:p>
      <text:p text:style-name="Standard"><text:span text:style-name="T71">Con esto ya conseguimos que la referencia a ICargo en concern_for_cargo adquiera un color mas saludable:</text:span></text:p>
      <text:p text:style-name="Standard"><text:span text:style-name="T71"/></text:p>
      <text:p text:style-name="P24"><text:span text:style-name="T5">public</text:span><text:span text:style-name="T20"> </text:span><text:span text:style-name="T5">abstract</text:span><text:span text:style-name="T20"> </text:span><text:span text:style-name="T5">class</text:span><text:span text:style-name="T20"> </text:span><text:span text:style-name="T49">concern_for_cargo</text:span><text:span text:style-name="T20"> : </text:span><text:span text:style-name="T49">Observes</text:span><text:span text:style-name="T20">&lt;</text:span><text:span text:style-name="T37">ICargo</text:span><text:span text:style-name="T20">, </text:span><text:span text:style-name="T86">Cargo</text:span><text:span text:style-name="T20">&gt; {}</text:span></text:p>
      <text:p text:style-name="Standard"><text:span text:style-name="T71"/></text:p>
      <text:p text:style-name="Standard"><text:span text:style-name="T71">A continuacion debemos generar la clase Cargo y obligarla a que implemente la interface ICargo:</text:span></text:p>
      <text:p text:style-name="Standard"><text:span text:style-name="T71"/></text:p>
      <text:p text:style-name="P24"><text:span text:style-name="T5">public</text:span><text:span text:style-name="T20"> </text:span><text:span text:style-name="T5">class</text:span><text:span text:style-name="T20"> </text:span><text:span text:style-name="T49">Cargo</text:span><text:span text:style-name="T20"> : </text:span><text:span text:style-name="T37">ICargo </text:span><text:span text:style-name="T18">{}</text:span></text:p>
      <text:p text:style-name="Standard"><text:span text:style-name="T71"/></text:p>
      <text:p text:style-name="Standard"><text:span text:style-name="T71">De esa forma concern_for_cargo ya compilaria (nada de rojo):</text:span></text:p>
      <text:p text:style-name="Standard"><text:span text:style-name="T71"/></text:p>
      <text:p text:style-name="P24"><text:span text:style-name="T5">public</text:span><text:span text:style-name="T20"> </text:span><text:span text:style-name="T5">abstract</text:span><text:span text:style-name="T20"> </text:span><text:span text:style-name="T5">class</text:span><text:span text:style-name="T20"> </text:span><text:span text:style-name="T49">concern_for_cargo</text:span><text:span text:style-name="T20"> : </text:span><text:span text:style-name="T49">Observes</text:span><text:span text:style-name="T20">&lt;</text:span><text:span text:style-name="T37">ICargo</text:span><text:span text:style-name="T20">, </text:span><text:span text:style-name="T49">Cargo</text:span><text:span text:style-name="T20">&gt; {}</text:span></text:p>
      <text:p text:style-name="Standard"><text:span text:style-name="T71"/></text:p>
      <text:p text:style-name="Standard"><text:span text:style-name="T71">en directo contraste con el inicial:</text:span></text:p>
      <text:p text:style-name="Standard"><text:span text:style-name="T71"/></text:p>
      <text:p text:style-name="P67"><text:span text:style-name="T16">public</text:span><text:span text:style-name="T30"> </text:span><text:span text:style-name="T16">abstract</text:span><text:span text:style-name="T30"> </text:span><text:span text:style-name="T16">class</text:span><text:span text:style-name="T30"> </text:span><text:span text:style-name="T58">concern_for_cargo</text:span><text:span text:style-name="T30"> : </text:span><text:span text:style-name="T58">Observes</text:span><text:span text:style-name="T30">&lt;</text:span><text:span text:style-name="T89">ICargo</text:span><text:span text:style-name="T30">, </text:span><text:span text:style-name="T89">Cargo</text:span><text:span text:style-name="T30">&gt; {}</text:span></text:p>
      <text:p text:style-name="Standard"><text:span text:style-name="T71"/></text:p>
      <text:p text:style-name="Standard"><text:span text:style-name="T71"/></text:p>
      <text:p text:style-name="Standard"><text:span text:style-name="T71">Pero no se acaba aqui la cosa, ya que, sabemos que Cargo es una DDD_Entity, por lo que </text:span><text:soft-page-break/><text:span text:style-name="T71">debe implementar (lanzando una excepcion que diga que no esta implementado) a su vez la interface IEntity&lt;T&gt;, por lo que acabariamos con algo asi:</text:span></text:p>
      <text:p text:style-name="Standard"><text:span text:style-name="T71"/></text:p>
      <text:p text:style-name="P24"><text:span text:style-name="T5">public</text:span><text:span text:style-name="T20"> </text:span><text:span text:style-name="T5">class</text:span><text:span text:style-name="T20"> </text:span><text:span text:style-name="T49">Cargo</text:span><text:span text:style-name="T20"> : </text:span><text:span text:style-name="T37">ICargo</text:span><text:span text:style-name="T20">, </text:span><text:span text:style-name="T37">IEntity</text:span><text:span text:style-name="T20">&lt;</text:span><text:span text:style-name="T49">Cargo</text:span><text:span text:style-name="T20">&gt;</text:span></text:p>
      <text:p text:style-name="P62">{</text:p>
      <text:p text:style-name="P58"><text:span text:style-name="T18"><text:s text:c="4"/></text:span><text:span text:style-name="T4">public</text:span><text:span text:style-name="T18"> </text:span><text:span text:style-name="T4">bool</text:span><text:span text:style-name="T18"> has_the_same_identity_as(</text:span><text:span text:style-name="T48">Cargo</text:span><text:span text:style-name="T18"> the_other_entity)</text:span></text:p>
      <text:p text:style-name="P62"><text:s text:c="4"/>{</text:p>
      <text:p text:style-name="P58"><text:span text:style-name="T18"><text:s text:c="8"/></text:span><text:span text:style-name="T4">throw</text:span><text:span text:style-name="T18"> </text:span><text:span text:style-name="T4">new</text:span><text:span text:style-name="T18"> </text:span><text:span text:style-name="T61">NotImplementedException</text:span><text:span text:style-name="T19">();</text:span></text:p>
      <text:p text:style-name="P63"><text:s text:c="4"/>}</text:p>
      <text:p text:style-name="P63">}</text:p>
      <text:p text:style-name="Standard"><text:span text:style-name="T71"/></text:p>
      <text:p text:style-name="P2">Esto es todo lo que tenemos hasta ahora. Vamos con nuestra primera BDD_Spec para Cargo.</text:p>
      <text:p text:style-name="P2"/>
      <text:p text:style-name="P2">TODO: Comprobar que hemos corregido en el documento pertinente la interface IEntity&lt;T&gt;.</text:p>
      <text:p text:style-name="P2"/>
      <text:p text:style-name="P4">BDD_Spec: When asked about its tracking identificator<text:span text:style-name="T77">:</text:span></text:p>
      <text:p text:style-name="P2"/>
      <text:p text:style-name="P30">When asked about its tracking identificator</text:p>
      <text:p text:style-name="P66">» It should provide the cargo id</text:p>
      <text:p text:style-name="P2"/>
      <text:p text:style-name="P2">Una BDD_Spec tan simple como esta, nos va a permitir generar las interfaces de gran parte de los colaboradores del DDD_Aggregate_Root Cargo.</text:p>
      <text:p text:style-name="P2"/>
      <text:p text:style-name="P2">Vamos al codigo, empezamos por detallar la BDD_Spec y observaremos la reaccion en cadena que se produce:</text:p>
      <text:p text:style-name="P2"/>
      <text:p text:style-name="P10"><text:span text:style-name="T4">public</text:span><text:span text:style-name="T18"> </text:span><text:span text:style-name="T4">class</text:span><text:span text:style-name="T18"> </text:span><text:span text:style-name="T48">when_asked_about_its_tracking_identificator</text:span><text:span text:style-name="T18"> : </text:span><text:span text:style-name="T48">concern_for_cargo</text:span></text:p>
      <text:p text:style-name="P62">{</text:p>
      <text:p text:style-name="P58"><text:span text:style-name="T18"><text:s text:c="4"/></text:span><text:span text:style-name="T36">It</text:span><text:span text:style-name="T18"> should_provide_the_cargo_id = () =&gt; </text:span><text:span text:style-name="T87">result</text:span><text:span text:style-name="T18">.ShouldEqual(</text:span><text:span text:style-name="T87">tracking_id</text:span><text:span text:style-name="T18">);</text:span></text:p>
      <text:p text:style-name="P62">}</text:p>
      <text:p text:style-name="P2"/>
      <text:p text:style-name="P2">para eliminar el color rojo, basta con definir result y tracking_id:</text:p>
      <text:p text:style-name="P2"/>
      <text:p text:style-name="P10"><text:span text:style-name="T4">public</text:span><text:span text:style-name="T18"> </text:span><text:span text:style-name="T4">class</text:span><text:span text:style-name="T18"> </text:span><text:span text:style-name="T48">when_asked_about_its_tracking_identificator</text:span><text:span text:style-name="T18"> : </text:span><text:span text:style-name="T48">concern_for_cargo</text:span></text:p>
      <text:p text:style-name="P62">{</text:p>
      <text:p text:style-name="P58"><text:span text:style-name="T18"><text:s text:c="4"/></text:span><text:span text:style-name="T36">It</text:span><text:span text:style-name="T18"> should_provide_the_cargo_id = () =&gt; result.</text:span><text:span text:style-name="T87">ShouldEqual</text:span><text:span text:style-name="T18">(tracking_id);</text:span></text:p>
      <text:p text:style-name="P62"/>
      <text:p text:style-name="P58"><text:span text:style-name="T18"><text:s text:c="4"/></text:span><text:span text:style-name="T4">static</text:span><text:span text:style-name="T18"> </text:span><text:span text:style-name="T87">ITrackingId</text:span><text:span text:style-name="T18"> tracking_id;</text:span></text:p>
      <text:p text:style-name="P58"><text:span text:style-name="T18"><text:s text:c="4"/></text:span><text:span text:style-name="T4">static</text:span><text:span text:style-name="T18"> </text:span><text:span text:style-name="T87">ITrackingId</text:span><text:span text:style-name="T18"> result;</text:span></text:p>
      <text:p text:style-name="P62">}</text:p>
      <text:p text:style-name="P2"/>
      <text:p text:style-name="P2">pero esto a su vez nos genera mas codigo de color rojo que se resuelve definiendo la interface ITrackingId:</text:p>
      <text:p text:style-name="P2"/>
      <text:p text:style-name="P10"><text:span text:style-name="T4">public</text:span><text:span text:style-name="T18"> </text:span><text:span text:style-name="T4">class</text:span><text:span text:style-name="T18"> </text:span><text:span text:style-name="T48">when_asked_about_its_tracking_identificator</text:span><text:span text:style-name="T18"> : </text:span><text:span text:style-name="T48">concern_for_cargo</text:span></text:p>
      <text:p text:style-name="P62">{</text:p>
      <text:p text:style-name="P58"><text:span text:style-name="T18"><text:s text:c="3"/></text:span><text:span text:style-name="T36">It</text:span><text:span text:style-name="T18"> should_provide_the_cargo_id = () =&gt; result.ShouldEqual(tracking_id);</text:span></text:p>
      <text:p text:style-name="P62"/>
      <text:p text:style-name="P58"><text:span text:style-name="T18"><text:s text:c="3"/></text:span><text:span text:style-name="T4">static</text:span><text:span text:style-name="T18"> </text:span><text:span text:style-name="T36">ITrackingId</text:span><text:span text:style-name="T18"> tracking_id;</text:span></text:p>
      <text:p text:style-name="P58"><text:span text:style-name="T18"><text:s text:c="3"/></text:span><text:span text:style-name="T4">static</text:span><text:span text:style-name="T18"> </text:span><text:span text:style-name="T36">ITrackingId</text:span><text:span text:style-name="T18"> result;</text:span></text:p>
      <text:p text:style-name="P62">}</text:p>
      <text:p text:style-name="P62"/>
      <text:p text:style-name="P58"><text:span text:style-name="T4">public</text:span><text:span text:style-name="T18"> </text:span><text:span text:style-name="T4">interface</text:span><text:span text:style-name="T18"> </text:span><text:span text:style-name="T36">ITrackingId</text:span><text:span text:style-name="T18"> { }</text:span></text:p>
      <text:p text:style-name="P2"/>
      <text:p text:style-name="P2">Pero no os quedemos en los pequeños detalles y analicemos mas concienudamente que es lo que acabamos de presenciar.</text:p>
      <text:p text:style-name="P2"/>
      <text:p text:style-name="P2">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text:soft-page-break/>diseño hacia donde queremos que vaya. Y lo mas asombroso es que no hemos finalizado de escribir la BDD_Spec, no por supuesto, hemos intentado hacer que el codigo del DDD_Aggregate_Root Cargo cumpla con la BDD_Spec (pase el test).</text:p>
      <text:p text:style-name="P2"/>
      <text:p text:style-name="P2">Una ultima cuestion interesante antes de proseguir es que el codigo referente a todas estas clases e interfaces que se derivan de la BDD_Spec, se encuentran en el propio fichero de la BDD_Spec:</text:p>
      <text:p text:style-name="P2"/>
      <text:p text:style-name="P10"><text:span text:style-name="T4">using</text:span><text:span text:style-name="T18"> System;</text:span></text:p>
      <text:p text:style-name="P58"><text:span text:style-name="T4">using</text:span><text:span text:style-name="T18"> dddsample.domain.model.cargo.aggregate;</text:span></text:p>
      <text:p text:style-name="P58"><text:span text:style-name="T4">using</text:span><text:span text:style-name="T18"> dddsample.domain.shared;</text:span></text:p>
      <text:p text:style-name="P58"><text:span text:style-name="T4">using</text:span><text:span text:style-name="T18"> Machine.Specifications;</text:span></text:p>
      <text:p text:style-name="P58"><text:span text:style-name="T4">using</text:span><text:span text:style-name="T18"> Machine.Specifications.DevelopWithPassion.Rhino;</text:span></text:p>
      <text:p text:style-name="P58"><text:span text:style-name="T4">using</text:span><text:span text:style-name="T18"> Rhino.Mocks;</text:span></text:p>
      <text:p text:style-name="P62"/>
      <text:p text:style-name="P58"><text:span text:style-name="T4">namespace</text:span><text:span text:style-name="T18"> dddsample.specs.domain.model.cargo.aggregate</text:span></text:p>
      <text:p text:style-name="P62">{</text:p>
      <text:p text:style-name="P58"><text:span text:style-name="T18"><text:s text:c="4"/></text:span><text:span text:style-name="T4">public</text:span><text:span text:style-name="T18"> </text:span><text:span text:style-name="T4">abstract</text:span><text:span text:style-name="T18"> </text:span><text:span text:style-name="T4">class</text:span><text:span text:style-name="T18"> </text:span><text:span text:style-name="T48">concern_for_cargo</text:span><text:span text:style-name="T18"> : </text:span><text:span text:style-name="T48">Observes</text:span><text:span text:style-name="T18">&lt;</text:span><text:span text:style-name="T36">ICargo</text:span><text:span text:style-name="T18">, </text:span><text:span text:style-name="T48">Cargo</text:span><text:span text:style-name="T18">&gt; {}</text:span></text:p>
      <text:p text:style-name="P62"/>
      <text:p text:style-name="P58"><text:span text:style-name="T18"><text:s text:c="4"/></text:span><text:span text:style-name="T4">public</text:span><text:span text:style-name="T18"> </text:span><text:span text:style-name="T4">class</text:span><text:span text:style-name="T18"> </text:span><text:span text:style-name="T48">when_asked_about_its_tracking_identificator</text:span><text:span text:style-name="T18"> : </text:span><text:span text:style-name="T48">concern_for_cargo</text:span></text:p>
      <text:p text:style-name="P62"><text:s text:c="4"/>{</text:p>
      <text:p text:style-name="P58"><text:span text:style-name="T18"><text:s text:c="8"/></text:span><text:span text:style-name="T36">It</text:span><text:span text:style-name="T18"> should_provide_the_cargo_id = () =&gt; result.ShouldEqual(tracking_id);</text:span></text:p>
      <text:p text:style-name="P62"/>
      <text:p text:style-name="P58"><text:span text:style-name="T18"><text:s text:c="8"/></text:span><text:span text:style-name="T4">static</text:span><text:span text:style-name="T18"> </text:span><text:span text:style-name="T36">ITrackingId</text:span><text:span text:style-name="T18"> tracking_id;</text:span></text:p>
      <text:p text:style-name="P58"><text:span text:style-name="T18"><text:s text:c="8"/></text:span><text:span text:style-name="T4">static</text:span><text:span text:style-name="T18"> </text:span><text:span text:style-name="T36">ITrackingId</text:span><text:span text:style-name="T18"> result;</text:span></text:p>
      <text:p text:style-name="P62"><text:s text:c="4"/>}</text:p>
      <text:p text:style-name="P62"/>
      <text:p text:style-name="P58"><text:span text:style-name="T18"><text:s text:c="4"/></text:span><text:span text:style-name="T4">public</text:span><text:span text:style-name="T18"> </text:span><text:span text:style-name="T4">interface</text:span><text:span text:style-name="T18"> </text:span><text:span text:style-name="T36">ICargo</text:span><text:span text:style-name="T18"> { }</text:span></text:p>
      <text:p text:style-name="P62"/>
      <text:p text:style-name="P58"><text:span text:style-name="T18"><text:s text:c="4"/></text:span><text:span text:style-name="T4">public</text:span><text:span text:style-name="T18"> </text:span><text:span text:style-name="T4">class</text:span><text:span text:style-name="T18"> </text:span><text:span text:style-name="T48">Cargo</text:span><text:span text:style-name="T18"> : </text:span><text:span text:style-name="T36">ICargo</text:span><text:span text:style-name="T18">, </text:span><text:span text:style-name="T36">IEntity</text:span><text:span text:style-name="T18">&lt;</text:span><text:span text:style-name="T48">Cargo</text:span><text:span text:style-name="T18">&gt;</text:span></text:p>
      <text:p text:style-name="P62"><text:s text:c="4"/>{</text:p>
      <text:p text:style-name="P58"><text:span text:style-name="T18"><text:s text:c="8"/></text:span><text:span text:style-name="T4">public</text:span><text:span text:style-name="T18"> </text:span><text:span text:style-name="T4">bool</text:span><text:span text:style-name="T18"> has_the_same_identity_as(</text:span><text:span text:style-name="T48">Cargo</text:span><text:span text:style-name="T18"> the_other_entity)</text:span></text:p>
      <text:p text:style-name="P62"><text:s text:c="8"/>{</text:p>
      <text:p text:style-name="P58"><text:span text:style-name="T18"><text:s text:c="12"/></text:span><text:span text:style-name="T4">throw</text:span><text:span text:style-name="T18"> </text:span><text:span text:style-name="T4">new</text:span><text:span text:style-name="T18"> </text:span><text:span text:style-name="T61">NotImplementedException</text:span><text:span text:style-name="T19">();</text:span></text:p>
      <text:p text:style-name="P63"><text:s text:c="8"/>}</text:p>
      <text:p text:style-name="P63"><text:s text:c="4"/>}</text:p>
      <text:p text:style-name="P63"/>
      <text:p text:style-name="P58"><text:span text:style-name="T19"><text:s text:c="4"/></text:span><text:span text:style-name="T7">public</text:span><text:span text:style-name="T19"> </text:span><text:span text:style-name="T7">interface</text:span><text:span text:style-name="T19"> </text:span><text:span text:style-name="T39">ITrackingId</text:span><text:span text:style-name="T19"> { }</text:span></text:p>
      <text:p text:style-name="P63">}</text:p>
      <text:p text:style-name="P2"/>
      <text:p text:style-name="P2">Esto es una practica habitual (que no obligatoria) de <text:s/>BDD y del TDD, ya que de esta forma, mientras vamos guiando, generando el codigo, mantenemos un control visual mas directo de los elementos que entran en juego.</text:p>
      <text:p text:style-name="P2"/>
      <text:p text:style-name="P2">Cuando separemos las clase e interfaces y las enviemos a donde deben residir, lo especificaremos. Por el momento, y hasta que no se diga lo contrario, todo el codigo que creemos se encuentra en en fichero CargoSpec.cs.</text:p>
      <text:p text:style-name="P2"/>
      <text:p text:style-name="P2">Retomamos en este punto al BDD_Spec.</text:p>
      <text:p text:style-name="P2"/>
      <text:p text:style-name="P2">Para desencadenar el comportamiento que estamos creando, necesitamos invocar al SUT a traves de un bloque BECAUSE:</text:p>
      <text:p text:style-name="P2"/>
      <text:p text:style-name="P10"><text:span text:style-name="T4">public</text:span><text:span text:style-name="T18"> </text:span><text:span text:style-name="T4">class</text:span><text:span text:style-name="T18"> </text:span><text:span text:style-name="T48">when_asked_about_its_tracking_identificator</text:span><text:span text:style-name="T18"> : </text:span><text:span text:style-name="T48">concern_for_cargo</text:span></text:p>
      <text:p text:style-name="P62">{</text:p>
      <text:p text:style-name="P58"><text:span text:style-name="T18"><text:s text:c="4"/></text:span><text:span text:style-name="T36">Because</text:span><text:span text:style-name="T18"> of = () =&gt; result = sut.</text:span><text:span text:style-name="T87">tracking_id</text:span><text:span text:style-name="T18">();</text:span></text:p>
      <text:p text:style-name="P62"/>
      <text:p text:style-name="P58"><text:span text:style-name="T18"><text:s text:c="4"/></text:span><text:span text:style-name="T36">It</text:span><text:span text:style-name="T18"> should_provide_the_cargo_id = () =&gt; result.ShouldEqual(tracking_id);</text:span></text:p>
      <text:p text:style-name="P62"/>
      <text:p text:style-name="P58"><text:span text:style-name="T18"><text:s text:c="4"/></text:span><text:span text:style-name="T4">static</text:span><text:span text:style-name="T18"> </text:span><text:span text:style-name="T36">ITrackingId</text:span><text:span text:style-name="T18"> tracking_id;</text:span></text:p>
      <text:p text:style-name="P58"><text:span text:style-name="T18"><text:s text:c="4"/></text:span><text:span text:style-name="T4">static</text:span><text:span text:style-name="T18"> </text:span><text:span text:style-name="T36">ITrackingId</text:span><text:span text:style-name="T18"> result;</text:span></text:p>
      <text:p text:style-name="P62">}</text:p>
      <text:p text:style-name="P2"><text:soft-page-break/></text:p>
      <text:p text:style-name="P2">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2"/>
      <text:p text:style-name="P2">Para solucionarlo, necesitamos, en este orden, generar el metodo tracking_id() en la interface ICargo:</text:p>
      <text:p text:style-name="P2"/>
      <text:p text:style-name="P10"><text:span text:style-name="T4">public</text:span><text:span text:style-name="T18"> </text:span><text:span text:style-name="T4">interface</text:span><text:span text:style-name="T18"> </text:span><text:span text:style-name="T36">ICargo</text:span><text:span text:style-name="T18"> </text:span></text:p>
      <text:p text:style-name="P62">{</text:p>
      <text:p text:style-name="P58"><text:span text:style-name="T18"><text:s text:c="4"/></text:span><text:span text:style-name="T36">ITrackingId</text:span><text:span text:style-name="T18"> tracking_id();</text:span></text:p>
      <text:p text:style-name="P62">}</text:p>
      <text:p text:style-name="P2"/>
      <text:p text:style-name="P2">De esta forma se ha ido el color rojo de nuestra BDD_Spec:</text:p>
      <text:p text:style-name="P2"/>
      <text:p text:style-name="P10"><text:span text:style-name="T4">public</text:span><text:span text:style-name="T18"> </text:span><text:span text:style-name="T4">class</text:span><text:span text:style-name="T18"> </text:span><text:span text:style-name="T48">when_asked_about_its_tracking_identificator</text:span><text:span text:style-name="T18"> : </text:span><text:span text:style-name="T48">concern_for_cargo</text:span></text:p>
      <text:p text:style-name="P62">{</text:p>
      <text:p text:style-name="P58"><text:span text:style-name="T18"><text:s text:c="4"/></text:span><text:span text:style-name="T36">Because</text:span><text:span text:style-name="T18"> of = () =&gt; result = sut.tracking_id();</text:span></text:p>
      <text:p text:style-name="P62"/>
      <text:p text:style-name="P58"><text:span text:style-name="T18"><text:s text:c="4"/></text:span><text:span text:style-name="T36">It</text:span><text:span text:style-name="T18"> should_provide_the_cargo_id = () =&gt; result.ShouldEqual(tracking_id);</text:span></text:p>
      <text:p text:style-name="P62"/>
      <text:p text:style-name="P58"><text:span text:style-name="T18"><text:s text:c="4"/></text:span><text:span text:style-name="T4">static</text:span><text:span text:style-name="T18"> </text:span><text:span text:style-name="T36">ITrackingId</text:span><text:span text:style-name="T18"> tracking_id;</text:span></text:p>
      <text:p text:style-name="P58"><text:span text:style-name="T18"><text:s text:c="4"/></text:span><text:span text:style-name="T4">static</text:span><text:span text:style-name="T18"> </text:span><text:span text:style-name="T36">ITrackingId</text:span><text:span text:style-name="T18"> result;</text:span></text:p>
      <text:p text:style-name="P62">}</text:p>
      <text:p text:style-name="P2"/>
      <text:p text:style-name="P2">Pero nos encontramos con que nuestro DDD_Aggregate_Root Cargo no implementa todos los metodos de ICargo, lo que nos obliga a implementarlo (lanzando una excepcion que diga que no esta implementado):</text:p>
      <text:p text:style-name="P2"/>
      <text:p text:style-name="P10"><text:span text:style-name="T4">public</text:span><text:span text:style-name="T18"> </text:span><text:span text:style-name="T4">class</text:span><text:span text:style-name="T18"> </text:span><text:span text:style-name="T48">Cargo</text:span><text:span text:style-name="T18"> : </text:span><text:span text:style-name="T36">ICargo</text:span><text:span text:style-name="T18">, </text:span><text:span text:style-name="T36">IEntity</text:span><text:span text:style-name="T18">&lt;</text:span><text:span text:style-name="T48">Cargo</text:span><text:span text:style-name="T18">&gt;</text:span></text:p>
      <text:p text:style-name="P62">{</text:p>
      <text:p text:style-name="P58"><text:span text:style-name="T18"><text:s text:c="4"/></text:span><text:span text:style-name="T4">public</text:span><text:span text:style-name="T18"> </text:span><text:span text:style-name="T4">bool</text:span><text:span text:style-name="T18"> has_the_same_identity_as(</text:span><text:span text:style-name="T48">Cargo</text:span><text:span text:style-name="T18"> the_other_entity)</text:span></text:p>
      <text:p text:style-name="P62"><text:s text:c="4"/>{</text:p>
      <text:p text:style-name="P58"><text:span text:style-name="T18"><text:s text:c="8"/></text:span><text:span text:style-name="T4">throw</text:span><text:span text:style-name="T18"> </text:span><text:span text:style-name="T4">new</text:span><text:span text:style-name="T18"> </text:span><text:span text:style-name="T61">NotImplementedException</text:span><text:span text:style-name="T19">();</text:span></text:p>
      <text:p text:style-name="P63"><text:s text:c="4"/>}</text:p>
      <text:p text:style-name="P63"/>
      <text:p text:style-name="P58"><text:span text:style-name="T19"><text:s text:c="4"/></text:span><text:span text:style-name="T7">public</text:span><text:span text:style-name="T19"> </text:span><text:span text:style-name="T39">ITrackingId</text:span><text:span text:style-name="T19"> tracking_id()</text:span></text:p>
      <text:p text:style-name="P63"><text:s text:c="4"/>{</text:p>
      <text:p text:style-name="P58"><text:span text:style-name="T19"><text:s text:c="8"/></text:span><text:span text:style-name="T7">throw</text:span><text:span text:style-name="T19"> </text:span><text:span text:style-name="T7">new</text:span><text:span text:style-name="T19"> </text:span><text:span text:style-name="T61">NotImplementedException</text:span><text:span text:style-name="T19">();</text:span></text:p>
      <text:p text:style-name="P63"><text:s text:c="4"/>}</text:p>
      <text:p text:style-name="P63">}</text:p>
      <text:p text:style-name="P2"><text:s/></text:p>
      <text:p text:style-name="P2">Y aqui terminaria la reaccion en cadena provocada or el bolque BECAUSE.</text:p>
      <text:p text:style-name="P2"/>
      <text:p text:style-name="P2">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2"/>
      <text:p text:style-name="P10"><text:span text:style-name="T4">public</text:span><text:span text:style-name="T18"> </text:span><text:span text:style-name="T4">class</text:span><text:span text:style-name="T18"> </text:span><text:span text:style-name="T48">when_asked_about_its_tracking_identificator</text:span><text:span text:style-name="T18"> : </text:span><text:span text:style-name="T48">concern_for_cargo</text:span></text:p>
      <text:p text:style-name="P62">{</text:p>
      <text:p text:style-name="P58"><text:span text:style-name="T18"><text:s text:c="4"/></text:span><text:span text:style-name="T36">Establish</text:span><text:span text:style-name="T18"> context = () =&gt;</text:span></text:p>
      <text:p text:style-name="P62"><text:s text:c="4"/>{</text:p>
      <text:p text:style-name="P58"><text:span text:style-name="T18"><text:s text:c="8"/>tracking_id = the_dependency&lt;</text:span><text:span text:style-name="T36">ITrackingId</text:span><text:span text:style-name="T18">&gt;();</text:span></text:p>
      <text:p text:style-name="P58"><text:span text:style-name="T18"><text:s text:c="8"/></text:span><text:span text:style-name="T87">route_specification</text:span><text:span text:style-name="T18"> = the_dependency&lt;</text:span><text:span text:style-name="T87">IRouteSpecification</text:span><text:span text:style-name="T18">&gt;();</text:span></text:p>
      <text:p text:style-name="P62"><text:s text:c="4"/>};</text:p>
      <text:p text:style-name="P62"/>
      <text:p text:style-name="P58"><text:span text:style-name="T18"><text:s text:c="4"/></text:span><text:span text:style-name="T36">Because</text:span><text:span text:style-name="T18"> of = () =&gt; result = sut.tracking_id();</text:span></text:p>
      <text:p text:style-name="P62"/>
      <text:p text:style-name="P58"><text:soft-page-break/><text:span text:style-name="T18"><text:s text:c="4"/></text:span><text:span text:style-name="T36">It</text:span><text:span text:style-name="T18"> should_provide_the_cargo_id = () =&gt; result.ShouldEqual(tracking_id);</text:span></text:p>
      <text:p text:style-name="P62"/>
      <text:p text:style-name="P58"><text:span text:style-name="T18"><text:s text:c="4"/></text:span><text:span text:style-name="T4">static</text:span><text:span text:style-name="T18"> </text:span><text:span text:style-name="T36">ITrackingId</text:span><text:span text:style-name="T18"> tracking_id;</text:span></text:p>
      <text:p text:style-name="P58"><text:span text:style-name="T18"><text:s text:c="4"/></text:span><text:span text:style-name="T4">static</text:span><text:span text:style-name="T18"> </text:span><text:span text:style-name="T36">ITrackingId</text:span><text:span text:style-name="T18"> result;</text:span></text:p>
      <text:p text:style-name="P62">}</text:p>
      <text:p text:style-name="P2"/>
      <text:p text:style-name="P2">Antes de ponernos a la tarea de corregir el codigo en color rojo, debemos entender que es lo que hemos hecho con el codigo nuevo.</text:p>
      <text:p text:style-name="P2"/>
      <text:p text:style-name="P2">Le estamos diciendo, a traves de the_dependency&lt;T&gt;(), que tracking_id y route_specification son parametros necesarios para construir el SUT (es decir el DDD_Aggregate_Root Cargo).</text:p>
      <text:p text:style-name="P2"/>
      <text:p text:style-name="P2">Para corregir el colo rojo empezamos por generar la interface IRouteSpecification:</text:p>
      <text:p text:style-name="P2"/>
      <text:p text:style-name="P8"><text:span text:style-name="T5">public</text:span><text:span text:style-name="T20"> </text:span><text:span text:style-name="T5">interface</text:span><text:span text:style-name="T20"> </text:span><text:span text:style-name="T37">IRouteSpecification </text:span><text:span text:style-name="T18">{}</text:span></text:p>
      <text:p text:style-name="P2"/>
      <text:p text:style-name="P2">y creamos el campo (field) route_specification del tipo IRouteSpecification:</text:p>
      <text:p text:style-name="P2"/>
      <text:p text:style-name="P10"><text:span text:style-name="T4">public</text:span><text:span text:style-name="T18"> </text:span><text:span text:style-name="T4">class</text:span><text:span text:style-name="T18"> </text:span><text:span text:style-name="T48">when_asked_about_its_tracking_identificator</text:span><text:span text:style-name="T18"> : </text:span><text:span text:style-name="T48">concern_for_cargo</text:span></text:p>
      <text:p text:style-name="P62">{</text:p>
      <text:p text:style-name="P58"><text:span text:style-name="T18"><text:s text:c="4"/></text:span><text:span text:style-name="T36">Establish</text:span><text:span text:style-name="T18"> context = () =&gt;</text:span></text:p>
      <text:p text:style-name="P62"><text:s text:c="4"/>{</text:p>
      <text:p text:style-name="P58"><text:span text:style-name="T18"><text:s text:c="8"/>tracking_id = the_dependency&lt;</text:span><text:span text:style-name="T36">ITrackingId</text:span><text:span text:style-name="T18">&gt;();</text:span></text:p>
      <text:p text:style-name="P58"><text:span text:style-name="T18"><text:s text:c="8"/>route_specification = the_dependency&lt;</text:span><text:span text:style-name="T36">IRouteSpecification</text:span><text:span text:style-name="T18">&gt;();</text:span></text:p>
      <text:p text:style-name="P62"><text:s text:c="4"/>};</text:p>
      <text:p text:style-name="P62"/>
      <text:p text:style-name="P58"><text:span text:style-name="T18"><text:s text:c="4"/></text:span><text:span text:style-name="T36">Because</text:span><text:span text:style-name="T18"> of = () =&gt; result = sut.tracking_id();</text:span></text:p>
      <text:p text:style-name="P62"/>
      <text:p text:style-name="P58"><text:span text:style-name="T18"><text:s text:c="4"/></text:span><text:span text:style-name="T36">It</text:span><text:span text:style-name="T18"> should_provide_the_cargo_id = () =&gt; result.ShouldEqual(tracking_id);</text:span></text:p>
      <text:p text:style-name="P62"/>
      <text:p text:style-name="P58"><text:span text:style-name="T18"><text:s text:c="4"/></text:span><text:span text:style-name="T4">static</text:span><text:span text:style-name="T18"> </text:span><text:span text:style-name="T36">ITrackingId</text:span><text:span text:style-name="T18"> tracking_id;</text:span></text:p>
      <text:p text:style-name="P58"><text:span text:style-name="T18"><text:s text:c="4"/></text:span><text:span text:style-name="T4">static</text:span><text:span text:style-name="T18"> </text:span><text:span text:style-name="T36">ITrackingId</text:span><text:span text:style-name="T18"> result;</text:span></text:p>
      <text:p text:style-name="P58"><text:span text:style-name="T18"><text:s text:c="4"/></text:span><text:span text:style-name="T4">static</text:span><text:span text:style-name="T18"> </text:span><text:span text:style-name="T36">IRouteSpecification</text:span><text:span text:style-name="T18"> route_specification;</text:span></text:p>
      <text:p text:style-name="P62">}</text:p>
      <text:p text:style-name="P2"/>
      <text:p text:style-name="P2">y con esto finalizamos la BDD_Spec:</text:p>
      <text:p text:style-name="P2"/>
      <text:p text:style-name="P30">When asked about its tracking identificator</text:p>
      <text:p text:style-name="P65">» It should provide the cargo id</text:p>
      <text:p text:style-name="P2"/>
      <text:p text:style-name="P2">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2"/>
      <text:p text:style-name="P10"><text:span text:style-name="T4">public</text:span><text:span text:style-name="T18"> </text:span><text:span text:style-name="T4">class</text:span><text:span text:style-name="T18"> </text:span><text:span text:style-name="T48">Cargo</text:span><text:span text:style-name="T18"> : </text:span><text:span text:style-name="T36">ICargo</text:span><text:span text:style-name="T18">, </text:span><text:span text:style-name="T36">IEntity</text:span><text:span text:style-name="T18">&lt;</text:span><text:span text:style-name="T48">Cargo</text:span><text:span text:style-name="T18">&gt;</text:span></text:p>
      <text:p text:style-name="P62">{</text:p>
      <text:p text:style-name="P58"><text:span text:style-name="T18"><text:s text:c="4"/></text:span><text:span text:style-name="T4">public</text:span><text:span text:style-name="T18"> Cargo(</text:span><text:span text:style-name="T36">ITrackingId</text:span><text:span text:style-name="T18"> tracking_id, </text:span><text:span text:style-name="T36">IRouteSpecification</text:span><text:span text:style-name="T18"> route_specification){}</text:span></text:p>
      <text:p text:style-name="P62"/>
      <text:p text:style-name="P58"><text:span text:style-name="T18"><text:s text:c="4"/></text:span><text:span text:style-name="T4">public</text:span><text:span text:style-name="T18"> </text:span><text:span text:style-name="T4">bool</text:span><text:span text:style-name="T18"> has_the_same_identity_as(</text:span><text:span text:style-name="T48">Cargo</text:span><text:span text:style-name="T18"> the_other_entity)</text:span></text:p>
      <text:p text:style-name="P62"><text:s text:c="4"/>{</text:p>
      <text:p text:style-name="P58"><text:span text:style-name="T18"><text:s text:c="8"/></text:span><text:span text:style-name="T4">throw</text:span><text:span text:style-name="T18"> </text:span><text:span text:style-name="T4">new</text:span><text:span text:style-name="T18"> </text:span><text:span text:style-name="T61">NotImplementedException</text:span><text:span text:style-name="T19">();</text:span></text:p>
      <text:p text:style-name="P63"><text:s text:c="4"/>}</text:p>
      <text:p text:style-name="P63"/>
      <text:p text:style-name="P58"><text:span text:style-name="T19"><text:s text:c="4"/></text:span><text:span text:style-name="T7">public</text:span><text:span text:style-name="T19"> </text:span><text:span text:style-name="T39">ITrackingId</text:span><text:span text:style-name="T19"> tracking_id()</text:span></text:p>
      <text:p text:style-name="P63"><text:s text:c="4"/>{</text:p>
      <text:p text:style-name="P58"><text:span text:style-name="T19"><text:s text:c="8"/></text:span><text:span text:style-name="T7">throw</text:span><text:span text:style-name="T19"> </text:span><text:span text:style-name="T7">new</text:span><text:span text:style-name="T19"> </text:span><text:span text:style-name="T61">NotImplementedException</text:span><text:span text:style-name="T19">();</text:span></text:p>
      <text:p text:style-name="P63"><text:s text:c="4"/>}</text:p>
      <text:p text:style-name="P63">}</text:p>
      <text:p text:style-name="P2"/>
      <text:p text:style-name="P2">Una ultima consecuencia de la reaccion en cadena seria considerar la naturaleza de <text:soft-page-break/>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2"/>
      <text:p text:style-name="P2">Llegados a este punto, ejecutamos la BDD_Spec (puesto que poco a poco hemos ido preocupandonos de que "compilase", lease "eliminar el codigo de color rojo").</text:p>
      <text:p text:style-name="P2"/>
      <text:p text:style-name="P2">En nuestro caso hemos decidido ejecutar la BDD_Spec usando TestDriven.NET, obteniendo el siguiente resultado:</text:p>
      <text:p text:style-name="P2"/>
      <text:p text:style-name="P30">------ Test started: Assembly: dddsample.specs.dll ------</text:p>
      <text:p text:style-name="P66"/>
      <text:p text:style-name="P66">when asked about its tracking identificator</text:p>
      <text:p text:style-name="P66">» should provide the cargo id (FAIL)</text:p>
      <text:p text:style-name="P66"/>
      <text:p text:style-name="P66">Test 'should provide the cargo id' failed:</text:p>
      <text:p text:style-name="P66"><text:tab/>System.Reflection.TargetInvocationException: Exception has been thrown by the target of an invocation. ---&gt; System.NotImplementedException: The method or operation is not implemented.</text:p>
      <text:p text:style-name="P66"><text:tab/>domain\model\cargo.aggregate\CargoSpecs.cs(49,0): at dddsample.specs.domain.model.cargo.aggregate.Cargo.tracking_id()</text:p>
      <text:p text:style-name="P66"><text:tab/>domain\model\cargo.aggregate\CargoSpecs.cs(20,0): at dddsample.specs.domain.model.cargo.aggregate.when_asked_about_its_tracking_identificator.&lt;.ctor&gt;b__1()</text:p>
      <text:p text:style-name="P66"><text:tab/> <text:s text:c="2"/>--- End of inner exception stack trace ---</text:p>
      <text:p text:style-name="P66"><text:tab/>at System.RuntimeMethodHandle._InvokeMethodFast(IRuntimeMethodInfo method, Object target, Object[] arguments, SignatureStruct&amp; sig, MethodAttributes methodAttributes, RuntimeType typeOwner)</text:p>
      <text:p text:style-name="P66"><text:tab/>at System.RuntimeMethodHandle.InvokeMethodFast(IRuntimeMethodInfo method, Object target, Object[] arguments, Signature sig, MethodAttributes methodAttributes, RuntimeType typeOwner)</text:p>
      <text:p text:style-name="P66"><text:tab/>at System.Reflection.RuntimeMethodInfo.Invoke(Object obj, BindingFlags invokeAttr, Binder binder, Object[] parameters, CultureInfo culture, Boolean skipVisibilityChecks)</text:p>
      <text:p text:style-name="P66"><text:tab/>at System.Delegate.DynamicInvokeImpl(Object[] args)</text:p>
      <text:p text:style-name="P66"><text:tab/>at System.Delegate.DynamicInvoke(Object[] args)</text:p>
      <text:p text:style-name="P66"><text:tab/>at Machine.Specifications.Utility.RandomExtensionMethods.&lt;InvokeAll&gt;b__1(Delegate item)</text:p>
      <text:p text:style-name="P66"><text:tab/>at Machine.Specifications.Utility.RandomExtensionMethods.Each[T](IEnumerable`1 enumerable, Action`1 action)</text:p>
      <text:p text:style-name="P66"><text:tab/>at Machine.Specifications.Utility.RandomExtensionMethods.InvokeAll(IEnumerable`1 actions)</text:p>
      <text:p text:style-name="P66"><text:tab/>at Machine.Specifications.Utility.RandomExtensionMethods.InvokeAll(IEnumerable`1 becauseActions)</text:p>
      <text:p text:style-name="P66"><text:tab/>at Machine.Specifications.Model.Context.EstablishContext()</text:p>
      <text:p text:style-name="P66"/>
      <text:p text:style-name="P66">0 passed, 1 failed, 0 skipped, took 1,14 seconds (Machine.Specifications 0.3.0).</text:p>
      <text:p text:style-name="P2"/>
      <text:p text:style-name="P2">que confirma que ha compilado pero que ha fallado (tal y como esperabamos, pues no hemos implementado nada que nos permita disponer de la funcionalidad sugerida por la BDD_Spec).</text:p>
      <text:p text:style-name="P2"/>
      <text:p text:style-name="P2">Analicemos brevemente el log resultante de la ejecucion de la BDD_Spec.</text:p>
      <text:p text:style-name="P2"/>
      <text:p text:style-name="P2">Sabemos que falla por tres cosas. Primero</text:p>
      <text:p text:style-name="P2"/>
      <text:p text:style-name="P66">when asked about its tracking identificator</text:p>
      <text:p text:style-name="P65">» should provide the cargo id (FAIL)</text:p>
      <text:p text:style-name="P2"/>
      <text:p text:style-name="P2">Dificil no notar ese (FAIL). Segundo:</text:p>
      <text:p text:style-name="P2"/>
      <text:p text:style-name="P65">Test 'should provide the cargo id' failed:</text:p>
      <text:p text:style-name="P2"><text:soft-page-break/></text:p>
      <text:p text:style-name="P2">Sin comentarios. Tercero:</text:p>
      <text:p text:style-name="P2"/>
      <text:p text:style-name="P65">0 passed, 1 failed, 0 skipped, took 1,14 seconds (Machine.Specifications 0.3.0).</text:p>
      <text:p text:style-name="P2"/>
      <text:p text:style-name="P2">"0 passed, 1 failed". Como en el caso anterior sobran mas comentarios.</text:p>
      <text:p text:style-name="P2"/>
      <text:p text:style-name="P2">Todo el grueso del mensaje, carece de relevancia para nosotros (no siempre va a ser asi, ya que habra veces, cuando creamos que todo deberia ir bien y no va, que nos indicara donde puede estar nuestro error).</text:p>
      <text:p text:style-name="P2"/>
      <text:p text:style-name="P2">Vamos por tanto a escribir el codigo necesario para que ese (FAIL) desparezca.</text:p>
      <text:p text:style-name="P2"/>
      <text:p text:style-name="P2">Nos centramos ahora en la clase Cargo, en su cosntructor y en su metodo tracking_id().</text:p>
      <text:p text:style-name="P2">El codigo necesario para hacer que le test pase, no es complejo en absoluto, sin embargo, al escribir solo el codigo necesario para que pase, si que es probable que se produzcan sorpresas, y no tanto por el codigo escrito, como por el no escrito.</text:p>
      <text:p text:style-name="P2"/>
      <text:p text:style-name="P2">La BDD_Spec nos esta pidiendo que le devolvamos el identificador del DDD_Aggregate_Root Cargo. Como lo consigas (el orden de los pasos que des), no es relevante, a nuestro juicio, por ello ponemos la clase Cargo resultante sin mas:</text:p>
      <text:p text:style-name="P2"/>
      <text:p text:style-name="P10"><text:span text:style-name="T4">public</text:span><text:span text:style-name="T18"> </text:span><text:span text:style-name="T4">class</text:span><text:span text:style-name="T18"> </text:span><text:span text:style-name="T48">Cargo</text:span><text:span text:style-name="T18"> : </text:span><text:span text:style-name="T36">ICargo</text:span><text:span text:style-name="T18">, </text:span><text:span text:style-name="T36">IEntity</text:span><text:span text:style-name="T18">&lt;</text:span><text:span text:style-name="T48">Cargo</text:span><text:span text:style-name="T18">&gt;</text:span></text:p>
      <text:p text:style-name="P62">{</text:p>
      <text:p text:style-name="P58"><text:span text:style-name="T18"><text:s text:c="4"/></text:span><text:span text:style-name="T4">readonly</text:span><text:span text:style-name="T18"> </text:span><text:span text:style-name="T36">ITrackingId</text:span><text:span text:style-name="T18"> underlying_tracking_id;</text:span></text:p>
      <text:p text:style-name="P62"/>
      <text:p text:style-name="P58"><text:span text:style-name="T18"><text:s text:c="4"/></text:span><text:span text:style-name="T4">public</text:span><text:span text:style-name="T18"> Cargo(</text:span><text:span text:style-name="T36">ITrackingId</text:span><text:span text:style-name="T18"> tracking_id, </text:span><text:span text:style-name="T36">IRouteSpecification</text:span><text:span text:style-name="T18"> route_specification)</text:span></text:p>
      <text:p text:style-name="P62"><text:s text:c="4"/>{</text:p>
      <text:p text:style-name="P58"><text:span text:style-name="T18"><text:s text:c="8"/></text:span><text:span text:style-name="T4">this</text:span><text:span text:style-name="T18">.underlying_tracking_id = tracking_id;</text:span></text:p>
      <text:p text:style-name="P62"><text:s text:c="4"/>}</text:p>
      <text:p text:style-name="P62"/>
      <text:p text:style-name="P58"><text:span text:style-name="T18"><text:s text:c="4"/></text:span><text:span text:style-name="T4">public</text:span><text:span text:style-name="T18"> </text:span><text:span text:style-name="T4">bool</text:span><text:span text:style-name="T18"> has_the_same_identity_as(</text:span><text:span text:style-name="T48">Cargo</text:span><text:span text:style-name="T18"> the_other_entity)</text:span></text:p>
      <text:p text:style-name="P62"><text:s text:c="4"/>{</text:p>
      <text:p text:style-name="P58"><text:span text:style-name="T18"><text:s text:c="8"/></text:span><text:span text:style-name="T4">throw</text:span><text:span text:style-name="T18"> </text:span><text:span text:style-name="T4">new</text:span><text:span text:style-name="T18"> </text:span><text:span text:style-name="T61">NotImplementedException</text:span><text:span text:style-name="T19">();</text:span></text:p>
      <text:p text:style-name="P63"><text:s text:c="4"/>}</text:p>
      <text:p text:style-name="P63"/>
      <text:p text:style-name="P58"><text:span text:style-name="T19"><text:s text:c="4"/></text:span><text:span text:style-name="T7">public</text:span><text:span text:style-name="T19"> </text:span><text:span text:style-name="T39">ITrackingId</text:span><text:span text:style-name="T19"> tracking_id()</text:span></text:p>
      <text:p text:style-name="P63"><text:s text:c="4"/>{</text:p>
      <text:p text:style-name="P58"><text:span text:style-name="T19"><text:s text:c="8"/></text:span><text:span text:style-name="T7">return</text:span><text:span text:style-name="T19"> </text:span><text:span text:style-name="T7">this</text:span><text:span text:style-name="T19">.underlying_tracking_id;</text:span></text:p>
      <text:p text:style-name="P63"><text:s text:c="4"/>}</text:p>
      <text:p text:style-name="P63">}</text:p>
      <text:p text:style-name="P2"/>
      <text:p text:style-name="P2">Sin embargo, si te interesa conocer el orden en que hemos creado el codigo, comentar que, de forma innata, tendemos a seguir el flujo de ejecucion.</text:p>
      <text:p text:style-name="P2"/>
      <text:p text:style-name="P2">Es decir, primero se produce la creacion del objeto, en el constructor, por lo que escribimos:</text:p>
      <text:p text:style-name="P2"/>
      <text:p text:style-name="P10"><text:span text:style-name="T4">public</text:span><text:span text:style-name="T18"> Cargo(</text:span><text:span text:style-name="T36">ITrackingId</text:span><text:span text:style-name="T18"> tracking_id, </text:span><text:span text:style-name="T36">IRouteSpecification</text:span><text:span text:style-name="T18"> route_specification)</text:span></text:p>
      <text:p text:style-name="P62">{</text:p>
      <text:p text:style-name="P58"><text:span text:style-name="T18"><text:s text:c="4"/></text:span><text:span text:style-name="T4">this</text:span><text:span text:style-name="T18">.</text:span><text:span text:style-name="T87">underlying_tracking_id</text:span><text:span text:style-name="T18"> = tracking_id;</text:span></text:p>
      <text:p text:style-name="P62">}</text:p>
      <text:p text:style-name="P2"/>
      <text:p text:style-name="P2">y nos encontramos con nuestro viejo amigo el codigo de color rojo, ya que underlying_tracking_id no existe todavia.</text:p>
      <text:p text:style-name="P2"/>
      <text:p text:style-name="P2">Siguiendo el camino que nos marca el rojo (y en este caso ademas, es el camino del flujo de ejecucion), solucionamos este problema creando el campo underlying_tracking_id, que <text:s/>nos permite almacenar internamente el identificador:</text:p>
      <text:p text:style-name="P2"/>
      <text:p text:style-name="P10"><text:span text:style-name="T36">ITrackingId</text:span><text:span text:style-name="T18"> underlying_tracking_id;</text:span></text:p>
      <text:p text:style-name="P2"/>
      <text:p text:style-name="P2"><text:soft-page-break/>Una vez hecho esto, devolvemos el dato pedido:</text:p>
      <text:p text:style-name="P2"/>
      <text:p text:style-name="P10"><text:span text:style-name="T4">public</text:span><text:span text:style-name="T18"> </text:span><text:span text:style-name="T36">ITrackingId</text:span><text:span text:style-name="T18"> tracking_id()</text:span></text:p>
      <text:p text:style-name="P62">{</text:p>
      <text:p text:style-name="P58"><text:span text:style-name="T18"><text:s text:c="4"/></text:span><text:span text:style-name="T4">return</text:span><text:span text:style-name="T18"> </text:span><text:span text:style-name="T4">this</text:span><text:span text:style-name="T18">.underlying_tracking_id;</text:span></text:p>
      <text:p text:style-name="P62">}</text:p>
      <text:p text:style-name="P2"/>
      <text:p text:style-name="P2">y ya esta. ¿Ya esta?. No, hay algo que nos falta. El identificador no es algo que queremos que se vaya modificando por ahi, sino que es algo que una vez asignado por el constructor, "es para toda la vida". Asi que:</text:p>
      <text:p text:style-name="P2"/>
      <text:p text:style-name="P10"><text:span text:style-name="T4">readonly</text:span><text:span text:style-name="T18"> </text:span><text:span text:style-name="T36">ITrackingId</text:span><text:span text:style-name="T18"> underlying_tracking_id;</text:span></text:p>
      <text:p text:style-name="P2"/>
      <text:p text:style-name="P2">y ahora si que hemos terminado.</text:p>
      <text:p text:style-name="P2"/>
      <text:p text:style-name="P2">Antes de hacer ningun comentario corremos la BDD_Spec para ver si con esto es suficiente:</text:p>
      <text:p text:style-name="P2"/>
      <text:p text:style-name="P30">------ Test started: Assembly: dddsample.specs.dll ------</text:p>
      <text:p text:style-name="P66"/>
      <text:p text:style-name="P66">when asked about its tracking identificator</text:p>
      <text:p text:style-name="P66">» should provide the cargo id</text:p>
      <text:p text:style-name="P66"/>
      <text:p text:style-name="P66"/>
      <text:p text:style-name="P66">1 passed, 0 failed, 0 skipped, took 0,88 seconds (Machine.Specifications 0.3.0).</text:p>
      <text:p text:style-name="P2"/>
      <text:p text:style-name="P2">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2"/>
      <text:p text:style-name="P2">Vamos con los comentarios:</text:p>
      <text:p text:style-name="P2"/>
      <text:list xml:id="list33319138" text:style-name="L14">
        <text:list-item>
          <text:p text:style-name="P53"><text:span text:style-name="T71">Deberia llamarnos la atencion que el constructor reciba dos parametros y solo use uno. Y lo mas increible es de todo compila y funciona. Esto dice mucho de la potencia y flexibilidad del BDD, ya que te permite centrarte en una sola cosa a la vez.</text:span></text:p>
        </text:list-item>
        <text:list-item>
          <text:p text:style-name="P53"><text:span text:style-name="T71">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span></text:p>
        </text:list-item>
        <text:list-item>
          <text:p text:style-name="P53"><text:span text:style-name="T71">¿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span></text:p>
          <text:p text:style-name="P53"><text:span text:style-name="T71"/></text:p>
          <text:list>
            <text:list-item>
              <text:p text:style-name="P53"><text:span text:style-name="T71">Crear la BDD_Spec</text:span></text:p>
            </text:list-item>
            <text:list-item>
              <text:p text:style-name="P53"><text:span text:style-name="T71">Diseñar</text:span></text:p>
            </text:list-item>
            <text:list-item>
              <text:p text:style-name="P53"><text:span text:style-name="T71">Manejar las interacciones entre objetos y</text:span></text:p>
            </text:list-item>
            <text:list-item>
              <text:p text:style-name="P53"><text:span text:style-name="T71">Finalmente implementar</text:span></text:p>
            </text:list-item>
          </text:list>
          <text:p text:style-name="P53"><text:span text:style-name="T71"/></text:p>
          <text:p text:style-name="P53"><text:span text:style-name="T71">desaparece y lo mas curioso es que pasas a sentir algo parecido cuando te encuentras con codigo fuente que no sigue el paradigma del BDD, o al menos dispone de una suite de tests bien diseñada.</text:span></text:p>
        </text:list-item>
        <text:list-item>
          <text:p text:style-name="P53"><text:span text:style-name="T71"><text:s/></text:span></text:p>
        </text:list-item>
      </text:list>
      <text:p text:style-name="P2"><text:soft-page-break/></text:p>
      <text:p text:style-name="P2">NOTA: Mostrar el orden en el que escribimos el codigo ya que va con el flujo de los datos: entra por el constructor, se almacena internamente y finalmente se devuelve via return.</text:p>
      <text:p text:style-name="P2">FIN NOTA:</text:p>
      <text:p text:style-name="P2"/>
      <text:p text:style-name="P2">Y con esto finalizamos el ciclo de la primera BDD_Spec:</text:p>
      <text:p text:style-name="P2"/>
      <text:p text:style-name="P66">When asked about its tracking identificator</text:p>
      <text:p text:style-name="P65">» It should provide the cargo id</text:p>
      <text:p text:style-name="P2"/>
      <text:p text:style-name="P2">A continuacion vamos a realizar un par de refactorizaciones mas cosmeticas que otra cosa para que nos ayude a poner todo lo que vamos escribiendo en su sitio.</text:p>
      <text:p text:style-name="P2"/>
      <text:p text:style-name="P2">Es evidente que el lugar de Cargo, ICargo, ITrackingId no puede ser el fichero CargoSpec.cs (de hecho ya habiamos comentado algo sobre el tema), y mas concretamente el namespace:</text:p>
      <text:p text:style-name="P2"/>
      <text:p text:style-name="P10"><text:span text:style-name="T4">namespace</text:span><text:span text:style-name="T18"> dddsample.specs.domain.model.cargo.aggregate</text:span></text:p>
      <text:p text:style-name="P2"/>
      <text:p text:style-name="P2">claramente destinado a la "specs".</text:p>
      <text:p text:style-name="P2"/>
      <text:p text:style-name="P2">Es un buen momento para recordar cuales fueron los "using" que declaramos al principio:</text:p>
      <text:p text:style-name="P2"/>
      <text:p text:style-name="P24"><text:span text:style-name="T5">using</text:span><text:span text:style-name="T20"> System;</text:span></text:p>
      <text:p text:style-name="P58"><text:span text:style-name="T4">using</text:span><text:span text:style-name="T18"> dddsample.domain.shared;</text:span></text:p>
      <text:p text:style-name="P58"><text:span text:style-name="T4">using</text:span><text:span text:style-name="T18"> Machine.Specifications;</text:span></text:p>
      <text:p text:style-name="P58"><text:span text:style-name="T4">using</text:span><text:span text:style-name="T18"> Machine.Specifications.DevelopWithPassion.Rhino;</text:span></text:p>
      <text:p text:style-name="P60"><text:span text:style-name="T4">using</text:span><text:span text:style-name="T18"> Rhino.Mocks;</text:span></text:p>
      <text:p text:style-name="P2"/>
      <text:p text:style-name="P2">Todos han sido utilizados en esta primera BDD_Spec, excepto:</text:p>
      <text:p text:style-name="P2"/>
      <text:p text:style-name="P60"><text:span text:style-name="T4">using</text:span><text:span text:style-name="T18"> Rhino.Mocks;</text:span></text:p>
      <text:p text:style-name="P2"/>
      <text:p text:style-name="P2">que utilizaremos mas adelante.</text:p>
      <text:p text:style-name="P2"/>
      <text:p text:style-name="P2">Ha llegado la hora de situar nuestras recien diseñandas clases e interfaces en su namespace correcto:</text:p>
      <text:p text:style-name="P2"/>
      <text:p text:style-name="P60"><text:span text:style-name="T4">namespace</text:span><text:span text:style-name="T18"> dddsample.domain.model.cargo.aggregate;</text:span></text:p>
      <text:p text:style-name="P2"/>
      <text:p text:style-name="P2">Hacer este tipo de cosas teniendo JetBrains Resharper, es trivial, ya que el mismo te detecta estos cambios y busca la solucion, añadir un nuevo:</text:p>
      <text:p text:style-name="P2"/>
      <text:p text:style-name="P60"><text:span text:style-name="T4">using</text:span><text:span text:style-name="T18"> dddsample.domain.model.cargo.aggregate;</text:span></text:p>
      <text:p text:style-name="P2"/>
      <text:p text:style-name="P2">Si no lo tienes instalado, puede ser que Visual Studio 2010 se encargue de ello automaticamente, pero probablemente, necesitaras escribir la linea anterior, manualmente.</text:p>
      <text:p text:style-name="P2"/>
      <text:p text:style-name="P2">A esto era a lo que nos referiamos al pricipio de la seccion de esta BDD_Spec cuando deciamos aquello de:</text:p>
      <text:p text:style-name="P2"/>
      <text:p text:style-name="P2"><text:tab/>"<text:span text:style-name="T62">Es importante señalar que ninguna de esas referencias han sido añadidas manualmente puesto que el imprescindible plug-in JetBrains ReSharper, se encarga de ello de forma completamente transparente.</text:span>"</text:p>
      <text:p text:style-name="P2"/>
      <text:p text:style-name="P2">Una vez arreglado esto, deberiamos volver a correr las BDD_Specs, por si acaso hemos roto algo. Por suerte para nosotros</text:p>
      <text:p text:style-name="P2"/>
      <text:p text:style-name="P30">1 passed, 0 failed, 0 skipped, took 0,65 seconds (Machine.Specifications 0.3.0).</text:p>
      <text:p text:style-name="P2"/>
      <text:p text:style-name="P2">todo ha ido bien.</text:p>
      <text:p text:style-name="P2"><text:soft-page-break/></text:p>
      <text:p text:style-name="P2">La siguente refactorizacion seria crear un fichero para cada clase e interface creada, de forma que podamos moverlos fisicamente a su sitio. Esto afectaria a:</text:p>
      <text:p text:style-name="P2"/>
      <text:list xml:id="list34404205" text:style-name="L16">
        <text:list-item>
          <text:p text:style-name="P54"><text:span text:style-name="T71">ICargo</text:span></text:p>
        </text:list-item>
        <text:list-item>
          <text:p text:style-name="P54"><text:span text:style-name="T71">Cargo</text:span></text:p>
        </text:list-item>
        <text:list-item>
          <text:p text:style-name="P54"><text:span text:style-name="T71">ITrackingId</text:span></text:p>
        </text:list-item>
        <text:list-item>
          <text:p text:style-name="P54"><text:span text:style-name="T71">IRouteSpecification</text:span></text:p>
        </text:list-item>
      </text:list>
      <text:p text:style-name="Standard"><text:span text:style-name="T71"/></text:p>
      <text:p text:style-name="Standard"><text:span text:style-name="T71">De nuevo, gracias a JetBrains Resharper, es una tarea trivial.</text:span></text:p>
      <text:p text:style-name="Standard"><text:span text:style-name="T71"/></text:p>
      <text:p text:style-name="Standard"><text:span text:style-name="T71">Corremos los test de nuevo y comprobamos que seguimos con la luz verde.</text:span></text:p>
      <text:p text:style-name="P2"/>
      <text:p text:style-name="P2">Finalizando el proceso con git:</text:p>
      <text:p text:style-name="P2"/>
      <text:p text:style-name="P2">Una vez llegados hasta aqui, deberiamos enviar los cambios a nuestro repositorio git, para ello:</text:p>
      <text:p text:style-name="P2"/>
      <text:p text:style-name="P2">git status --&gt; nos indicaria cuales son los cambios</text:p>
      <text:p text:style-name="P2">git add -A --&gt; añadiria los nuevos ficheros y carpetas al gti tracking</text:p>
      <text:p text:style-name="P2">git commit -m "Finished first CargoSpec. Created ICargo, Cargo, ITrackingId and IRouteSpecification. Fixed error in IEntity&lt;T&gt;, now using the correct one and not the experimental one." --&gt; confirmaria los cambios realizados</text:p>
      <text:p text:style-name="P2">git checkout master --&gt; nos movemos a la rama master</text:p>
      <text:p text:style-name="P2">git merge dev --&gt; pasamos los cambios de la rama dev a la rama master</text:p>
      <text:p text:style-name="P2">git push origin --&gt; enviamos los cambios a github.</text:p>
      <text:p text:style-name="P2"/>
      <text:p text:style-name="Standard"><text:span text:style-name="T71">Ahora parece un buen momento para identificar el "mantra" del TDD " RED - GREEN - REFACTOR" con lo que acabamos de hacer:</text:span></text:p>
      <text:p text:style-name="Standard"><text:span text:style-name="T71"/></text:p>
      <text:p text:style-name="Standard"><text:span text:style-name="T71">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74">odo el grueso del mensaje</text:span><text:span text:style-name="T71">" que "</text:span><text:span text:style-name="T74">carece de relevancia para nosotros</text:span><text:span text:style-name="T71">", nos encontramos con:</text:span></text:p>
      <text:p text:style-name="Standard"><text:span text:style-name="T71"/></text:p>
      <text:p text:style-name="P66">Test 'should provide the cargo id' failed:</text:p>
      <text:p text:style-name="P66"><text:span text:style-name="T66"><text:tab/>System.Reflection.TargetInvocationException: Exception has been thrown by the target of an invocation. ---&gt; System.NotImplementedException: The method or operation is not implemented.</text:span></text:p>
      <text:p text:style-name="Standard"><text:span text:style-name="T71"/></text:p>
      <text:p text:style-name="Standard"><text:span text:style-name="T71">Y mas en concreto con:</text:span></text:p>
      <text:p text:style-name="Standard"><text:span text:style-name="T71"/></text:p>
      <text:p text:style-name="P65">System.NotImplementedException: The method or operation is not implemented.</text:p>
      <text:p text:style-name="Standard"><text:span text:style-name="T71"/></text:p>
      <text:p text:style-name="Standard"><text:span text:style-name="T71">Ahi tenemos nuestro RED.</text:span></text:p>
      <text:p text:style-name="Standard"><text:span text:style-name="T71"/></text:p>
      <text:p text:style-name="Standard"><text:span text:style-name="T71">GREEN: Esta es facil, cuando pasamos el test con aquel:</text:span></text:p>
      <text:p text:style-name="Standard"><text:span text:style-name="T71"/></text:p>
      <text:p text:style-name="P65">1 passed, 0 failed, 0 skipped, took 0,88 seconds (Machine.Specifications 0.3.0).</text:p>
      <text:p text:style-name="Standard"><text:span text:style-name="T71"/></text:p>
      <text:p text:style-name="Standard"><text:span text:style-name="T71"><text:s/></text:span></text:p>
      <text:p text:style-name="P2">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4H36M36S</meta:editing-duration>
    <meta:editing-cycles>39</meta:editing-cycles>
    <meta:generator>OpenOffice.org/3.2$Win32 OpenOffice.org_project/320m12$Build-9483</meta:generator>
    <dc:date>2010-06-09T14:40:26.43</dc:date>
    <meta:document-statistic meta:table-count="0" meta:image-count="0" meta:object-count="0" meta:page-count="43" meta:paragraph-count="1564" meta:word-count="12134" meta:character-count="101300"/>
    <meta:user-defined meta:name="Info 1"/>
    <meta:user-defined meta:name="Info 2"/>
    <meta:user-defined meta:name="Info 3"/>
    <meta:user-defined meta:name="Info 4"/>
  </office:meta>
</office:document-meta>
</file>